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93.99mm"/>
    </style:style>
    <style:style style:name="co7" style:family="table-column">
      <style:table-column-properties fo:break-before="auto" style:column-width="187.87mm"/>
    </style:style>
    <style:style style:name="co8" style:family="table-column">
      <style:table-column-properties fo:break-before="auto" style:column-width="242.64mm"/>
    </style:style>
    <style:style style:name="co5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92mm"/>
    </style:style>
    <style:style style:name="co10" style:family="table-column">
      <style:table-column-properties fo:break-before="auto" style:column-width="155.13mm"/>
    </style:style>
    <style:style style:name="co11" style:family="table-column">
      <style:table-column-properties fo:break-before="auto" style:column-width="42.21mm"/>
    </style:style>
    <style:style style:name="co12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43c330"/>
    </style:style>
    <style:style style:name="ce10" style:family="table-cell" style:parent-style-name="Default">
      <style:table-cell-properties fo:background-color="transparent"/>
      <style:text-properties fo:color="#43c330"/>
    </style:style>
    <style:style style:name="ce16" style:family="table-cell" style:parent-style-name="Default">
      <style:text-properties fo:color="#ce181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0369a3"/>
    </style:style>
    <style:style style:name="ce5" style:family="table-cell" style:parent-style-name="Default">
      <style:text-properties fo:color="#18a30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ndford+nlpcub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3"/>
          <table:table-cell table:style-name="ce3" office:value-type="string" calcext:value-type="string">
            <text:p>Standford</text:p>
          </table:table-cell>
          <table:table-cell table:style-name="ce3" office:value-type="string" calcext:value-type="string">
            <text:p>NLPCube</text:p>
          </table:table-cell>
          <table:table-cell table:style-name="ce3" office:value-type="string" calcext:value-type="string">
            <text:p>Dif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Number of words (total)</text:p>
          </table:table-cell>
          <table:table-cell table:number-columns-repeated="2" office:value-type="float" office:value="566" calcext:value-type="float">
            <text:p>566</text:p>
          </table:table-cell>
          <table:table-cell table:formula="of:=[.C2]-[.D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distinct words (total)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[.C3]-[.D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umber of words with punctuation (total)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729" calcext:value-type="float">
            <text:p>729</text:p>
          </table:table-cell>
          <table:table-cell table:style-name="ce2" table:formula="of:=[.C4]-[.D4]" office:value-type="float" office:value="-7" calcext:value-type="float">
            <text:p>-7</text:p>
          </table:table-cell>
          <table:table-cell table:style-name="ce2" office:value-type="string" calcext:value-type="string">
            <text:p>its, jackbot,winner’s...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Number of paragraphs (total)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C5]-[.D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paragraphs (incidence per 1000 words)</text:p>
          </table:table-cell>
          <table:table-cell table:number-columns-repeated="2" office:value-type="float" office:value="21.2014" calcext:value-type="float">
            <text:p>21,2014</text:p>
          </table:table-cell>
          <table:table-cell table:formula="of:=[.C6]-[.D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sentences (total)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7]-[.D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sentences (incidence per 1000 words)</text:p>
          </table:table-cell>
          <table:table-cell table:number-columns-repeated="2" office:value-type="float" office:value="53.0035" calcext:value-type="float">
            <text:p>53,0035</text:p>
          </table:table-cell>
          <table:table-cell table:formula="of:=[.C8]-[.D8]" office:value-type="float" office:value="0" calcext:value-type="float">
            <text:p>0</text:p>
          </table:table-cell>
          <table:table-cell table:style-name="ce16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Length of paragraphs (mean)</text:p>
          </table:table-cell>
          <table:table-cell table:style-name="ce9" office:value-type="float" office:value="2.4167" calcext:value-type="float">
            <text:p>2,4167</text:p>
          </table:table-cell>
          <table:table-cell table:style-name="ce9" office:value-type="float" office:value="2.5" calcext:value-type="float">
            <text:p>2,5</text:p>
          </table:table-cell>
          <table:table-cell table:style-name="ce9" table:formula="of:=[.C9]-[.D9]" office:value-type="float" office:value="-0.0832999999999999" calcext:value-type="float">
            <text:p>-0,0833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Standard deviation of length of paragraphs</text:p>
          </table:table-cell>
          <table:table-cell table:style-name="ce9" office:value-type="float" office:value="0.862" calcext:value-type="float">
            <text:p>0,862</text:p>
          </table:table-cell>
          <table:table-cell table:style-name="ce9" office:value-type="float" office:value="0.866" calcext:value-type="float">
            <text:p>0,866</text:p>
          </table:table-cell>
          <table:table-cell table:style-name="ce9" table:formula="of:=[.C10]-[.D10]" office:value-type="float" office:value="-0.004" calcext:value-type="float">
            <text:p>-0,004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Number of words (length) in sentences (mean)</text:p>
          </table:table-cell>
          <table:table-cell table:style-name="ce9" office:value-type="float" office:value="17.6" calcext:value-type="float">
            <text:p>17,6</text:p>
          </table:table-cell>
          <table:table-cell table:style-name="ce9" office:value-type="float" office:value="18.2" calcext:value-type="float">
            <text:p>18,2</text:p>
          </table:table-cell>
          <table:table-cell table:style-name="ce9" table:formula="of:=[.C11]-[.D11]" office:value-type="float" office:value="-0.599999999999998" calcext:value-type="float">
            <text:p>-0,599999999999998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Number of words (length) in sentences (standard deviation)</text:p>
          </table:table-cell>
          <table:table-cell table:style-name="ce9" office:value-type="float" office:value="8.593" calcext:value-type="float">
            <text:p>8,593</text:p>
          </table:table-cell>
          <table:table-cell table:style-name="ce9" office:value-type="float" office:value="7.4762" calcext:value-type="float">
            <text:p>7,4762</text:p>
          </table:table-cell>
          <table:table-cell table:style-name="ce9" table:formula="of:=[.C12]-[.D12]" office:value-type="float" office:value="1.1168" calcext:value-type="float">
            <text:p>1,1168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Number of words (length) of sentences without stopwords (mean)</text:p>
          </table:table-cell>
          <table:table-cell table:style-name="ce9" office:value-type="float" office:value="15.3667" calcext:value-type="float">
            <text:p>15,3667</text:p>
          </table:table-cell>
          <table:table-cell table:style-name="ce9" office:value-type="float" office:value="15.4" calcext:value-type="float">
            <text:p>15,4</text:p>
          </table:table-cell>
          <table:table-cell table:style-name="ce9" table:formula="of:=[.C13]-[.D13]" office:value-type="float" office:value="-0.0333000000000006" calcext:value-type="float">
            <text:p>-0,033300000000001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Number of words (length) of sentences without stopwords (standard deviation)</text:p>
          </table:table-cell>
          <table:table-cell table:style-name="ce9" office:value-type="float" office:value="7.7092" calcext:value-type="float">
            <text:p>7,7092</text:p>
          </table:table-cell>
          <table:table-cell table:style-name="ce9" office:value-type="float" office:value="5.7712" calcext:value-type="float">
            <text:p>5,7712</text:p>
          </table:table-cell>
          <table:table-cell table:style-name="ce9" table:formula="of:=[.C14]-[.D14]" office:value-type="float" office:value="1.938" calcext:value-type="float">
            <text:p>1,938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Mean number of syllables (length) in words</text:p>
          </table:table-cell>
          <table:table-cell table:number-columns-repeated="2" table:style-name="ce9" office:value-type="float" office:value="1.523" calcext:value-type="float">
            <text:p>1,523</text:p>
          </table:table-cell>
          <table:table-cell table:style-name="ce9" table:formula="of:=[.C15]-[.D15]" office:value-type="float" office:value="0" calcext:value-type="float">
            <text:p>0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Standard deviation of the mean number of syllables in words</text:p>
          </table:table-cell>
          <table:table-cell table:number-columns-repeated="2" table:style-name="ce9" office:value-type="float" office:value="0.8356" calcext:value-type="float">
            <text:p>0,8356</text:p>
          </table:table-cell>
          <table:table-cell table:style-name="ce9" table:formula="of:=[.C16]-[.D16]" office:value-type="float" office:value="0" calcext:value-type="float">
            <text:p>0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Mean number of letters (length) in words</text:p>
          </table:table-cell>
          <table:table-cell table:style-name="ce9" office:value-type="float" office:value="4.6705" calcext:value-type="float">
            <text:p>4,6705</text:p>
          </table:table-cell>
          <table:table-cell table:style-name="ce9" office:value-type="float" office:value="4.5458" calcext:value-type="float">
            <text:p>4,5458</text:p>
          </table:table-cell>
          <table:table-cell table:style-name="ce9" table:formula="of:=[.C17]-[.D17]" office:value-type="float" office:value="0.1247" calcext:value-type="float">
            <text:p>0,1247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Standard deviation of number of letters in words</text:p>
          </table:table-cell>
          <table:table-cell table:style-name="ce9" office:value-type="float" office:value="2.4919" calcext:value-type="float">
            <text:p>2,4919</text:p>
          </table:table-cell>
          <table:table-cell table:style-name="ce9" office:value-type="float" office:value="2.5164" calcext:value-type="float">
            <text:p>2,5164</text:p>
          </table:table-cell>
          <table:table-cell table:style-name="ce9" table:formula="of:=[.C18]-[.D18]" office:value-type="float" office:value="-0.0244999999999997" calcext:value-type="float">
            <text:p>-0,0245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Mean number of letters (length) in words without stopwords</text:p>
          </table:table-cell>
          <table:table-cell table:style-name="ce9" office:value-type="float" office:value="6.3504" calcext:value-type="float">
            <text:p>6,3504</text:p>
          </table:table-cell>
          <table:table-cell table:style-name="ce9" office:value-type="float" office:value="6.2321" calcext:value-type="float">
            <text:p>6,2321</text:p>
          </table:table-cell>
          <table:table-cell table:style-name="ce9" table:formula="of:=[.C19]-[.D19]" office:value-type="float" office:value="0.1183" calcext:value-type="float">
            <text:p>0,1183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Standard deviation of the mean number of letter in words without stopwords</text:p>
          </table:table-cell>
          <table:table-cell table:style-name="ce9" office:value-type="float" office:value="2.2118" calcext:value-type="float">
            <text:p>2,2118</text:p>
          </table:table-cell>
          <table:table-cell table:style-name="ce9" office:value-type="float" office:value="2.2771" calcext:value-type="float">
            <text:p>2,2771</text:p>
          </table:table-cell>
          <table:table-cell table:style-name="ce9" table:formula="of:=[.C20]-[.D20]" office:value-type="float" office:value="-0.0652999999999997" calcext:value-type="float">
            <text:p>-0,0653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Mean number of letters (length) in lemmas</text:p>
          </table:table-cell>
          <table:table-cell table:style-name="ce9" office:value-type="float" office:value="4.3428" calcext:value-type="float">
            <text:p>4,3428</text:p>
          </table:table-cell>
          <table:table-cell table:style-name="ce9" office:value-type="float" office:value="4.2546" calcext:value-type="float">
            <text:p>4,2546</text:p>
          </table:table-cell>
          <table:table-cell table:style-name="ce9" table:formula="of:=[.C21]-[.D21]" office:value-type="float" office:value="0.0882000000000005" calcext:value-type="float">
            <text:p>0,088200000000001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Standard deviation of letters (length) in lemmas</text:p>
          </table:table-cell>
          <table:table-cell table:style-name="ce9" office:value-type="float" office:value="2.2348" calcext:value-type="float">
            <text:p>2,2348</text:p>
          </table:table-cell>
          <table:table-cell table:style-name="ce9" office:value-type="float" office:value="2.2676" calcext:value-type="float">
            <text:p>2,2676</text:p>
          </table:table-cell>
          <table:table-cell table:style-name="ce9" table:formula="of:=[.C22]-[.D22]" office:value-type="float" office:value="-0.0327999999999999" calcext:value-type="float">
            <text:p>-0,0328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Lexical Richness/Lexical Density</text:p>
          </table:table-cell>
          <table:table-cell table:style-name="ce9" table:number-columns-repeated="2"/>
          <table:table-cell table:style-name="ce9" table:formula="of:=[.C23]-[.D23]" office:value-type="float" office:value="0" calcext:value-type="float">
            <text:p>0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Lexical Density</text:p>
          </table:table-cell>
          <table:table-cell table:style-name="ce9" office:value-type="float" office:value="0.4965" calcext:value-type="float">
            <text:p>0,4965</text:p>
          </table:table-cell>
          <table:table-cell table:style-name="ce9" office:value-type="float" office:value="0.5177" calcext:value-type="float">
            <text:p>0,5177</text:p>
          </table:table-cell>
          <table:table-cell table:style-name="ce9" table:formula="of:=[.C24]-[.D24]" office:value-type="float" office:value="-0.0212" calcext:value-type="float">
            <text:p>-0,0212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Noun Density</text:p>
          </table:table-cell>
          <table:table-cell table:style-name="ce9" office:value-type="float" office:value="0.2544" calcext:value-type="float">
            <text:p>0,2544</text:p>
          </table:table-cell>
          <table:table-cell table:style-name="ce9" office:value-type="float" office:value="0.2703" calcext:value-type="float">
            <text:p>0,2703</text:p>
          </table:table-cell>
          <table:table-cell table:style-name="ce9" table:formula="of:=[.C25]-[.D25]" office:value-type="float" office:value="-0.0159" calcext:value-type="float">
            <text:p>-0,0159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Verb Density</text:p>
          </table:table-cell>
          <table:table-cell table:style-name="ce9" office:value-type="float" office:value="0.1378" calcext:value-type="float">
            <text:p>0,1378</text:p>
          </table:table-cell>
          <table:table-cell table:style-name="ce9" office:value-type="float" office:value="0.1396" calcext:value-type="float">
            <text:p>0,1396</text:p>
          </table:table-cell>
          <table:table-cell table:style-name="ce9" table:formula="of:=[.C26]-[.D26]" office:value-type="float" office:value="-0.0018" calcext:value-type="float">
            <text:p>-0,0018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Adjective Density</text:p>
          </table:table-cell>
          <table:table-cell table:number-columns-repeated="2" table:style-name="ce9" office:value-type="float" office:value="0.0636" calcext:value-type="float">
            <text:p>0,0636</text:p>
          </table:table-cell>
          <table:table-cell table:style-name="ce9" table:formula="of:=[.C27]-[.D27]" office:value-type="float" office:value="0" calcext:value-type="float">
            <text:p>0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Adverb Density</text:p>
          </table:table-cell>
          <table:table-cell table:style-name="ce9" office:value-type="float" office:value="0.0406" calcext:value-type="float">
            <text:p>0,0406</text:p>
          </table:table-cell>
          <table:table-cell table:style-name="ce9" office:value-type="float" office:value="0.0442" calcext:value-type="float">
            <text:p>0,0442</text:p>
          </table:table-cell>
          <table:table-cell table:style-name="ce9" table:formula="of:=[.C28]-[.D28]" office:value-type="float" office:value="-0.0036" calcext:value-type="float">
            <text:p>-0,0036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STTR (Simple Type-Token Ratio)</text:p>
          </table:table-cell>
          <table:table-cell table:number-columns-repeated="2" office:value-type="float" office:value="0.4488" calcext:value-type="float">
            <text:p>0,4488</text:p>
          </table:table-cell>
          <table:table-cell table:formula="of:=[.C29]-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CTTR (Content Type-Token Ratio)</text:p>
          </table:table-cell>
          <table:table-cell table:style-name="ce9" office:value-type="float" office:value="0.7597" calcext:value-type="float">
            <text:p>0,7597</text:p>
          </table:table-cell>
          <table:table-cell table:style-name="ce9" office:value-type="float" office:value="0.7551" calcext:value-type="float">
            <text:p>0,7551</text:p>
          </table:table-cell>
          <table:table-cell table:style-name="ce9" table:formula="of:=[.C30]-[.D30]" office:value-type="float" office:value="0.00460000000000005" calcext:value-type="float">
            <text:p>0,0046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NTTR (Noun Type-Token Ratio)</text:p>
          </table:table-cell>
          <table:table-cell table:style-name="ce9" office:value-type="float" office:value="0.6667" calcext:value-type="float">
            <text:p>0,6667</text:p>
          </table:table-cell>
          <table:table-cell table:style-name="ce9" office:value-type="float" office:value="0.6275" calcext:value-type="float">
            <text:p>0,6275</text:p>
          </table:table-cell>
          <table:table-cell table:style-name="ce9" table:formula="of:=[.C31]-[.D31]" office:value-type="float" office:value="0.0392" calcext:value-type="float">
            <text:p>0,0392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VTTR (Verb Type-Token Ratio)</text:p>
          </table:table-cell>
          <table:table-cell table:style-name="ce9" office:value-type="float" office:value="0.7564" calcext:value-type="float">
            <text:p>0,7564</text:p>
          </table:table-cell>
          <table:table-cell table:style-name="ce9" office:value-type="float" office:value="0.7595" calcext:value-type="float">
            <text:p>0,7595</text:p>
          </table:table-cell>
          <table:table-cell table:style-name="ce9" table:formula="of:=[.C32]-[.D32]" office:value-type="float" office:value="-0.00309999999999999" calcext:value-type="float">
            <text:p>-0,0031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AdjTTR (Adj Type-Token Ratio)</text:p>
          </table:table-cell>
          <table:table-cell table:number-columns-repeated="2" table:style-name="ce9" office:value-type="float" office:value="0.8333" calcext:value-type="float">
            <text:p>0,8333</text:p>
          </table:table-cell>
          <table:table-cell table:style-name="ce9" table:formula="of:=[.C33]-[.D33]" office:value-type="float" office:value="0" calcext:value-type="float">
            <text:p>0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AdvTTR (Adv Type-Token Ratio)</text:p>
          </table:table-cell>
          <table:table-cell table:style-name="ce9" office:value-type="float" office:value="0.7826" calcext:value-type="float">
            <text:p>0,7826</text:p>
          </table:table-cell>
          <table:table-cell table:style-name="ce9" office:value-type="float" office:value="0.8" calcext:value-type="float">
            <text:p>0,8</text:p>
          </table:table-cell>
          <table:table-cell table:style-name="ce9" table:formula="of:=[.C34]-[.D34]" office:value-type="float" office:value="-0.0174" calcext:value-type="float">
            <text:p>-0,0174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LSTTR (Lemma Simple Type-Token Ratio)</text:p>
          </table:table-cell>
          <table:table-cell table:style-name="ce9" office:value-type="float" office:value="0.5035" calcext:value-type="float">
            <text:p>0,5035</text:p>
          </table:table-cell>
          <table:table-cell table:style-name="ce9" office:value-type="float" office:value="0.5141" calcext:value-type="float">
            <text:p>0,5141</text:p>
          </table:table-cell>
          <table:table-cell table:style-name="ce9" table:formula="of:=[.C35]-[.D35]" office:value-type="float" office:value="-0.0105999999999999" calcext:value-type="float">
            <text:p>-0,0106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LCTTR (Lemma Content Type-Token Ratio)</text:p>
          </table:table-cell>
          <table:table-cell table:style-name="ce9" office:value-type="float" office:value="0.7158" calcext:value-type="float">
            <text:p>0,7158</text:p>
          </table:table-cell>
          <table:table-cell table:style-name="ce9" office:value-type="float" office:value="0.7168" calcext:value-type="float">
            <text:p>0,7168</text:p>
          </table:table-cell>
          <table:table-cell table:style-name="ce9" table:formula="of:=[.C36]-[.D36]" office:value-type="float" office:value="-0.001" calcext:value-type="float">
            <text:p>-0,001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LNTTR (Lemma Noun Type-Token Ratio)</text:p>
          </table:table-cell>
          <table:table-cell table:style-name="ce9" office:value-type="float" office:value="0.6319" calcext:value-type="float">
            <text:p>0,6319</text:p>
          </table:table-cell>
          <table:table-cell table:style-name="ce9" office:value-type="float" office:value="0.5882" calcext:value-type="float">
            <text:p>0,5882</text:p>
          </table:table-cell>
          <table:table-cell table:style-name="ce9" table:formula="of:=[.C37]-[.D37]" office:value-type="float" office:value="0.0437" calcext:value-type="float">
            <text:p>0,0437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LVTTR (Lemma Verb Type-Token Ratio)</text:p>
          </table:table-cell>
          <table:table-cell table:style-name="ce9" office:value-type="float" office:value="0.6154" calcext:value-type="float">
            <text:p>0,6154</text:p>
          </table:table-cell>
          <table:table-cell table:style-name="ce9" office:value-type="float" office:value="0.6456" calcext:value-type="float">
            <text:p>0,6456</text:p>
          </table:table-cell>
          <table:table-cell table:style-name="ce9" table:formula="of:=[.C38]-[.D38]" office:value-type="float" office:value="-0.0302" calcext:value-type="float">
            <text:p>-0,0302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LAdjTTR (Lemma Adj Type-Token Ratio)</text:p>
          </table:table-cell>
          <table:table-cell table:number-columns-repeated="2" table:style-name="ce9" office:value-type="float" office:value="0.8333" calcext:value-type="float">
            <text:p>0,8333</text:p>
          </table:table-cell>
          <table:table-cell table:style-name="ce9" table:formula="of:=[.C39]-[.D39]" office:value-type="float" office:value="0" calcext:value-type="float">
            <text:p>0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table:style-name="ce9" office:value-type="string" calcext:value-type="string">
            <text:p>LAdvTTR (Lemma Adv Type-Token Ratio)</text:p>
          </table:table-cell>
          <table:table-cell table:style-name="ce9" office:value-type="float" office:value="0.7826" calcext:value-type="float">
            <text:p>0,7826</text:p>
          </table:table-cell>
          <table:table-cell table:style-name="ce9" office:value-type="float" office:value="0.8" calcext:value-type="float">
            <text:p>0,8</text:p>
          </table:table-cell>
          <table:table-cell table:style-name="ce9" table:formula="of:=[.C40]-[.D40]" office:value-type="float" office:value="-0.0174" calcext:value-type="float">
            <text:p>-0,0174</text:p>
          </table:table-cell>
          <table:table-cell table:style-name="ce9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Honore Lexical Density</text:p>
          </table:table-cell>
          <table:table-cell office:value-type="float" office:value="957.8293" calcext:value-type="float">
            <text:p>957,8293</text:p>
          </table:table-cell>
          <table:table-cell office:value-type="float" office:value="920.0202" calcext:value-type="float">
            <text:p>920,0202</text:p>
          </table:table-cell>
          <table:table-cell table:formula="of:=[.C41]-[.D41]" office:value-type="float" office:value="37.8090999999999" calcext:value-type="float">
            <text:p>37,8090999999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as Lexical Density</text:p>
          </table:table-cell>
          <table:table-cell table:number-columns-repeated="2" office:value-type="float" office:value="0.0602" calcext:value-type="float">
            <text:p>0,0602</text:p>
          </table:table-cell>
          <table:table-cell table:formula="of:=[.C42]-[.D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asure of Textual Lexical Diversity (MTLD)</text:p>
          </table:table-cell>
          <table:table-cell table:number-columns-repeated="2" office:value-type="float" office:value="96.4998" calcext:value-type="float">
            <text:p>96,4998</text:p>
          </table:table-cell>
          <table:table-cell table:formula="of:=[.C43]-[.D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adability/Text Dimension/Grade Level</text:p>
          </table:table-cell>
          <table:table-cell table:number-columns-repeated="2"/>
          <table:table-cell table:formula="of:=[.C44]-[.D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esch-Kincaid Grade level</text:p>
          </table:table-cell>
          <table:table-cell table:number-columns-repeated="2" office:value-type="float" office:value="9.739" calcext:value-type="float">
            <text:p>9,739</text:p>
          </table:table-cell>
          <table:table-cell table:formula="of:=[.C45]-[.D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esch readability ease</text:p>
          </table:table-cell>
          <table:table-cell table:number-columns-repeated="2" office:value-type="float" office:value="58.8422" calcext:value-type="float">
            <text:p>58,8422</text:p>
          </table:table-cell>
          <table:table-cell table:formula="of:=[.C46]-[.D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le-Chall readability formula</text:p>
          </table:table-cell>
          <table:table-cell office:value-type="float" office:value="8.1153" calcext:value-type="float">
            <text:p>8,1153</text:p>
          </table:table-cell>
          <table:table-cell office:value-type="float" office:value="8.5337" calcext:value-type="float">
            <text:p>8,5337</text:p>
          </table:table-cell>
          <table:table-cell table:formula="of:=[.C47]-[.D47]" office:value-type="float" office:value="-0.4184" calcext:value-type="float">
            <text:p>-0,41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mple Measure Of Gobbledygook (SMOG) grade</text:p>
          </table:table-cell>
          <table:table-cell table:number-columns-repeated="2" office:value-type="float" office:value="7.7935" calcext:value-type="float">
            <text:p>7,7935</text:p>
          </table:table-cell>
          <table:table-cell table:formula="of:=[.C48]-[.D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rphological features</text:p>
          </table:table-cell>
          <table:table-cell table:number-columns-repeated="2"/>
          <table:table-cell table:formula="of:=[.C49]-[.D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verbs in past tense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[.C50]-[.D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verbs in past tense (incidence per 1000 words)</text:p>
          </table:table-cell>
          <table:table-cell table:number-columns-repeated="2" office:value-type="float" office:value="72.4382" calcext:value-type="float">
            <text:p>72,4382</text:p>
          </table:table-cell>
          <table:table-cell table:formula="of:=[.C51]-[.D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verbs in present tens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C52]-[.D52]" office:value-type="float" office:value="4" calcext:value-type="float">
            <text:p>4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verbs in present tense (incidence per 1000 words)</text:p>
          </table:table-cell>
          <table:table-cell table:style-name="ce2" office:value-type="float" office:value="26.5018" calcext:value-type="float">
            <text:p>26,5018</text:p>
          </table:table-cell>
          <table:table-cell table:style-name="ce2" office:value-type="float" office:value="19.4346" calcext:value-type="float">
            <text:p>19,4346</text:p>
          </table:table-cell>
          <table:table-cell table:style-name="ce2" table:formula="of:=[.C53]-[.D53]" office:value-type="float" office:value="7.0672" calcext:value-type="float">
            <text:p>7,0672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verbs in future ten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54]-[.D54]" office:value-type="float" office:value="0" calcext:value-type="float">
            <text:p>0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verbs in future tense (incidence per 1000 words)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55]-[.D55]" office:value-type="float" office:value="0" calcext:value-type="float">
            <text:p>0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verbs in indicative mood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C56]-[.D56]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verbs in indicative mood (incidence per 1000 words)</text:p>
          </table:table-cell>
          <table:table-cell table:style-name="ce2" office:value-type="float" office:value="60.0707" calcext:value-type="float">
            <text:p>60,0707</text:p>
          </table:table-cell>
          <table:table-cell table:style-name="ce2" office:value-type="float" office:value="51.2367" calcext:value-type="float">
            <text:p>51,2367</text:p>
          </table:table-cell>
          <table:table-cell table:style-name="ce2" table:formula="of:=[.C57]-[.D57]" office:value-type="float" office:value="8.834" calcext:value-type="float">
            <text:p>8,834</text:p>
          </table:table-cell>
          <table:table-cell table:style-name="ce2" table:number-columns-repeated="1019"/>
        </table:table-row>
        <table:table-row table:style-name="ro1">
          <table:table-cell/>
          <table:table-cell table:style-name="ce5" office:value-type="string" calcext:value-type="string">
            <text:p>Number of verbs in imperative moo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58]-[.D58]" office:value-type="float" office:value="-1" calcext:value-type="float">
            <text:p>-1</text:p>
          </table:table-cell>
          <table:table-cell table:style-name="ce5" table:number-columns-repeated="1018"/>
          <table:table-cell/>
        </table:table-row>
        <table:table-row table:style-name="ro1">
          <table:table-cell/>
          <table:table-cell table:style-name="ce5" office:value-type="string" calcext:value-type="string">
            <text:p>Number of verbs in imperative mood (incidence per 1000 words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7668" calcext:value-type="float">
            <text:p>1,7668</text:p>
          </table:table-cell>
          <table:table-cell table:style-name="ce5" table:formula="of:=[.C59]-[.D59]" office:value-type="float" office:value="-1.7668" calcext:value-type="float">
            <text:p>-1,7668</text:p>
          </table:table-cell>
          <table:table-cell table:style-name="ce5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Number of irregular verbs in past tense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60]-[.D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irregular verbs in past tense (incidence per 1000 words)</text:p>
          </table:table-cell>
          <table:table-cell table:number-columns-repeated="2" office:value-type="float" office:value="28.2686" calcext:value-type="float">
            <text:p>28,2686</text:p>
          </table:table-cell>
          <table:table-cell table:formula="of:=[.C61]-[.D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an of irregular verbs in past tense in relation to the number of verbs in past tense</text:p>
          </table:table-cell>
          <table:table-cell table:number-columns-repeated="2" office:value-type="float" office:value="0.3902" calcext:value-type="float">
            <text:p>0,3902</text:p>
          </table:table-cell>
          <table:table-cell table:formula="of:=[.C62]-[.D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personal pronouns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63]-[.D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cidence score of pronouns (per 1000 words)</text:p>
          </table:table-cell>
          <table:table-cell table:number-columns-repeated="2" office:value-type="float" office:value="26.5018" calcext:value-type="float">
            <text:p>26,5018</text:p>
          </table:table-cell>
          <table:table-cell table:formula="of:=[.C64]-[.D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pronouns in first pers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5]-[.D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cidence score of pronouns in first person <text:s/>(per 1000 words)</text:p>
          </table:table-cell>
          <table:table-cell table:number-columns-repeated="2" office:value-type="float" office:value="1.7668" calcext:value-type="float">
            <text:p>1,7668</text:p>
          </table:table-cell>
          <table:table-cell table:formula="of:=[.C66]-[.D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pronouns in first person singul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7]-[.D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cidence score of pronouns in first person singular (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8]-[.D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pronouns in third person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C69]-[.D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cidence score of pronouns in third person (per 1000 words)</text:p>
          </table:table-cell>
          <table:table-cell table:number-columns-repeated="2" office:value-type="float" office:value="24.735" calcext:value-type="float">
            <text:p>24,735</text:p>
          </table:table-cell>
          <table:table-cell table:formula="of:=[.C70]-[.D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d Frequency</text:p>
          </table:table-cell>
          <table:table-cell table:number-columns-repeated="2"/>
          <table:table-cell table:formula="of:=[.C71]-[.D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Minimum word frequency per sentence (mean)</text:p>
          </table:table-cell>
          <table:table-cell table:style-name="ce2" office:value-type="float" office:value="3.439" calcext:value-type="float">
            <text:p>3,439</text:p>
          </table:table-cell>
          <table:table-cell table:style-name="ce2" office:value-type="float" office:value="3.5097" calcext:value-type="float">
            <text:p>3,5097</text:p>
          </table:table-cell>
          <table:table-cell table:style-name="ce2" table:formula="of:=[.C72]-[.D72]" office:value-type="float" office:value="-0.0707" calcext:value-type="float">
            <text:p>-0,0707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rare nouns (wordfrecuency&lt;=4)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C73]-[.D73]" office:value-type="float" office:value="-4" calcext:value-type="float">
            <text:p>-4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rare nouns (wordfrecuency&lt;=4) (incidence per 1000 words)</text:p>
          </table:table-cell>
          <table:table-cell table:style-name="ce2" office:value-type="float" office:value="37.1025" calcext:value-type="float">
            <text:p>37,1025</text:p>
          </table:table-cell>
          <table:table-cell table:style-name="ce2" office:value-type="float" office:value="44.1696" calcext:value-type="float">
            <text:p>44,1696</text:p>
          </table:table-cell>
          <table:table-cell table:style-name="ce2" table:formula="of:=[.C74]-[.D74]" office:value-type="float" office:value="-7.0671" calcext:value-type="float">
            <text:p>-7,0671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rare adjectives (wordfrecuency&lt;=4)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[.C75]-[.D75]" office:value-type="float" office:value="0" calcext:value-type="float">
            <text:p>0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rare adjectives (wordfrecuency&lt;=4) (incidence per 1000 words)</text:p>
          </table:table-cell>
          <table:table-cell table:number-columns-repeated="2" table:style-name="ce2" office:value-type="float" office:value="3.5336" calcext:value-type="float">
            <text:p>3,5336</text:p>
          </table:table-cell>
          <table:table-cell table:style-name="ce2" table:formula="of:=[.C76]-[.D76]" office:value-type="float" office:value="0" calcext:value-type="float">
            <text:p>0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rare verbs (wordfrecuency&lt;=4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C77]-[.D77]" office:value-type="float" office:value="2" calcext:value-type="float">
            <text:p>2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rare verbs (wordfrecuency&lt;=4) (incidence per 1000 words)</text:p>
          </table:table-cell>
          <table:table-cell table:style-name="ce2" office:value-type="float" office:value="14.1343" calcext:value-type="float">
            <text:p>14,1343</text:p>
          </table:table-cell>
          <table:table-cell table:style-name="ce2" office:value-type="float" office:value="10.6007" calcext:value-type="float">
            <text:p>10,6007</text:p>
          </table:table-cell>
          <table:table-cell table:style-name="ce2" table:formula="of:=[.C78]-[.D78]" office:value-type="float" office:value="3.5336" calcext:value-type="float">
            <text:p>3,5336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rare adverbs (wordfrecuency&lt;=4)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79]-[.D79]" office:value-type="float" office:value="0" calcext:value-type="float">
            <text:p>0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rare adverbs (wordfrecuency&lt;=4) (incidence per 1000 words)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80]-[.D80]" office:value-type="float" office:value="0" calcext:value-type="float">
            <text:p>0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rare content words (wordfrecuency&lt;=4)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[.C81]-[.D81]" office:value-type="float" office:value="-2" calcext:value-type="float">
            <text:p>-2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rare content words (wordfrecuency&lt;=4) (incidence per 1000 words)</text:p>
          </table:table-cell>
          <table:table-cell table:style-name="ce2" office:value-type="float" office:value="54.7703" calcext:value-type="float">
            <text:p>54,7703</text:p>
          </table:table-cell>
          <table:table-cell table:style-name="ce2" office:value-type="float" office:value="58.3039" calcext:value-type="float">
            <text:p>58,3039</text:p>
          </table:table-cell>
          <table:table-cell table:style-name="ce2" table:formula="of:=[.C82]-[.D82]" office:value-type="float" office:value="-3.5336" calcext:value-type="float">
            <text:p>-3,5336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distinct rare content words (wordfrecuency&lt;=4)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C83]-[.D83]" office:value-type="float" office:value="2" calcext:value-type="float">
            <text:p>2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distinct rare content words (wordfrecuency&lt;=4) (incidence per 1000 words)</text:p>
          </table:table-cell>
          <table:table-cell table:style-name="ce2" office:value-type="float" office:value="49.47" calcext:value-type="float">
            <text:p>49,47</text:p>
          </table:table-cell>
          <table:table-cell table:style-name="ce2" office:value-type="float" office:value="45.9364" calcext:value-type="float">
            <text:p>45,9364</text:p>
          </table:table-cell>
          <table:table-cell table:style-name="ce2" table:formula="of:=[.C84]-[.D84]" office:value-type="float" office:value="3.5336" calcext:value-type="float">
            <text:p>3,5336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Mean of rare lexical words (word frequency &lt;= 4)</text:p>
          </table:table-cell>
          <table:table-cell table:style-name="ce2" office:value-type="float" office:value="11.032" calcext:value-type="float">
            <text:p>11,032</text:p>
          </table:table-cell>
          <table:table-cell table:style-name="ce2" office:value-type="float" office:value="11.2628" calcext:value-type="float">
            <text:p>11,2628</text:p>
          </table:table-cell>
          <table:table-cell table:style-name="ce2" table:formula="of:=[.C85]-[.D85]" office:value-type="float" office:value="-0.2308" calcext:value-type="float">
            <text:p>-0,2308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Mean of distinct rare lexical words (word frequency &lt;= 4)</text:p>
          </table:table-cell>
          <table:table-cell table:style-name="ce2" office:value-type="float" office:value="14.1414" calcext:value-type="float">
            <text:p>14,1414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C86]-[.D86]" office:value-type="float" office:value="1.1414" calcext:value-type="float">
            <text:p>1,1414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 calcext:value-type="string">
            <text:p>Vocabulary Knowledge</text:p>
          </table:table-cell>
          <table:table-cell table:number-columns-repeated="2"/>
          <table:table-cell table:formula="of:=[.C87]-[.D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A1 vocabulary in the text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[.C88]-[.D88]" office:value-type="float" office:value="2" calcext:value-type="float">
            <text:p>2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Incidence score of A1 vocabulary <text:s/>(per 1000 words)</text:p>
          </table:table-cell>
          <table:table-cell table:style-name="ce2" office:value-type="float" office:value="323.3216" calcext:value-type="float">
            <text:p>323,3216</text:p>
          </table:table-cell>
          <table:table-cell table:style-name="ce2" office:value-type="float" office:value="319.788" calcext:value-type="float">
            <text:p>319,788</text:p>
          </table:table-cell>
          <table:table-cell table:style-name="ce2" table:formula="of:=[.C89]-[.D89]" office:value-type="float" office:value="3.53359999999998" calcext:value-type="float">
            <text:p>3,53359999999998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A2 vocabulary in the tex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C90]-[.D90]" office:value-type="float" office:value="-2" calcext:value-type="float">
            <text:p>-2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Incidence score of A2 vocabulary <text:s/>(per 1000 words)</text:p>
          </table:table-cell>
          <table:table-cell table:style-name="ce2" office:value-type="float" office:value="38.8693" calcext:value-type="float">
            <text:p>38,8693</text:p>
          </table:table-cell>
          <table:table-cell table:style-name="ce2" office:value-type="float" office:value="42.4028" calcext:value-type="float">
            <text:p>42,4028</text:p>
          </table:table-cell>
          <table:table-cell table:style-name="ce2" table:formula="of:=[.C91]-[.D91]" office:value-type="float" office:value="-3.5335" calcext:value-type="float">
            <text:p>-3,5335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 calcext:value-type="string">
            <text:p>Number of B1 vocabulary in the text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92]-[.D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cidence score of B1 vocabulary <text:s/>(per 1000 words)</text:p>
          </table:table-cell>
          <table:table-cell table:number-columns-repeated="2" office:value-type="float" office:value="28.2686" calcext:value-type="float">
            <text:p>28,2686</text:p>
          </table:table-cell>
          <table:table-cell table:formula="of:=[.C93]-[.D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B2 vocabulary in the text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C94]-[.D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cidence score of B2 vocabulary <text:s/>(per 1000 words)</text:p>
          </table:table-cell>
          <table:table-cell table:number-columns-repeated="2" office:value-type="float" office:value="30.0353" calcext:value-type="float">
            <text:p>30,0353</text:p>
          </table:table-cell>
          <table:table-cell table:formula="of:=[.C95]-[.D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C1 vocabulary in the tex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96]-[.D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cidence score of C1 vocabulary <text:s/>(per 1000 words)</text:p>
          </table:table-cell>
          <table:table-cell table:number-columns-repeated="2" office:value-type="float" office:value="3.5336" calcext:value-type="float">
            <text:p>3,5336</text:p>
          </table:table-cell>
          <table:table-cell table:formula="of:=[.C97]-[.D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content words not in A1-C1 vocabulary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4" calcext:value-type="float">
            <text:p>144</text:p>
          </table:table-cell>
          <table:table-cell table:style-name="ce2" table:formula="of:=[.C98]-[.D98]" office:value-type="float" office:value="-7" calcext:value-type="float">
            <text:p>-7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Incidence score of content words not in A1-C1 vocabulary (per 1000 words)</text:p>
          </table:table-cell>
          <table:table-cell table:style-name="ce2" office:value-type="float" office:value="242.0495" calcext:value-type="float">
            <text:p>242,0495</text:p>
          </table:table-cell>
          <table:table-cell table:style-name="ce2" office:value-type="float" office:value="254.417" calcext:value-type="float">
            <text:p>254,417</text:p>
          </table:table-cell>
          <table:table-cell table:style-name="ce2" table:formula="of:=[.C99]-[.D99]" office:value-type="float" office:value="-12.3675" calcext:value-type="float">
            <text:p>-12,3675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Syntactic Features / POS ratios</text:p>
          </table:table-cell>
          <table:table-cell table:style-name="ce2" table:number-columns-repeated="2"/>
          <table:table-cell table:style-name="ce2" table:formula="of:=[.C100]-[.D100]" office:value-type="float" office:value="0" calcext:value-type="float">
            <text:p>0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content words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93" calcext:value-type="float">
            <text:p>293</text:p>
          </table:table-cell>
          <table:table-cell table:style-name="ce2" table:formula="of:=[.C101]-[.D101]" office:value-type="float" office:value="-12" calcext:value-type="float">
            <text:p>-12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Number of content words (incidence per 1000 words)</text:p>
          </table:table-cell>
          <table:table-cell table:style-name="ce2" office:value-type="float" office:value="496.4664" calcext:value-type="float">
            <text:p>496,4664</text:p>
          </table:table-cell>
          <table:table-cell table:style-name="ce2" office:value-type="float" office:value="517.6678" calcext:value-type="float">
            <text:p>517,6678</text:p>
          </table:table-cell>
          <table:table-cell table:style-name="ce2" table:formula="of:=[.C102]-[.D102]" office:value-type="float" office:value="-21.2014" calcext:value-type="float">
            <text:p>-21,2014</text:p>
          </table:table-cell>
          <table:table-cell table:style-name="ce2" table:number-columns-repeated="1019"/>
        </table:table-row>
        <table:table-row table:style-name="ro1">
          <table:table-cell/>
          <table:table-cell table:style-name="ce2" office:value-type="string" calcext:value-type="string">
            <text:p>Number of nouns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53" calcext:value-type="float">
            <text:p>153</text:p>
          </table:table-cell>
          <table:table-cell table:style-name="ce2" table:formula="of:=[.C103]-[.D103]" office:value-type="float" office:value="-9" calcext:value-type="float">
            <text:p>-9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table:style-name="ce2" office:value-type="string" calcext:value-type="string">
            <text:p>Number of nouns (incidence per 1000 words)</text:p>
          </table:table-cell>
          <table:table-cell table:style-name="ce2" office:value-type="float" office:value="254.417" calcext:value-type="float">
            <text:p>254,417</text:p>
          </table:table-cell>
          <table:table-cell table:style-name="ce2" office:value-type="float" office:value="270.318" calcext:value-type="float">
            <text:p>270,318</text:p>
          </table:table-cell>
          <table:table-cell table:style-name="ce2" table:formula="of:=[.C104]-[.D104]" office:value-type="float" office:value="-15.901" calcext:value-type="float">
            <text:p>-15,90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Number of adjectives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[.C105]-[.D10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adjectives (incidence per 1000 words)</text:p>
          </table:table-cell>
          <table:table-cell table:number-columns-repeated="2" office:value-type="float" office:value="63.6042" calcext:value-type="float">
            <text:p>63,6042</text:p>
          </table:table-cell>
          <table:table-cell table:formula="of:=[.C106]-[.D10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umber of adverb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C107]-[.D107]" office:value-type="float" office:value="-2" calcext:value-type="float">
            <text:p>-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table:style-name="ce2" office:value-type="string" calcext:value-type="string">
            <text:p>Number of adverbs (incidence per 1000 words)</text:p>
          </table:table-cell>
          <table:table-cell table:style-name="ce2" office:value-type="float" office:value="40.636" calcext:value-type="float">
            <text:p>40,636</text:p>
          </table:table-cell>
          <table:table-cell table:style-name="ce2" office:value-type="float" office:value="44.1696" calcext:value-type="float">
            <text:p>44,1696</text:p>
          </table:table-cell>
          <table:table-cell table:style-name="ce2" table:formula="of:=[.C108]-[.D108]" office:value-type="float" office:value="-3.5336" calcext:value-type="float">
            <text:p>-3,533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table:style-name="ce2" office:value-type="string" calcext:value-type="string">
            <text:p>Number of verb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[.C109]-[.D109]" office:value-type="float" office:value="-1" calcext:value-type="float">
            <text:p>-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table:style-name="ce2" office:value-type="string" calcext:value-type="string">
            <text:p>Number of verbs (incidence per 1000 words)</text:p>
          </table:table-cell>
          <table:table-cell table:style-name="ce2" office:value-type="float" office:value="137.8092" calcext:value-type="float">
            <text:p>137,8092</text:p>
          </table:table-cell>
          <table:table-cell table:style-name="ce2" office:value-type="float" office:value="139.576" calcext:value-type="float">
            <text:p>139,576</text:p>
          </table:table-cell>
          <table:table-cell table:style-name="ce2" table:formula="of:=[.C110]-[.D110]" office:value-type="float" office:value="-1.76679999999999" calcext:value-type="float">
            <text:p>-1,76679999999999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Left embeddedness (Mean of number of words before the main verb) (SYNLE)</text:p>
          </table:table-cell>
          <table:table-cell office:value-type="float" office:value="4.1667" calcext:value-type="float">
            <text:p>4,1667</text:p>
          </table:table-cell>
          <table:table-cell office:value-type="float" office:value="4.7667" calcext:value-type="float">
            <text:p>4,7667</text:p>
          </table:table-cell>
          <table:table-cell table:formula="of:=[.C111]-[.D111]" office:value-type="float" office:value="-0.600000000000001" calcext:value-type="float">
            <text:p>-0,60000000000000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umber of decendents per noun phrase (mean)</text:p>
          </table:table-cell>
          <table:table-cell table:style-name="ce2" office:value-type="float" office:value="1.6894" calcext:value-type="float">
            <text:p>1,6894</text:p>
          </table:table-cell>
          <table:table-cell table:style-name="ce2" office:value-type="float" office:value="4.7667" calcext:value-type="float">
            <text:p>4,7667</text:p>
          </table:table-cell>
          <table:table-cell table:style-name="ce2" table:formula="of:=[.C112]-[.D112]" office:value-type="float" office:value="-3.0773" calcext:value-type="float">
            <text:p>-3,077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table:style-name="ce2" office:value-type="string" calcext:value-type="string">
            <text:p>Number of modifiers per noun phrase (mean) (SYNNP)</text:p>
          </table:table-cell>
          <table:table-cell table:style-name="ce2" office:value-type="float" office:value="1.2795" calcext:value-type="float">
            <text:p>1,2795</text:p>
          </table:table-cell>
          <table:table-cell table:style-name="ce2" office:value-type="float" office:value="0.6751" calcext:value-type="float">
            <text:p>0,6751</text:p>
          </table:table-cell>
          <table:table-cell table:style-name="ce2" table:formula="of:=[.C113]-[.D113]" office:value-type="float" office:value="0.6044" calcext:value-type="float">
            <text:p>0,604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Mean of the number of levels of dependency tree (Depth)</text:p>
          </table:table-cell>
          <table:table-cell office:value-type="float" office:value="5.2" calcext:value-type="float">
            <text:p>5,2</text:p>
          </table:table-cell>
          <table:table-cell office:value-type="float" office:value="5.4333" calcext:value-type="float">
            <text:p>5,4333</text:p>
          </table:table-cell>
          <table:table-cell table:formula="of:=[.C114]-[.D114]" office:value-type="float" office:value="-0.2333" calcext:value-type="float">
            <text:p>-0,23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subordinate clauses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[.C115]-[.D115]" office:value-type="float" office:value="-4" calcext:value-type="float">
            <text:p>-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subordinate clauses (incidence per 1000 words)</text:p>
          </table:table-cell>
          <table:table-cell office:value-type="float" office:value="47.7032" calcext:value-type="float">
            <text:p>47,7032</text:p>
          </table:table-cell>
          <table:table-cell office:value-type="float" office:value="54.7703" calcext:value-type="float">
            <text:p>54,7703</text:p>
          </table:table-cell>
          <table:table-cell table:formula="of:=[.C116]-[.D116]" office:value-type="float" office:value="-7.0671" calcext:value-type="float">
            <text:p>-7,067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relative subordinate clause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7]-[.D1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relative subordinate clauses (incidence per 1000 words)</text:p>
          </table:table-cell>
          <table:table-cell table:number-columns-repeated="2" office:value-type="float" office:value="3.5336" calcext:value-type="float">
            <text:p>3,5336</text:p>
          </table:table-cell>
          <table:table-cell table:formula="of:=[.C118]-[.D1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nctuation marks per sentence (mean)</text:p>
          </table:table-cell>
          <table:table-cell table:number-columns-repeated="2" office:value-type="float" office:value="3.5" calcext:value-type="float">
            <text:p>3,5</text:p>
          </table:table-cell>
          <table:table-cell table:formula="of:=[.C119]-[.D1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umber of proposition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formula="of:=[.C120]-[.D120]" office:value-type="float" office:value="-2" calcext:value-type="float">
            <text:p>-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table:style-name="ce2" office:value-type="string" calcext:value-type="string">
            <text:p>Mean of the number of propositions per sentence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3.1667" calcext:value-type="float">
            <text:p>3,1667</text:p>
          </table:table-cell>
          <table:table-cell table:style-name="ce2" table:formula="of:=[.C121]-[.D121]" office:value-type="float" office:value="-0.0667" calcext:value-type="float">
            <text:p>-0,0667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Mean of the number of VPs per sentence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2.6333" calcext:value-type="float">
            <text:p>2,6333</text:p>
          </table:table-cell>
          <table:table-cell table:style-name="ce2" table:formula="of:=[.C122]-[.D122]" office:value-type="float" office:value="-0.0333000000000001" calcext:value-type="float">
            <text:p>-0,0333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 calcext:value-type="string">
            <text:p>Mean of the number of NPs per sentence</text:p>
          </table:table-cell>
          <table:table-cell office:value-type="float" office:value="5.3667" calcext:value-type="float">
            <text:p>5,3667</text:p>
          </table:table-cell>
          <table:table-cell office:value-type="float" office:value="6.5667" calcext:value-type="float">
            <text:p>6,5667</text:p>
          </table:table-cell>
          <table:table-cell table:formula="of:=[.C123]-[.D123]" office:value-type="float" office:value="-1.2" calcext:value-type="float">
            <text:p>-1,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un phrase density, incidence (DRNP)</text:p>
          </table:table-cell>
          <table:table-cell office:value-type="float" office:value="284.4523" calcext:value-type="float">
            <text:p>284,4523</text:p>
          </table:table-cell>
          <table:table-cell office:value-type="float" office:value="348.0565" calcext:value-type="float">
            <text:p>348,0565</text:p>
          </table:table-cell>
          <table:table-cell table:formula="of:=[.C124]-[.D124]" office:value-type="float" office:value="-63.6042000000001" calcext:value-type="float">
            <text:p>-63,6042000000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erb phrase density, incidence (DRVP)</text:p>
          </table:table-cell>
          <table:table-cell office:value-type="float" office:value="137.8092" calcext:value-type="float">
            <text:p>137,8092</text:p>
          </table:table-cell>
          <table:table-cell office:value-type="float" office:value="139.576" calcext:value-type="float">
            <text:p>139,576</text:p>
          </table:table-cell>
          <table:table-cell table:formula="of:=[.C125]-[.D125]" office:value-type="float" office:value="-1.76679999999999" calcext:value-type="float">
            <text:p>-1,76679999999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passive voice verb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6]-[.D1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passive voice verbs (incidence per 1000 words)</text:p>
          </table:table-cell>
          <table:table-cell table:number-columns-repeated="2" office:value-type="float" office:value="7.0671" calcext:value-type="float">
            <text:p>7,0671</text:p>
          </table:table-cell>
          <table:table-cell table:formula="of:=[.C127]-[.D1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an of passive voice verbs</text:p>
          </table:table-cell>
          <table:table-cell table:number-columns-repeated="2" office:value-type="float" office:value="0.0071" calcext:value-type="float">
            <text:p>0,0071</text:p>
          </table:table-cell>
          <table:table-cell table:formula="of:=[.C128]-[.D1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agentless passive voice verb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9]-[.D1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gentless passive voice density, incidence (DRPVAL)</text:p>
          </table:table-cell>
          <table:table-cell table:number-columns-repeated="2" office:value-type="float" office:value="7.0671" calcext:value-type="float">
            <text:p>7,0671</text:p>
          </table:table-cell>
          <table:table-cell table:formula="of:=[.C130]-[.D1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negative word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1]-[.D1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gation density, incidence (DRNEG)</text:p>
          </table:table-cell>
          <table:table-cell table:number-columns-repeated="2" office:value-type="float" office:value="1.7668" calcext:value-type="float">
            <text:p>1,7668</text:p>
          </table:table-cell>
          <table:table-cell table:formula="of:=[.C132]-[.D1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ce10" office:value-type="string" calcext:value-type="string">
            <text:p>Number of verbs in gerund form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C133]-[.D133]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10" office:value-type="string" calcext:value-type="string">
            <text:p>Gerund density, incidence (DRGERUND)</text:p>
          </table:table-cell>
          <table:table-cell table:style-name="ce10" office:value-type="float" office:value="24.735" calcext:value-type="float">
            <text:p>24,735</text:p>
          </table:table-cell>
          <table:table-cell table:style-name="ce10" office:value-type="float" office:value="21.2014" calcext:value-type="float">
            <text:p>21,2014</text:p>
          </table:table-cell>
          <table:table-cell table:style-name="ce10" table:formula="of:=[.C134]-[.D134]" office:value-type="float" office:value="3.5336" calcext:value-type="float">
            <text:p>3,5336</text:p>
          </table:table-cell>
          <table:table-cell table:style-name="ce10" table:number-columns-repeated="1019"/>
        </table:table-row>
        <table:table-row table:style-name="ro1">
          <table:table-cell/>
          <table:table-cell office:value-type="string" calcext:value-type="string">
            <text:p>Number of verbs in infinitive form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35]-[.D1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finitive density, incidence (DRINF)</text:p>
          </table:table-cell>
          <table:table-cell table:number-columns-repeated="2" office:value-type="float" office:value="7.0671" calcext:value-type="float">
            <text:p>7,0671</text:p>
          </table:table-cell>
          <table:table-cell table:formula="of:=[.C136]-[.D1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mantics. Readability</text:p>
          </table:table-cell>
          <table:table-cell table:number-columns-repeated="2"/>
          <table:table-cell table:formula="of:=[.C137]-[.D1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Mean values of polysemy in the WordNet lexicon</text:p>
          </table:table-cell>
          <table:table-cell table:style-name="ce2" office:value-type="float" office:value="5.9247" calcext:value-type="float">
            <text:p>5,9247</text:p>
          </table:table-cell>
          <table:table-cell table:style-name="ce2" office:value-type="float" office:value="5.9547" calcext:value-type="float">
            <text:p>5,9547</text:p>
          </table:table-cell>
          <table:table-cell table:style-name="ce2" table:formula="of:=[.C138]-[.D138]" office:value-type="float" office:value="-0.0300000000000002" calcext:value-type="float">
            <text:p>-0,03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Mean hypernym values of verbs in the WordNet lexicon</text:p>
          </table:table-cell>
          <table:table-cell table:style-name="ce2" office:value-type="float" office:value="1.7564" calcext:value-type="float">
            <text:p>1,7564</text:p>
          </table:table-cell>
          <table:table-cell table:style-name="ce2" office:value-type="float" office:value="1.7722" calcext:value-type="float">
            <text:p>1,7722</text:p>
          </table:table-cell>
          <table:table-cell table:style-name="ce2" table:formula="of:=[.C139]-[.D139]" office:value-type="float" office:value="-0.0157999999999998" calcext:value-type="float">
            <text:p>-0,0158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Mean hypernym values of nouns in the WordNet lexicon</text:p>
          </table:table-cell>
          <table:table-cell table:style-name="ce2" office:value-type="float" office:value="7.2958" calcext:value-type="float">
            <text:p>7,2958</text:p>
          </table:table-cell>
          <table:table-cell table:style-name="ce2" office:value-type="float" office:value="7.102" calcext:value-type="float">
            <text:p>7,102</text:p>
          </table:table-cell>
          <table:table-cell table:style-name="ce2" table:formula="of:=[.C140]-[.D140]" office:value-type="float" office:value="0.1938" calcext:value-type="float">
            <text:p>0,1938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Mean hypernym values of nouns and verbs in the WordNet lexicon</text:p>
          </table:table-cell>
          <table:table-cell table:style-name="ce2" office:value-type="float" office:value="5.3318" calcext:value-type="float">
            <text:p>5,3318</text:p>
          </table:table-cell>
          <table:table-cell table:style-name="ce2" office:value-type="float" office:value="5.2389" calcext:value-type="float">
            <text:p>5,2389</text:p>
          </table:table-cell>
          <table:table-cell table:style-name="ce2" table:formula="of:=[.C141]-[.D141]" office:value-type="float" office:value="0.0929000000000002" calcext:value-type="float">
            <text:p>0,0929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 calcext:value-type="string">
            <text:p>Referential cohesion</text:p>
          </table:table-cell>
          <table:table-cell table:number-columns-repeated="2"/>
          <table:table-cell table:formula="of:=[.C142]-[.D1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oun overlap, adjacent sentences, binary, mean (CRFNOl)</text:p>
          </table:table-cell>
          <table:table-cell table:style-name="ce2" office:value-type="float" office:value="0.5882" calcext:value-type="float">
            <text:p>0,5882</text:p>
          </table:table-cell>
          <table:table-cell table:style-name="ce2" office:value-type="float" office:value="0.5" calcext:value-type="float">
            <text:p>0,5</text:p>
          </table:table-cell>
          <table:table-cell table:style-name="ce2" table:formula="of:=[.C143]-[.D143]" office:value-type="float" office:value="0.0882000000000001" calcext:value-type="float">
            <text:p>0,0882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Noun overlap, all of the sentences in a paragraph or text, binary, mean (CRFNOa)</text:p>
          </table:table-cell>
          <table:table-cell table:style-name="ce16" office:value-type="float" office:value="0.52" calcext:value-type="float">
            <text:p>0,52</text:p>
          </table:table-cell>
          <table:table-cell table:style-name="ce16" office:value-type="float" office:value="0.4444" calcext:value-type="float">
            <text:p>0,4444</text:p>
          </table:table-cell>
          <table:table-cell table:style-name="ce16" table:formula="of:=[.C144]-[.D144]" office:value-type="float" office:value="0.0756" calcext:value-type="float">
            <text:p>0,075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rgument overlap, adjacent sentences, binary, mean (CRFAOl)</text:p>
          </table:table-cell>
          <table:table-cell table:style-name="ce2" office:value-type="float" office:value="0.5882" calcext:value-type="float">
            <text:p>0,5882</text:p>
          </table:table-cell>
          <table:table-cell table:style-name="ce2" office:value-type="float" office:value="0.6111" calcext:value-type="float">
            <text:p>0,6111</text:p>
          </table:table-cell>
          <table:table-cell table:style-name="ce2" table:formula="of:=[.C145]-[.D145]" office:value-type="float" office:value="-0.0228999999999999" calcext:value-type="float">
            <text:p>-0,0229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Argument overlap, all of the sentences in a paragraph or text, binary, mean (CRFAOa)</text:p>
          </table:table-cell>
          <table:table-cell table:style-name="ce16" office:value-type="float" office:value="0.52" calcext:value-type="float">
            <text:p>0,52</text:p>
          </table:table-cell>
          <table:table-cell office:value-type="float" office:value="0.5185" calcext:value-type="float">
            <text:p>0,5185</text:p>
          </table:table-cell>
          <table:table-cell table:formula="of:=[.C146]-[.D146]" office:value-type="float" office:value="0.00149999999999995" calcext:value-type="float">
            <text:p>0,0015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Stem overlap, adjacent sentences, binary, mean (CRFSOl)</text:p>
          </table:table-cell>
          <table:table-cell table:style-name="ce16" office:value-type="float" office:value="0.5882" calcext:value-type="float">
            <text:p>0,5882</text:p>
          </table:table-cell>
          <table:table-cell table:style-name="ce16" office:value-type="float" office:value="0.6111" calcext:value-type="float">
            <text:p>0,6111</text:p>
          </table:table-cell>
          <table:table-cell table:style-name="ce16" table:formula="of:=[.C147]-[.D147]" office:value-type="float" office:value="-0.0228999999999999" calcext:value-type="float">
            <text:p>-0,022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tem overlap, all of the sentences in a paragraph or text, binary, mean (CRFSOa)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5185" calcext:value-type="float">
            <text:p>0,5185</text:p>
          </table:table-cell>
          <table:table-cell table:style-name="ce2" table:formula="of:=[.C148]-[.D148]" office:value-type="float" office:value="0.00149999999999995" calcext:value-type="float">
            <text:p>0,0015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Content word overlap, adjacent sentences, proportional, mean (CRFCWO1)</text:p>
          </table:table-cell>
          <table:table-cell table:style-name="ce2" office:value-type="float" office:value="0.0642" calcext:value-type="float">
            <text:p>0,0642</text:p>
          </table:table-cell>
          <table:table-cell table:style-name="ce2" office:value-type="float" office:value="0.0643" calcext:value-type="float">
            <text:p>0,0643</text:p>
          </table:table-cell>
          <table:table-cell table:style-name="ce2" table:formula="of:=[.C149]-[.D149]" office:value-type="float" office:value="-0.000100000000000003" calcext:value-type="float">
            <text:p>-0,0001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Content word overlap, adjacent sentences, proportional, standard deviation (CRFCWO1d)</text:p>
          </table:table-cell>
          <table:table-cell table:style-name="ce2" office:value-type="float" office:value="0.045" calcext:value-type="float">
            <text:p>0,045</text:p>
          </table:table-cell>
          <table:table-cell table:style-name="ce2" office:value-type="float" office:value="0.0476" calcext:value-type="float">
            <text:p>0,0476</text:p>
          </table:table-cell>
          <table:table-cell table:style-name="ce2" table:formula="of:=[.C150]-[.D150]" office:value-type="float" office:value="-0.0026" calcext:value-type="float">
            <text:p>-0,0026</text:p>
          </table:table-cell>
          <table:table-cell table:style-name="ce2" table:number-columns-repeated="1019"/>
        </table:table-row>
        <table:table-row table:style-name="ro1">
          <table:table-cell table:style-name="ce16"/>
          <table:table-cell table:style-name="ce16" office:value-type="string" calcext:value-type="string">
            <text:p>Content word overlap, all of the sentences in a paragraph or text, proportional, mean (CRFCWOa)</text:p>
          </table:table-cell>
          <table:table-cell table:style-name="ce16" office:value-type="float" office:value="0.0193" calcext:value-type="float">
            <text:p>0,0193</text:p>
          </table:table-cell>
          <table:table-cell table:style-name="ce16" office:value-type="float" office:value="0.0505" calcext:value-type="float">
            <text:p>0,0505</text:p>
          </table:table-cell>
          <table:table-cell table:style-name="ce16" table:formula="of:=[.C151]-[.D151]" office:value-type="float" office:value="-0.0312" calcext:value-type="float">
            <text:p>-0,0312</text:p>
          </table:table-cell>
          <table:table-cell table:style-name="ce16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Content word overlap, all of the sentences in a paragraph or text, proportional, standard deviation (CRFCWOad)</text:p>
          </table:table-cell>
          <table:table-cell table:style-name="ce2" office:value-type="float" office:value="0.0399" calcext:value-type="float">
            <text:p>0,0399</text:p>
          </table:table-cell>
          <table:table-cell table:style-name="ce2" office:value-type="float" office:value="0.0482" calcext:value-type="float">
            <text:p>0,0482</text:p>
          </table:table-cell>
          <table:table-cell table:style-name="ce2" table:formula="of:=[.C152]-[.D152]" office:value-type="float" office:value="-0.0083" calcext:value-type="float">
            <text:p>-0,0083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 calcext:value-type="string">
            <text:p>Connectives</text:p>
          </table:table-cell>
          <table:table-cell table:number-columns-repeated="2"/>
          <table:table-cell table:formula="of:=[.C153]-[.D1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umber of connectives (incidence per 1000 words)</text:p>
          </table:table-cell>
          <table:table-cell table:number-columns-repeated="2" office:value-type="float" office:value="68.9046" calcext:value-type="float">
            <text:p>68,9046</text:p>
          </table:table-cell>
          <table:table-cell table:formula="of:=[.C154]-[.D1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usal connectives (incidence per 1000 words)</text:p>
          </table:table-cell>
          <table:table-cell table:number-columns-repeated="2" office:value-type="float" office:value="3.5336" calcext:value-type="float">
            <text:p>3,5336</text:p>
          </table:table-cell>
          <table:table-cell table:formula="of:=[.C155]-[.D1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gical connectives (incidence per 1000 words)</text:p>
          </table:table-cell>
          <table:table-cell table:number-columns-repeated="2" office:value-type="float" office:value="54.7703" calcext:value-type="float">
            <text:p>54,7703</text:p>
          </table:table-cell>
          <table:table-cell table:formula="of:=[.C156]-[.D1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versative/contrastive connectives (incidence per 1000 words)</text:p>
          </table:table-cell>
          <table:table-cell table:number-columns-repeated="2" office:value-type="float" office:value="5.3004" calcext:value-type="float">
            <text:p>5,3004</text:p>
          </table:table-cell>
          <table:table-cell table:formula="of:=[.C157]-[.D1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mporal connectives (incidence per 1000 words)</text:p>
          </table:table-cell>
          <table:table-cell table:number-columns-repeated="2" office:value-type="float" office:value="5.3004" calcext:value-type="float">
            <text:p>5,3004</text:p>
          </table:table-cell>
          <table:table-cell table:formula="of:=[.C158]-[.D1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ditional connectives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9]-[.D159]" office:value-type="float" office:value="0" calcext:value-type="float">
            <text:p>0</text:p>
          </table:table-cell>
          <table:table-cell table:number-columns-repeated="1019"/>
        </table:table-row>
      </table:table>
      <table:table table:name="nlpcube+standford_output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office:value-type="string" calcext:value-type="string">
            <text:p>nlpcube</text:p>
          </table:table-cell>
          <table:table-cell office:value-type="string" calcext:value-type="string">
            <text:p>Standf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The@the@DET@DT@Definite=Def|PronType=Art@2@det@_</text:p>
          </table:table-cell>
          <table:table-cell office:value-type="string" calcext:value-type="string">
            <text:p>1@The@the@DET@DT@Definite=Def|PronType=Art@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balls@ball@NOUN@NNS@Number=Plur@4@nsubj@_</text:p>
          </table:table-cell>
          <table:table-cell office:value-type="string" calcext:value-type="string">
            <text:p>2@balls@ball@NOUN@NNS@Number=Plur@4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have@have@AUX@VBP@Mood=Ind|Tense=Pres|VerbForm=Fin@4@aux@_</text:p>
          </table:table-cell>
          <table:table-cell office:value-type="string" calcext:value-type="string">
            <text:p>3@have@have@AUX@VBP@Mood=Ind|Tense=Pres|VerbForm=Fin@4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dropped@drop@VERB@VBN@Tense=Past|VerbForm=Part@0@root@_</text:p>
          </table:table-cell>
          <table:table-cell office:value-type="string" calcext:value-type="string">
            <text:p>4@dropped@drop@VERB@VBN@Tense=Past|VerbForm=Part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down@down@ADP@RP@_@4@compound:prt@_</text:p>
          </table:table-cell>
          <table:table-cell office:value-type="string" calcext:value-type="string">
            <text:p>5@down@down@ADP@RP@_@4@compound:p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the@the@DET@DT@Definite=Def|PronType=Art@7@det@_</text:p>
          </table:table-cell>
          <table:table-cell office:value-type="string" calcext:value-type="string">
            <text:p>6@the@the@DET@DT@Definite=Def|PronType=Art@7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chute@chute@NOUN@NN@Number=Sing@4@obj@_</text:p>
          </table:table-cell>
          <table:table-cell office:value-type="string" calcext:value-type="string">
            <text:p>7@chute@chute@NOUN@NN@Number=Sing@4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and@and@CCONJ@CC@_@12@cc@_</text:p>
          </table:table-cell>
          <table:table-cell office:value-type="string" calcext:value-type="string">
            <text:p>8@and@and@CCONJ@CC@_@12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all@all@DET@DT@_@12@det@_</text:p>
          </table:table-cell>
          <table:table-cell office:value-type="string" calcext:value-type="string">
            <text:p>9@all@all@DET@DT@_@1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six@six@NUM@CD@NumType=Card@11@nummod@_</text:p>
          </table:table-cell>
          <table:table-cell office:value-type="string" calcext:value-type="string">
            <text:p>10@six@six@NUM@CD@NumType=Card@11@numm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1@numbers@number@NOUN@NNS@Number=Plur@12@compound@_</text:p>
          </table:table-cell>
          <table:table-cell office:value-type="string" calcext:value-type="string">
            <text:p>11@numbers@number@NOUN@NNS@Number=Plur@12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match@match@VERB@VBP@Mood=Ind|Tense=Pres|VerbForm=Fin@7@conj@_</text:p>
          </table:table-cell>
          <table:table-cell office:value-type="string" calcext:value-type="string">
            <text:p>12@match@match@NOUN@NN@Number=Sing@4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,@,@PUNCT@,@_@4@punct@_</text:p>
          </table:table-cell>
          <table:table-cell office:value-type="string" calcext:value-type="string">
            <text:p>13@,@,@PUNCT@,@_@4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so@so@ADV@RB@_@17@mark@_</text:p>
          </table:table-cell>
          <table:table-cell office:value-type="string" calcext:value-type="string">
            <text:p>14@so@so@ADV@RB@_@17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it@it@PRON@PRP@Case=Nom|Gender=Neut|Number=Sing|Person=3|PronType=Prs@17@nsubj@SpaceAfter=No</text:p>
          </table:table-cell>
          <table:table-cell office:value-type="string" calcext:value-type="string">
            <text:p>15@it@it@PRON@PRP@Case=Nom|Gender=Neut|Number=Sing|Person=3|PronType=Prs@17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s@be@AUX@VBZ@Mood=Ind|Number=Sing|Person=3|Tense=Pres|VerbForm=Fin@17@cop@_</text:p>
          </table:table-cell>
          <table:table-cell office:value-type="string" calcext:value-type="string">
            <text:p>16@s@be@AUX@VBZ@Mood=Ind|Number=Sing|Person=3|Tense=Pres|VerbForm=Fin@17@c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time@time@NOUN@NN@Number=Sing@4@advcl@_</text:p>
          </table:table-cell>
          <table:table-cell office:value-type="string" calcext:value-type="string">
            <text:p>17@time@time@NOUN@NN@Number=Sing@4@paratax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to@to@PART@TO@_@19@mark@_</text:p>
          </table:table-cell>
          <table:table-cell office:value-type="string" calcext:value-type="string">
            <text:p>18@to@to@PART@TO@_@19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buy@buy@VERB@VB@VerbForm=Inf@17@acl@_</text:p>
          </table:table-cell>
          <table:table-cell office:value-type="string" calcext:value-type="string">
            <text:p>19@buy@buy@VERB@VB@VerbForm=Inf@17@ac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@that@that@SCONJ@IN@_@21@det@_</text:p>
          </table:table-cell>
          <table:table-cell office:value-type="string" calcext:value-type="string">
            <text:p>20@that@that@DET@DT@Number=Sing|PronType=Dem@21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Audi@Audi@PROPN@NNP@Number=Sing@19@obj@_</text:p>
          </table:table-cell>
          <table:table-cell office:value-type="string" calcext:value-type="string">
            <text:p>21@Audi@Audi@PROPN@NNP@Number=Sing@19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,@,@PUNCT@,@_@23@punct@_</text:p>
          </table:table-cell>
          <table:table-cell office:value-type="string" calcext:value-type="string">
            <text:p>22@,@,@PUNCT@,@_@23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book@book@VERB@VB@VerbForm=Inf@19@conj@_</text:p>
          </table:table-cell>
          <table:table-cell office:value-type="string" calcext:value-type="string">
            <text:p>23@book@book@VERB@VB@VerbForm=Inf@19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the@the@DET@DT@Definite=Def|PronType=Art@25@det@_</text:p>
          </table:table-cell>
          <table:table-cell office:value-type="string" calcext:value-type="string">
            <text:p>24@the@the@DET@DT@Definite=Def|PronType=Art@2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holiday@holiday@NOUN@NN@Number=Sing@23@obj@_</text:p>
          </table:table-cell>
          <table:table-cell office:value-type="string" calcext:value-type="string">
            <text:p>25@holiday@holiday@NOUN@NN@Number=Sing@23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in@in@ADP@IN@_@28@case@_</text:p>
          </table:table-cell>
          <table:table-cell office:value-type="string" calcext:value-type="string">
            <text:p>26@in@in@ADP@IN@_@28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the@the@DET@DT@Definite=Def|PronType=Art@28@det@_</text:p>
          </table:table-cell>
          <table:table-cell office:value-type="string" calcext:value-type="string">
            <text:p>27@the@the@DET@DT@Definite=Def|PronType=Art@28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US@US@PROPN@NNP@Number=Sing@23@obl@_</text:p>
          </table:table-cell>
          <table:table-cell office:value-type="string" calcext:value-type="string">
            <text:p>28@US@US@PROPN@NNP@Number=Sing@23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and@and@CCONJ@CC@_@30@cc@_</text:p>
          </table:table-cell>
          <table:table-cell office:value-type="string" calcext:value-type="string">
            <text:p>29@and@and@CCONJ@CC@_@30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@phone@phone@VERB@VB@VerbForm=Inf@23@conj@_</text:p>
          </table:table-cell>
          <table:table-cell office:value-type="string" calcext:value-type="string">
            <text:p>30@phone@phone@VERB@VB@VerbForm=Inf@19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@the@the@DET@DT@Definite=Def|PronType=Art@33@det@_</text:p>
          </table:table-cell>
          <table:table-cell office:value-type="string" calcext:value-type="string">
            <text:p>31@the@the@DET@DT@Definite=Def|PronType=Art@33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@estate@estate@NOUN@NN@Number=Sing@33@compound@_</text:p>
          </table:table-cell>
          <table:table-cell office:value-type="string" calcext:value-type="string">
            <text:p>32@estate@estate@NOUN@NN@Number=Sing@33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@agent@agent@NOUN@NN@Number=Sing@30@obj@_</text:p>
          </table:table-cell>
          <table:table-cell office:value-type="string" calcext:value-type="string">
            <text:p>33@agent@agent@NOUN@NN@Number=Sing@30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@.@.@PUNCT@.@_@4@punct@_</text:p>
          </table:table-cell>
          <table:table-cell office:value-type="string" calcext:value-type="string">
            <text:p>34@.@.@PUNCT@.@_@4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At@at@ADV@RB@_@6@advmod@_</text:p>
          </table:table-cell>
          <table:table-cell office:value-type="string" calcext:value-type="string">
            <text:p>1@At@at@ADV@RB@_@6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least@least@ADV@RBS@Degree=Sup@1@fixed@_</text:p>
          </table:table-cell>
          <table:table-cell office:value-type="string" calcext:value-type="string">
            <text:p>2@least@least@ADV@RBS@Degree=Sup@1@fi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,@,@PUNCT@,@_@6@punct@_</text:p>
          </table:table-cell>
          <table:table-cell office:value-type="string" calcext:value-type="string">
            <text:p>3@,@,@PUNCT@,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that@that@PRON@DT@Number=Sing|PronType=Dem@6@nsubj@SpaceAfter=No</text:p>
          </table:table-cell>
          <table:table-cell office:value-type="string" calcext:value-type="string">
            <text:p>4@that@that@PRON@DT@Number=Sing|PronType=Dem@6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s@be@VERB@VBZ@Mood=Ind|Number=Sing|Person=3|Tense=Pres|VerbForm=Fin@6@cop@_</text:p>
          </table:table-cell>
          <table:table-cell office:value-type="string" calcext:value-type="string">
            <text:p>5@s@be@AUX@VBZ@Mood=Ind|Number=Sing|Person=3|Tense=Pres|VerbForm=Fin@6@c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what@what@PRON@WP@PronType=Int@0@root@_</text:p>
          </table:table-cell>
          <table:table-cell office:value-type="string" calcext:value-type="string">
            <text:p>6@what@what@PRON@WP@PronType=Int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most@most@ADJ@JJS@Degree=Sup@9@amod@_</text:p>
          </table:table-cell>
          <table:table-cell office:value-type="string" calcext:value-type="string">
            <text:p>7@most@most@ADJ@JJS@Degree=Sup@9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lottery@lottery@NOUN@NN@Number=Sing@9@compound@_</text:p>
          </table:table-cell>
          <table:table-cell office:value-type="string" calcext:value-type="string">
            <text:p>8@lottery@lottery@NOUN@NN@Number=Sing@9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millionaires@millionaire@NOUN@NNS@Number=Plur@10@nsubj@_</text:p>
          </table:table-cell>
          <table:table-cell office:value-type="string" calcext:value-type="string">
            <text:p>9@millionaires@millionaire@NOUN@NNS@Number=Plur@10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do@do@VERB@VBP@Mood=Ind|Tense=Pres|VerbForm=Fin@6@acl:relcl@_</text:p>
          </table:table-cell>
          <table:table-cell office:value-type="string" calcext:value-type="string">
            <text:p>10@do@do@VERB@VBP@Mood=Ind|Tense=Pres|VerbForm=Fin@6@acl:rel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,@,@PUNCT@,@_@6@punct@_</text:p>
          </table:table-cell>
          <table:table-cell office:value-type="string" calcext:value-type="string">
            <text:p>11@,@,@PUNCT@,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according@accord@VERB@VBG@VerbForm=Ger@15@case@_</text:p>
          </table:table-cell>
          <table:table-cell office:value-type="string" calcext:value-type="string">
            <text:p>12@according@accord@VERB@VBG@VerbForm=Ger@1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to@to@ADP@IN@_@12@fixed@_</text:p>
          </table:table-cell>
          <table:table-cell office:value-type="string" calcext:value-type="string">
            <text:p>13@to@to@ADP@IN@_@12@fi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an@a@DET@DT@Definite=Ind|PronType=Art@15@det@_</text:p>
          </table:table-cell>
          <table:table-cell office:value-type="string" calcext:value-type="string">
            <text:p>14@an@a@DET@DT@Definite=Ind|PronType=Art@1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analysis@analysis@NOUN@NN@Number=Sing@6@obl@_</text:p>
          </table:table-cell>
          <table:table-cell office:value-type="string" calcext:value-type="string">
            <text:p>15@analysis@analysis@NOUN@NN@Number=Sing@6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of@of@ADP@IN@_@17@case@_</text:p>
          </table:table-cell>
          <table:table-cell office:value-type="string" calcext:value-type="string">
            <text:p>16@of@of@ADP@IN@_@17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spending@spending@NOUN@NN@Number=Sing@15@nmod@_</text:p>
          </table:table-cell>
          <table:table-cell office:value-type="string" calcext:value-type="string">
            <text:p>17@spending@spending@NOUN@NN@Number=Sing@15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and@and@CCONJ@CC@_@19@cc@_</text:p>
          </table:table-cell>
          <table:table-cell office:value-type="string" calcext:value-type="string">
            <text:p>18@and@and@CCONJ@CC@_@19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investment@investment@NOUN@NN@Number=Sing@17@conj@_</text:p>
          </table:table-cell>
          <table:table-cell office:value-type="string" calcext:value-type="string">
            <text:p>19@investment@investment@NOUN@NN@Number=Sing@17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by@by@ADP@IN@_@23@case@_</text:p>
          </table:table-cell>
          <table:table-cell office:value-type="string" calcext:value-type="string">
            <text:p>20@by@by@ADP@IN@_@22@cas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21@jack@jack@NOUN@NN@Number=Sing@23@compound@SpaceAfter=No</text:p>
          </table:table-cell>
          <table:table-cell table:style-name="ce21" office:value-type="string" calcext:value-type="string">
            <text:p>21@jackpot@jackpot@NOUN@NN@Number=Sing@22@compound</text:p>
          </table:table-cell>
          <table:table-cell table:style-name="ce16" table:number-columns-repeated="1022"/>
        </table:table-row>
        <table:table-row table:style-name="ro1">
          <table:table-cell office:value-type="string" calcext:value-type="string">
            <text:p>22@pot@pot@NOUN@NN@Number=Sing@23@compound@_</text:p>
          </table:table-cell>
          <table:table-cell office:value-type="string" calcext:value-type="string">
            <text:p>22@winners@winner@NOUN@NNS@Number=Plur@17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winners@winner@NOUN@NNS@Number=Plur@17@nmod@_</text:p>
          </table:table-cell>
          <table:table-cell office:value-type="string" calcext:value-type="string">
            <text:p>23@.@.@PUNCT@.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.@.@PUNCT@.@_@6@punct@_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@Since@since@SCONJ@IN@_@4@mark@_</text:p>
          </table:table-cell>
          <table:table-cell office:value-type="string" calcext:value-type="string">
            <text:p>1@Since@since@ADP@IN@_@3@case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2@it@it@PRON@PRP@Case=Nom|Gender=Neut|Number=Sing|Person=3|PronType=Prs@4@nsubj</text:p>
          </table:table-cell>
          <table:table-cell table:style-name="ce21" office:value-type="string" calcext:value-type="string">
            <text:p>2@its@its@PRON@PRP$@Gender=Neut|Number=Sing|Person=3|Poss=Yes|PronType=Prs@3@nmod:poss</text:p>
          </table:table-cell>
          <table:table-cell table:style-name="ce16" table:number-columns-repeated="1022"/>
        </table:table-row>
        <table:table-row table:style-name="ro2">
          <table:table-cell office:value-type="string" calcext:value-type="string">
            <text:p>3@s@be@AUX@VBZ@Mood=Ind|Number=Sing|Person=3|Tense=Pres|VerbForm=Fin@4@cop</text:p>
          </table:table-cell>
          <table:table-cell office:value-type="string" calcext:value-type="string">
            <text:p>3@launch@launch@NOUN@NN@Number=Sing@10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launch@launch@VERB@VB@VerbForm=Inf@11@advcl@_</text:p>
          </table:table-cell>
          <table:table-cell office:value-type="string" calcext:value-type="string">
            <text:p>4@in@in@ADP@IN@_@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in@in@ADP@IN@_@6@case@_</text:p>
          </table:table-cell>
          <table:table-cell office:value-type="string" calcext:value-type="string">
            <text:p>5@1994@1994@NUM@CD@NumType=Card@3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1994@1994@NUM@CD@NumType=Card@4@obl@_</text:p>
          </table:table-cell>
          <table:table-cell office:value-type="string" calcext:value-type="string">
            <text:p>6@,@,@PUNCT@,@_@10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,@,@PUNCT@,@_@11@punct@_</text:p>
          </table:table-cell>
          <table:table-cell office:value-type="string" calcext:value-type="string">
            <text:p>7@the@the@DET@DT@Definite=Def|PronType=Art@8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the@the@DET@DT@Definite=Def|PronType=Art@9@det@_</text:p>
          </table:table-cell>
          <table:table-cell office:value-type="string" calcext:value-type="string">
            <text:p>8@lottery@lottery@NOUN@NN@Number=Sing@10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lottery@lottery@NOUN@NN@Number=Sing@11@nsubj@_</text:p>
          </table:table-cell>
          <table:table-cell office:value-type="string" calcext:value-type="string">
            <text:p>9@has@have@AUX@VBZ@Mood=Ind|Number=Sing|Person=3|Tense=Pres|VerbForm=Fin@10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has@have@AUX@VBZ@Mood=Ind|Number=Sing|Person=3|Tense=Pres|VerbForm=Fin@11@aux@_</text:p>
          </table:table-cell>
          <table:table-cell office:value-type="string" calcext:value-type="string">
            <text:p>10@created@create@VERB@VBN@Tense=Past|VerbForm=Part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created@create@VERB@VBN@Tense=Past|VerbForm=Part@0@root@_</text:p>
          </table:table-cell>
          <table:table-cell office:value-type="string" calcext:value-type="string">
            <text:p>11@3,000@3,000@NUM@CD@NumType=Card@12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3,000@3,000@NUM@CD@NumType=Card@13@nummod@_</text:p>
          </table:table-cell>
          <table:table-cell office:value-type="string" calcext:value-type="string">
            <text:p>12@millionaires@millionaire@NOUN@NNS@Number=Plur@10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millionaires@millionaire@NOUN@NNS@Number=Plur@11@obj@_</text:p>
          </table:table-cell>
          <table:table-cell office:value-type="string" calcext:value-type="string">
            <text:p>13@who@who@PRON@WP@PronType=Rel@15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who@who@PRON@WP@PronType=Rel@16@nsubj@_</text:p>
          </table:table-cell>
          <table:table-cell office:value-type="string" calcext:value-type="string">
            <text:p>14@have@have@AUX@VBP@Mood=Ind|Tense=Pres|VerbForm=Fin@15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have@have@AUX@VBP@Mood=Ind|Tense=Pres|VerbForm=Fin@16@aux@_</text:p>
          </table:table-cell>
          <table:table-cell office:value-type="string" calcext:value-type="string">
            <text:p>15@won@win@VERB@VBN@Tense=Past|VerbForm=Part@12@acl:rel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won@win@VERB@VBN@Tense=Past|VerbForm=Part@13@acl:relcl@_</text:p>
          </table:table-cell>
          <table:table-cell office:value-type="string" calcext:value-type="string">
            <text:p>16@more@more@ADJ@JJR@Degree=Cmp@18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more@more@ADJ@JJR@Degree=Cmp@19@advmod@_</text:p>
          </table:table-cell>
          <table:table-cell office:value-type="string" calcext:value-type="string">
            <text:p>17@than@than@ADP@IN@_@16@fi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than@than@ADP@IN@_@17@fixed@_</text:p>
          </table:table-cell>
          <table:table-cell office:value-type="string" calcext:value-type="string">
            <text:p>18@8.5@8.5@NUM@CD@NumType=Card@19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8.5@8.5@NUM@CD@NumType=Card@20@nummod@SpaceAfter=No</text:p>
          </table:table-cell>
          <table:table-cell office:value-type="string" calcext:value-type="string">
            <text:p>19@bn@bn@NUM@CD@NumType=Card@15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bn@bn@NOUN@CD@NumType=Card@16@obj@_</text:p>
          </table:table-cell>
          <table:table-cell office:value-type="string" calcext:value-type="string">
            <text:p>20@in@in@ADP@IN@_@21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in@in@ADP@IN@_@22@case@_</text:p>
          </table:table-cell>
          <table:table-cell office:value-type="string" calcext:value-type="string">
            <text:p>21@total@total@ADJ@JJ@Degree=Pos@15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total@total@ADJ@JJ@Degree=Pos@16@obl@_</text:p>
          </table:table-cell>
          <table:table-cell office:value-type="string" calcext:value-type="string">
            <text:p>22@,@,@PUNCT@,@_@1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,@,@PUNCT@,@_@16@punct@_</text:p>
          </table:table-cell>
          <table:table-cell office:value-type="string" calcext:value-type="string">
            <text:p>23@at@at@ADP@IN@_@2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at@at@ADP@IN@_@26@case@_</text:p>
          </table:table-cell>
          <table:table-cell office:value-type="string" calcext:value-type="string">
            <text:p>24@an@a@DET@DT@Definite=Ind|PronType=Art@2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an@a@DET@DT@Definite=Ind|PronType=Art@26@det@_</text:p>
          </table:table-cell>
          <table:table-cell office:value-type="string" calcext:value-type="string">
            <text:p>25@average@average@NOUN@NN@Number=Sing@15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average@average@NOUN@NN@Number=Sing@16@obl@_</text:p>
          </table:table-cell>
          <table:table-cell office:value-type="string" calcext:value-type="string">
            <text:p>26@of@of@ADP@IN@_@28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of@of@ADP@IN@_@29@case@_</text:p>
          </table:table-cell>
          <table:table-cell office:value-type="string" calcext:value-type="string">
            <text:p>27@2.8@2.8@NUM@CD@NumType=Card@28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2.8@2.8@NUM@CD@NumType=Card@29@nummod@SpaceAfter=No</text:p>
          </table:table-cell>
          <table:table-cell office:value-type="string" calcext:value-type="string">
            <text:p>28@m@m@NUM@CD@NumType=Card@25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m@m@NOUN@CD@Number=Sing@26@nmod@_</text:p>
          </table:table-cell>
          <table:table-cell office:value-type="string" calcext:value-type="string">
            <text:p>29@each@each@DET@DT@_@25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@each@each@DET@DT@_@29@nmod:npmod@_</text:p>
          </table:table-cell>
          <table:table-cell office:value-type="string" calcext:value-type="string">
            <text:p>30@.@.@PUNCT@.@_@10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@.@.@PUNCT@.@_@11@punct@_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@The@the@DET@DT@Definite=Def|PronType=Art@5@det@_</text:p>
          </table:table-cell>
          <table:table-cell office:value-type="string" calcext:value-type="string">
            <text:p>1@The@the@DET@DT@Definite=Def|PronType=Art@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trickle@trickle@NOUN@NN@Number=Sing@5@compound@SpaceAfter=No</text:p>
          </table:table-cell>
          <table:table-cell office:value-type="string" calcext:value-type="string">
            <text:p>2@trickle@trickle@NOUN@NN@Number=Sing@4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-@-@PUNCT@HYPH@_@2@punct@SpaceAfter=No</text:p>
          </table:table-cell>
          <table:table-cell office:value-type="string" calcext:value-type="string">
            <text:p>3@-@-@PUNCT@HYPH@_@4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down@down@NOUN@NN@Number=Sing@2@compound:prt@_</text:p>
          </table:table-cell>
          <table:table-cell office:value-type="string" calcext:value-type="string">
            <text:p>4@down@down@NOUN@NN@Number=Sing@5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effect@effect@NOUN@NN@Number=Sing@6@nsubj@_</text:p>
          </table:table-cell>
          <table:table-cell office:value-type="string" calcext:value-type="string">
            <text:p>5@effect@effect@NOUN@NN@Number=Sing@6@nsub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@means@mean@VERB@VBZ@Mood=Ind|Number=Sing|Person=3|Tense=Pres|VerbForm=Fin@0@root@_</text:p>
          </table:table-cell>
          <table:table-cell office:value-type="string" calcext:value-type="string">
            <text:p>6@means@mean@VERB@VBZ@Mood=Ind|Number=Sing|Person=3|Tense=Pres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that@that@SCONJ@IN@_@12@mark@_</text:p>
          </table:table-cell>
          <table:table-cell office:value-type="string" calcext:value-type="string">
            <text:p>7@that@that@SCONJ@IN@_@12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between@between@ADP@IN@_@9@case@_</text:p>
          </table:table-cell>
          <table:table-cell office:value-type="string" calcext:value-type="string">
            <text:p>8@between@between@ADP@IN@_@9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them@they@PRON@PRP@Case=Acc|Number=Plur|Person=3|PronType=Prs@12@obl@_</text:p>
          </table:table-cell>
          <table:table-cell office:value-type="string" calcext:value-type="string">
            <text:p>9@them@they@PRON@PRP@Case=Acc|Number=Plur|Person=3|PronType=Prs@12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they@they@PRON@PRP@Case=Nom|Number=Plur|Person=3|PronType=Prs@12@nsubj@_</text:p>
          </table:table-cell>
          <table:table-cell office:value-type="string" calcext:value-type="string">
            <text:p>10@they@they@PRON@PRP@Case=Nom|Number=Plur|Person=3|PronType=Prs@12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have@have@AUX@VBP@Mood=Ind|Tense=Pres|VerbForm=Fin@12@aux@_</text:p>
          </table:table-cell>
          <table:table-cell office:value-type="string" calcext:value-type="string">
            <text:p>11@have@have@AUX@VBP@Mood=Ind|Tense=Pres|VerbForm=Fin@12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created@create@VERB@VBN@Tense=Past|VerbForm=Part@6@ccomp@_</text:p>
          </table:table-cell>
          <table:table-cell office:value-type="string" calcext:value-type="string">
            <text:p>12@created@create@VERB@VBN@Tense=Past|VerbForm=Part@6@cco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a@a@DET@DT@Definite=Ind|PronType=Art@16@det@_</text:p>
          </table:table-cell>
          <table:table-cell office:value-type="string" calcext:value-type="string">
            <text:p>13@a@a@DET@DT@Definite=Ind|PronType=Art@16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further@further@ADJ@JJR@Degree=Cmp@16@amod@_</text:p>
          </table:table-cell>
          <table:table-cell office:value-type="string" calcext:value-type="string">
            <text:p>14@further@further@ADJ@JJ@Degree=Pos@16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3,780@3,780@NUM@CD@NumType=Card@16@nummod@_</text:p>
          </table:table-cell>
          <table:table-cell office:value-type="string" calcext:value-type="string">
            <text:p>15@3,780@3,780@NUM@CD@NumType=Card@16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millionaires@millionaire@NOUN@NNS@Number=Plur@12@obj@_</text:p>
          </table:table-cell>
          <table:table-cell office:value-type="string" calcext:value-type="string">
            <text:p>16@millionaires@millionaire@NOUN@NNS@Number=Plur@12@ob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7@among@among@ADP@IN@_@19@case@_</text:p>
          </table:table-cell>
          <table:table-cell office:value-type="string" calcext:value-type="string">
            <text:p>17@among@among@ADP@IN@_@19@cas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18@their@they@PRON@PRP$@Number=Plur|Person=3|Poss=Yes|PronType=Prs@19@nmod:p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children@child@NOUN@NNS@Number=Plur@16@nmod@_</text:p>
          </table:table-cell>
          <table:table-cell office:value-type="string" calcext:value-type="string">
            <text:p>19@children@child@NOUN@NNS@Number=Plur@16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,@,@PUNCT@,@_@21@punct@_</text:p>
          </table:table-cell>
          <table:table-cell office:value-type="string" calcext:value-type="string">
            <text:p>20@,@,@PUNCT@,@_@21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family@family@NOUN@NN@Number=Sing@19@conj@_</text:p>
          </table:table-cell>
          <table:table-cell office:value-type="string" calcext:value-type="string">
            <text:p>21@family@family@NOUN@NN@Number=Sing@19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and@and@CCONJ@CC@_@23@cc@_</text:p>
          </table:table-cell>
          <table:table-cell office:value-type="string" calcext:value-type="string">
            <text:p>22@and@and@CCONJ@CC@_@23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friends@friend@NOUN@NNS@Number=Plur@19@conj@_</text:p>
          </table:table-cell>
          <table:table-cell office:value-type="string" calcext:value-type="string">
            <text:p>23@friends@friend@NOUN@NNS@Number=Plur@19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,@,@PUNCT@,@_@12@punct@_</text:p>
          </table:table-cell>
          <table:table-cell office:value-type="string" calcext:value-type="string">
            <text:p>24@,@,@PUNCT@,@_@1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according@accord@VERB@VBG@VerbForm=Ger@28@case@_</text:p>
          </table:table-cell>
          <table:table-cell office:value-type="string" calcext:value-type="string">
            <text:p>25@according@accord@VERB@VBG@VerbForm=Ger@28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to@to@ADP@IN@_@25@fixed@_</text:p>
          </table:table-cell>
          <table:table-cell office:value-type="string" calcext:value-type="string">
            <text:p>26@to@to@ADP@IN@_@25@fi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the@the@DET@DT@Definite=Def|PronType=Art@28@det@_</text:p>
          </table:table-cell>
          <table:table-cell office:value-type="string" calcext:value-type="string">
            <text:p>27@the@the@DET@DT@Definite=Def|PronType=Art@28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authors@author@NOUN@NNS@Number=Plur@12@obl@_</text:p>
          </table:table-cell>
          <table:table-cell office:value-type="string" calcext:value-type="string">
            <text:p>28@authors@author@NOUN@NNS@Number=Plur@12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of@of@ADP@IN@_@31@case@_</text:p>
          </table:table-cell>
          <table:table-cell office:value-type="string" calcext:value-type="string">
            <text:p>29@of@of@ADP@IN@_@31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@the@the@DET@DT@Definite=Def|PronType=Art@31@det@_</text:p>
          </table:table-cell>
          <table:table-cell office:value-type="string" calcext:value-type="string">
            <text:p>30@the@the@DET@DT@Definite=Def|PronType=Art@31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@study@study@NOUN@NN@Number=Sing@28@nmod@_</text:p>
          </table:table-cell>
          <table:table-cell office:value-type="string" calcext:value-type="string">
            <text:p>31@study@study@NOUN@NN@Number=Sing@28@nm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2@,@,@PUNCT@,@_@31@punct@_</text:p>
          </table:table-cell>
          <table:table-cell office:value-type="string" calcext:value-type="string">
            <text:p>32@,@,@PUNCT@,@_@31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@Oxford@Oxford@PROPN@NNP@Number=Sing@34@compound@_</text:p>
          </table:table-cell>
          <table:table-cell office:value-type="string" calcext:value-type="string">
            <text:p>33@Oxford@Oxford@PROPN@NNP@Number=Sing@34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@Economics@Economics@PROPN@NNS@Number=Plur@31@appos@_</text:p>
          </table:table-cell>
          <table:table-cell office:value-type="string" calcext:value-type="string">
            <text:p>34@Economics@economics@PROPN@NNPS@Number=Plur@31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@.@.@PUNCT@.@_@6@punct@_</text:p>
          </table:table-cell>
          <table:table-cell office:value-type="string" calcext:value-type="string">
            <text:p>35@.@.@PUNCT@.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Most@most@ADJ@JJS@Degree=Sup@2@amod@_</text:p>
          </table:table-cell>
          <table:table-cell office:value-type="string" calcext:value-type="string">
            <text:p>1@Most@most@ADJ@JJS@Degree=Sup@2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winners@winner@NOUN@NNS@Number=Plur@7@nsubj@_</text:p>
          </table:table-cell>
          <table:table-cell office:value-type="string" calcext:value-type="string">
            <text:p>2@winners@winner@NOUN@NNS@Number=Plur@7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(@(@PUNCT@-LRB-@_@5@punct@_</text:p>
          </table:table-cell>
          <table:table-cell office:value-type="string" calcext:value-type="string">
            <text:p>3@(@(@PUNCT@-LRB-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59@59@NUM@CD@NumType=Card@5@nummod@SpaceAfter=No</text:p>
          </table:table-cell>
          <table:table-cell office:value-type="string" calcext:value-type="string">
            <text:p>4@59@59@NUM@CD@NumType=Card@5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%@%@SYM@NN@Number=Sing@2@appos@_</text:p>
          </table:table-cell>
          <table:table-cell office:value-type="string" calcext:value-type="string">
            <text:p>5@%@%@SYM@NN@Number=Sing@2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)@)@PUNCT@-RRB-@_@5@punct@_</text:p>
          </table:table-cell>
          <table:table-cell office:value-type="string" calcext:value-type="string">
            <text:p>6@)@)@PUNCT@-RRB-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give@give@VERB@VB@VerbForm=Inf@0@root@_</text:p>
          </table:table-cell>
          <table:table-cell office:value-type="string" calcext:value-type="string">
            <text:p>7@give@give@VERB@VB@Mood=Ind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up@up@ADP@RP@_@7@compound:prt@_</text:p>
          </table:table-cell>
          <table:table-cell office:value-type="string" calcext:value-type="string">
            <text:p>8@up@up@ADP@RP@_@7@compound:p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work@work@NOUN@NN@Number=Sing@7@obj@_</text:p>
          </table:table-cell>
          <table:table-cell office:value-type="string" calcext:value-type="string">
            <text:p>9@work@work@NOUN@NN@Number=Sing@7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straight@straight@ADV@RB@_@11@advmod@_</text:p>
          </table:table-cell>
          <table:table-cell office:value-type="string" calcext:value-type="string">
            <text:p>10@straight@straight@ADV@RB@_@11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away@away@ADV@RB@_@7@advmod@_</text:p>
          </table:table-cell>
          <table:table-cell office:value-type="string" calcext:value-type="string">
            <text:p>11@away@away@ADV@RB@_@7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,@,@PUNCT@,@_@16@punct@_</text:p>
          </table:table-cell>
          <table:table-cell office:value-type="string" calcext:value-type="string">
            <text:p>12@,@,@PUNCT@,@_@1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but@but@CCONJ@CC@_@16@cc@_</text:p>
          </table:table-cell>
          <table:table-cell office:value-type="string" calcext:value-type="string">
            <text:p>13@but@but@CCONJ@CC@_@16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19@19@NUM@CD@NumType=Card@15@nummod@SpaceAfter=No</text:p>
          </table:table-cell>
          <table:table-cell office:value-type="string" calcext:value-type="string">
            <text:p>14@19@19@NUM@CD@NumType=Card@15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%@%@SYM@NN@Number=Sing@16@obl:npmod@_</text:p>
          </table:table-cell>
          <table:table-cell office:value-type="string" calcext:value-type="string">
            <text:p>15@%@%@SYM@NN@Number=Sing@16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carry@carry@VERB@NN@Mood=Imp|VerbForm=Fin@7@conj@_</text:p>
          </table:table-cell>
          <table:table-cell office:value-type="string" calcext:value-type="string">
            <text:p>16@carry@carry@VERB@VBP@Mood=Ind|Tense=Pres|VerbForm=Fin@7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on@on@SCONJ@IN@_@18@mark@_</text:p>
          </table:table-cell>
          <table:table-cell office:value-type="string" calcext:value-type="string">
            <text:p>17@on@on@SCONJ@IN@_@18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doing@do@VERB@VBG@VerbForm=Ger@16@advcl@_</text:p>
          </table:table-cell>
          <table:table-cell office:value-type="string" calcext:value-type="string">
            <text:p>18@doing@do@VERB@VBG@VerbForm=Ger@16@adv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the@the@DET@DT@Definite=Def|PronType=Art@21@det@_</text:p>
          </table:table-cell>
          <table:table-cell office:value-type="string" calcext:value-type="string">
            <text:p>19@the@the@DET@DT@Definite=Def|PronType=Art@21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day@day@NOUN@NN@Number=Sing@21@compound@_</text:p>
          </table:table-cell>
          <table:table-cell office:value-type="string" calcext:value-type="string">
            <text:p>20@day@day@NOUN@NN@Number=Sing@21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job@job@NOUN@NN@Number=Sing@18@obj@_</text:p>
          </table:table-cell>
          <table:table-cell office:value-type="string" calcext:value-type="string">
            <text:p>21@job@job@NOUN@NN@Number=Sing@18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and@and@CCONJ@CC@_@25@cc@_</text:p>
          </table:table-cell>
          <table:table-cell office:value-type="string" calcext:value-type="string">
            <text:p>22@and@and@CCONJ@CC@_@25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31@31@NUM@CD@NumType=Card@24@nummod@SpaceAfter=No</text:p>
          </table:table-cell>
          <table:table-cell office:value-type="string" calcext:value-type="string">
            <text:p>23@31@31@NUM@CD@NumType=Card@24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%@%@SYM@NN@Number=Sing@25@nsubj@_</text:p>
          </table:table-cell>
          <table:table-cell office:value-type="string" calcext:value-type="string">
            <text:p>24@%@%@SYM@NN@Number=Sing@25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do@do@VERB@VB@VerbForm=Inf@7@conj@_</text:p>
          </table:table-cell>
          <table:table-cell office:value-type="string" calcext:value-type="string">
            <text:p>25@do@do@VERB@VBP@Mood=Ind|Tense=Pres|VerbForm=Fin@16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unpaid@unpaid@ADJ@JJ@Degree=Pos@28@amod@_</text:p>
          </table:table-cell>
          <table:table-cell office:value-type="string" calcext:value-type="string">
            <text:p>26@unpaid@unpaid@ADJ@JJ@Degree=Pos@28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voluntary@voluntary@ADJ@JJ@Degree=Pos@28@amod@_</text:p>
          </table:table-cell>
          <table:table-cell office:value-type="string" calcext:value-type="string">
            <text:p>27@voluntary@voluntary@ADJ@JJ@Degree=Pos@28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work@work@NOUN@NN@Number=Sing@25@obj@_</text:p>
          </table:table-cell>
          <table:table-cell office:value-type="string" calcext:value-type="string">
            <text:p>28@work@work@NOUN@NN@Number=Sing@25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.@.@PUNCT@.@_@7@punct@_</text:p>
          </table:table-cell>
          <table:table-cell office:value-type="string" calcext:value-type="string">
            <text:p>29@.@.@PUNCT@.@_@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The@the@DET@DT@Definite=Def|PronType=Art@3@det@_</text:p>
          </table:table-cell>
          <table:table-cell office:value-type="string" calcext:value-type="string">
            <text:p>1@The@the@DET@DT@Definite=Def|PronType=Art@3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good@good@ADJ@JJ@Degree=Pos@3@amod@_</text:p>
          </table:table-cell>
          <table:table-cell office:value-type="string" calcext:value-type="string">
            <text:p>2@good@good@ADJ@JJ@Degree=Pos@3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news@news@NOUN@NN@Number=Sing@7@nsubj@_</text:p>
          </table:table-cell>
          <table:table-cell office:value-type="string" calcext:value-type="string">
            <text:p>3@news@news@NOUN@NN@Number=Sing@7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for@for@ADP@IN@_@6@case@_</text:p>
          </table:table-cell>
          <table:table-cell office:value-type="string" calcext:value-type="string">
            <text:p>4@for@for@ADP@IN@_@6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the@the@DET@DT@Definite=Def|PronType=Art@6@det@_</text:p>
          </table:table-cell>
          <table:table-cell office:value-type="string" calcext:value-type="string">
            <text:p>5@the@the@DET@DT@Definite=Def|PronType=Art@6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economy@economy@NOUN@NN@Number=Sing@3@nmod@_</text:p>
          </table:table-cell>
          <table:table-cell office:value-type="string" calcext:value-type="string">
            <text:p>6@economy@economy@NOUN@NN@Number=Sing@3@nm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@is@be@VERB@VBZ@Mood=Ind|Number=Sing|Person=3|Tense=Pres|VerbForm=Fin@0@root@_</text:p>
          </table:table-cell>
          <table:table-cell office:value-type="string" calcext:value-type="string">
            <text:p>7@is@be@AUX@VBZ@Mood=Ind|Number=Sing|Person=3|Tense=Pres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that@that@SCONJ@IN@_@14@mark@_</text:p>
          </table:table-cell>
          <table:table-cell office:value-type="string" calcext:value-type="string">
            <text:p>8@that@that@SCONJ@IN@_@14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98@98@NUM@CD@NumType=Card@10@nummod@SpaceAfter=No</text:p>
          </table:table-cell>
          <table:table-cell office:value-type="string" calcext:value-type="string">
            <text:p>9@98@98@NUM@CD@NumType=Card@10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%@%@SYM@NN@Number=Sing@14@nsubj@_</text:p>
          </table:table-cell>
          <table:table-cell office:value-type="string" calcext:value-type="string">
            <text:p>10@%@%@SYM@NN@Number=Sing@14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of@of@ADP@IN@_@13@case@_</text:p>
          </table:table-cell>
          <table:table-cell office:value-type="string" calcext:value-type="string">
            <text:p>11@of@of@ADP@IN@_@13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winners@winner@NOUN@NNS@Number=Plur@10@nmod@_</text:p>
          </table:table-cell>
          <table:table-cell office:value-type="string" calcext:value-type="string">
            <text:p>12@winners@winner@NOUN@NNS@Number=Plur@13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spending@spending@VERB@VBG@Number=Sing@10@nmod@_</text:p>
          </table:table-cell>
          <table:table-cell office:value-type="string" calcext:value-type="string">
            <text:p>13@spending@spending@NOUN@NN@Number=Sing@10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remained@remain@VERB@VBN@Mood=Ind|Tense=Past|VerbForm=Fin@7@ccomp@_</text:p>
          </table:table-cell>
          <table:table-cell office:value-type="string" calcext:value-type="string">
            <text:p>14@remained@remain@VERB@VBD@Tense=Past|VerbForm=Fin@7@cco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in@in@ADP@IN@_@17@case@_</text:p>
          </table:table-cell>
          <table:table-cell office:value-type="string" calcext:value-type="string">
            <text:p>15@in@in@ADP@IN@_@17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the@the@DET@DT@Definite=Def|PronType=Art@17@det@_</text:p>
          </table:table-cell>
          <table:table-cell office:value-type="string" calcext:value-type="string">
            <text:p>16@the@the@DET@DT@Definite=Def|PronType=Art@17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UK@UK@PROPN@NNP@Number=Sing@14@obl@_</text:p>
          </table:table-cell>
          <table:table-cell office:value-type="string" calcext:value-type="string">
            <text:p>17@UK@UK@PROPN@NNP@Number=Sing@14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.@.@PUNCT@.@_@7@punct@_</text:p>
          </table:table-cell>
          <table:table-cell office:value-type="string" calcext:value-type="string">
            <text:p>18@.@.@PUNCT@.@_@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Through@through@ADP@IN@_@3@case@_</text:p>
          </table:table-cell>
          <table:table-cell office:value-type="string" calcext:value-type="string">
            <text:p>1@Through@through@ADP@IN@_@3@ca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@their@they@PRON@PRP$@Number=Plur|Person=3|Poss=Yes|PronType=Prs@3@nmod:poss@_</text:p>
          </table:table-cell>
          <table:table-cell office:value-type="string" calcext:value-type="string">
            <text:p>2@their@they@PRON@PRP$@Number=Plur|Person=3|Poss=Yes|PronType=Prs@3@nmod:p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spending@spending@NOUN@NN@Number=Sing@13@obl@_</text:p>
          </table:table-cell>
          <table:table-cell office:value-type="string" calcext:value-type="string">
            <text:p>3@spending@spending@NOUN@NN@Number=Sing@13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on@on@ADP@IN@_@5@case@_</text:p>
          </table:table-cell>
          <table:table-cell office:value-type="string" calcext:value-type="string">
            <text:p>4@on@on@ADP@IN@_@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property@property@NOUN@NN@Number=Sing@3@nmod@_</text:p>
          </table:table-cell>
          <table:table-cell office:value-type="string" calcext:value-type="string">
            <text:p>5@property@property@NOUN@NN@Number=Sing@3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,@,@PUNCT@,@_@7@punct@_</text:p>
          </table:table-cell>
          <table:table-cell office:value-type="string" calcext:value-type="string">
            <text:p>6@,@,@PUNCT@,@_@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vehicles@vehicle@NOUN@NNS@Number=Plur@5@conj@_</text:p>
          </table:table-cell>
          <table:table-cell office:value-type="string" calcext:value-type="string">
            <text:p>7@vehicles@vehicle@NOUN@NNS@Number=Plur@5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and@and@CCONJ@CC@_@9@cc@_</text:p>
          </table:table-cell>
          <table:table-cell office:value-type="string" calcext:value-type="string">
            <text:p>8@and@and@CCONJ@CC@_@9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holidays@holiday@NOUN@NNS@Number=Plur@5@conj@_</text:p>
          </table:table-cell>
          <table:table-cell office:value-type="string" calcext:value-type="string">
            <text:p>9@holidays@holiday@NOUN@NNS@Number=Plur@5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,@,@PUNCT@,@_@13@punct@_</text:p>
          </table:table-cell>
          <table:table-cell office:value-type="string" calcext:value-type="string">
            <text:p>10@,@,@PUNCT@,@_@13@pun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1@it@it@PRON@PRP@Case=Nom|Gender=Neut|Number=Sing|Person=3|PronType=Prs@13@nsubj:pass@_</text:p>
          </table:table-cell>
          <table:table-cell office:value-type="string" calcext:value-type="string">
            <text:p>11@it@it@PRON@PRP@Case=Nom|Gender=Neut|Number=Sing|Person=3|PronType=Prs@13@nsubj:pas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2@is@be@AUX@VBZ@Mood=Ind|Number=Sing|Person=3|Tense=Pres|VerbForm=Fin@13@aux:pass@_</text:p>
          </table:table-cell>
          <table:table-cell office:value-type="string" calcext:value-type="string">
            <text:p>12@is@be@AUX@VBZ@Mood=Ind|Number=Sing|Person=3|Tense=Pres|VerbForm=Fin@13@aux:pas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3@estimated@estimate@VERB@VBN@Tense=Past|VerbForm=Part|Voice=Pass@0@root@_</text:p>
          </table:table-cell>
          <table:table-cell office:value-type="string" calcext:value-type="string">
            <text:p>13@estimated@estimate@VERB@VBN@Tense=Past|VerbForm=Part|Voice=Pass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that@that@SCONJ@IN@_@17@mark@_</text:p>
          </table:table-cell>
          <table:table-cell office:value-type="string" calcext:value-type="string">
            <text:p>14@that@that@SCONJ@IN@_@17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each@each@DET@DT@_@16@det@_</text:p>
          </table:table-cell>
          <table:table-cell office:value-type="string" calcext:value-type="string">
            <text:p>15@each@each@DET@DT@_@16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winner@winner@NOUN@NN@Number=Sing@17@nsubj@_</text:p>
          </table:table-cell>
          <table:table-cell office:value-type="string" calcext:value-type="string">
            <text:p>16@winner@winner@NOUN@NN@Number=Sing@17@nsub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7@keeps@keep@VERB@VBZ@Mood=Ind|Number=Sing|Person=3|Tense=Pres|VerbForm=Fin@13@ccomp@_</text:p>
          </table:table-cell>
          <table:table-cell office:value-type="string" calcext:value-type="string">
            <text:p>17@keeps@keep@VERB@VBZ@Mood=Ind|Number=Sing|Person=3|Tense=Pres|VerbForm=Fin@13@cco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six@six@NUM@CD@NumType=Card@19@nummod@_</text:p>
          </table:table-cell>
          <table:table-cell office:value-type="string" calcext:value-type="string">
            <text:p>18@six@six@NUM@CD@NumType=Card@19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people@people@NOUN@NNS@Number=Plur@17@obj@_</text:p>
          </table:table-cell>
          <table:table-cell office:value-type="string" calcext:value-type="string">
            <text:p>19@people@people@NOUN@NNS@Number=Plur@17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in@in@ADP@IN@_@25@case@_</text:p>
          </table:table-cell>
          <table:table-cell office:value-type="string" calcext:value-type="string">
            <text:p>20@in@in@ADP@IN@_@2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a@a@DET@DT@Definite=Ind|PronType=Art@25@det@_</text:p>
          </table:table-cell>
          <table:table-cell office:value-type="string" calcext:value-type="string">
            <text:p>21@a@a@DET@DT@Definite=Ind|PronType=Art@2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full@full@ADJ@JJ@Degree=Pos@24@amod@SpaceAfter=No</text:p>
          </table:table-cell>
          <table:table-cell office:value-type="string" calcext:value-type="string">
            <text:p>22@full@full@ADJ@JJ@Degree=Pos@24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-@-@PUNCT@HYPH@_@24@punct@SpaceAfter=No</text:p>
          </table:table-cell>
          <table:table-cell office:value-type="string" calcext:value-type="string">
            <text:p>23@-@-@PUNCT@HYPH@_@24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time@time@NOUN@NN@Number=Sing@25@compound@_</text:p>
          </table:table-cell>
          <table:table-cell office:value-type="string" calcext:value-type="string">
            <text:p>24@time@time@NOUN@NN@Number=Sing@25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job@job@NOUN@NN@Number=Sing@17@obl@_</text:p>
          </table:table-cell>
          <table:table-cell office:value-type="string" calcext:value-type="string">
            <text:p>25@job@job@NOUN@NN@Number=Sing@17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for@for@ADP@IN@_@28@case@_</text:p>
          </table:table-cell>
          <table:table-cell office:value-type="string" calcext:value-type="string">
            <text:p>26@for@for@ADP@IN@_@28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a@a@DET@DT@Definite=Ind|PronType=Art@28@det@_</text:p>
          </table:table-cell>
          <table:table-cell office:value-type="string" calcext:value-type="string">
            <text:p>27@a@a@DET@DT@Definite=Ind|PronType=Art@28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year@year@NOUN@NN@Number=Sing@17@obl@_</text:p>
          </table:table-cell>
          <table:table-cell office:value-type="string" calcext:value-type="string">
            <text:p>28@year@year@NOUN@NN@Number=Sing@17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.@.@PUNCT@.@_@13@punct@_</text:p>
          </table:table-cell>
          <table:table-cell office:value-type="string" calcext:value-type="string">
            <text:p>29@.@.@PUNCT@.@_@13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Winners@winner@NOUN@NNS@Number=Plur@3@nsubj@_</text:p>
          </table:table-cell>
          <table:table-cell office:value-type="string" calcext:value-type="string">
            <text:p>1@Winners@winner@NOUN@NNS@Number=Plur@3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have@have@AUX@VBP@Mood=Ind|Tense=Pres|VerbForm=Fin@3@aux@_</text:p>
          </table:table-cell>
          <table:table-cell office:value-type="string" calcext:value-type="string">
            <text:p>2@have@have@AUX@VBP@Mood=Ind|Tense=Pres|VerbForm=Fin@3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contributed@contribute@VERB@VBN@Tense=Past|VerbForm=Part@0@root@_</text:p>
          </table:table-cell>
          <table:table-cell office:value-type="string" calcext:value-type="string">
            <text:p>3@contributed@contribute@VERB@VBN@Tense=Past|VerbForm=Part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almost@almost@ADV@RB@_@6@advmod@_</text:p>
          </table:table-cell>
          <table:table-cell office:value-type="string" calcext:value-type="string">
            <text:p>4@almost@almost@ADV@RB@_@5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750@750@NUM@CD@NumType=Card@6@nummod@SpaceAfter=No</text:p>
          </table:table-cell>
          <table:table-cell office:value-type="string" calcext:value-type="string">
            <text:p>5@750@750@NUM@CD@NumType=Card@6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m@m@NOUN@CD@Number=Sing@3@obj@_</text:p>
          </table:table-cell>
          <table:table-cell office:value-type="string" calcext:value-type="string">
            <text:p>6@m@m@NUM@CD@NumType=Card@3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to@to@ADP@IN@_@10@case@_</text:p>
          </table:table-cell>
          <table:table-cell office:value-type="string" calcext:value-type="string">
            <text:p>7@to@to@ADP@IN@_@10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gross@gross@ADJ@JJ@Degree=Pos@10@amod@_</text:p>
          </table:table-cell>
          <table:table-cell office:value-type="string" calcext:value-type="string">
            <text:p>8@gross@gross@ADJ@JJ@Degree=Pos@10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domestic@domestic@ADJ@JJ@Degree=Pos@10@amod@_</text:p>
          </table:table-cell>
          <table:table-cell office:value-type="string" calcext:value-type="string">
            <text:p>9@domestic@domestic@ADJ@JJ@Degree=Pos@10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product@product@NOUN@NN@Number=Sing@3@obl@_</text:p>
          </table:table-cell>
          <table:table-cell office:value-type="string" calcext:value-type="string">
            <text:p>10@product@product@NOUN@NN@Number=Sing@3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(@(@PUNCT@-LRB-@_@12@punct@_</text:p>
          </table:table-cell>
          <table:table-cell office:value-type="string" calcext:value-type="string">
            <text:p>11@(@(@PUNCT@-LRB-@_@1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GDP@gdp@NOUN@NN@Number=Sing@10@appos@_</text:p>
          </table:table-cell>
          <table:table-cell office:value-type="string" calcext:value-type="string">
            <text:p>12@GDP@gdp@NOUN@NN@Number=Sing@10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)@)@PUNCT@-RRB-@_@12@punct@_</text:p>
          </table:table-cell>
          <table:table-cell office:value-type="string" calcext:value-type="string">
            <text:p>13@)@)@PUNCT@-RRB-@_@1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,@,@PUNCT@,@_@16@punct@_</text:p>
          </table:table-cell>
          <table:table-cell office:value-type="string" calcext:value-type="string">
            <text:p>14@,@,@PUNCT@,@_@1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and@and@CCONJ@CC@_@16@cc@_</text:p>
          </table:table-cell>
          <table:table-cell office:value-type="string" calcext:value-type="string">
            <text:p>15@and@and@CCONJ@CC@_@16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generated@generate@VERB@VBN@Tense=Past|VerbForm=Part@3@conj@_</text:p>
          </table:table-cell>
          <table:table-cell office:value-type="string" calcext:value-type="string">
            <text:p>16@generated@generate@VERB@VBN@Tense=Past|VerbForm=Part@3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more@more@ADJ@JJR@Degree=Cmp@20@advmod@_</text:p>
          </table:table-cell>
          <table:table-cell office:value-type="string" calcext:value-type="string">
            <text:p>17@more@more@ADJ@JJR@Degree=Cmp@19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than@than@ADP@IN@_@17@fixed@_</text:p>
          </table:table-cell>
          <table:table-cell office:value-type="string" calcext:value-type="string">
            <text:p>18@than@than@ADP@IN@_@17@fi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500@500@NUM@CD@NumType=Card@20@nummod@SpaceAfter=No</text:p>
          </table:table-cell>
          <table:table-cell office:value-type="string" calcext:value-type="string">
            <text:p>19@500@500@NUM@CD@NumType=Card@20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m@m@NOUN@NNS@Number=Sing@16@obj@_</text:p>
          </table:table-cell>
          <table:table-cell office:value-type="string" calcext:value-type="string">
            <text:p>20@m@m@NUM@CD@NumType=Card@16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in@in@ADP@IN@_@23@case@_</text:p>
          </table:table-cell>
          <table:table-cell office:value-type="string" calcext:value-type="string">
            <text:p>21@in@in@ADP@IN@_@23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tax@tax@NOUN@NN@Number=Sing@23@compound@_</text:p>
          </table:table-cell>
          <table:table-cell office:value-type="string" calcext:value-type="string">
            <text:p>22@tax@tax@NOUN@NN@Number=Sing@23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receipts@receipt@NOUN@NNS@Number=Plur@16@obl@_</text:p>
          </table:table-cell>
          <table:table-cell office:value-type="string" calcext:value-type="string">
            <text:p>23@receipts@receipt@NOUN@NNS@Number=Plur@16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for@for@ADP@IN@_@26@case@_</text:p>
          </table:table-cell>
          <table:table-cell office:value-type="string" calcext:value-type="string">
            <text:p>24@for@for@ADP@IN@_@26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the@the@DET@DT@Definite=Def|PronType=Art@26@det@_</text:p>
          </table:table-cell>
          <table:table-cell office:value-type="string" calcext:value-type="string">
            <text:p>25@the@the@DET@DT@Definite=Def|PronType=Art@26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Exchequer@Exchequer@PROPN@NN@Number=Sing@16@obl@_</text:p>
          </table:table-cell>
          <table:table-cell office:value-type="string" calcext:value-type="string">
            <text:p>26@Exchequer@Exchequer@NOUN@NN@Number=Sing@23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.@.@PUNCT@.@_@3@punct@_</text:p>
          </table:table-cell>
          <table:table-cell office:value-type="string" calcext:value-type="string">
            <text:p>27@.@.@PUNCT@.@_@3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The@the@DET@DT@Definite=Def|PronType=Art@2@det@_</text:p>
          </table:table-cell>
          <table:table-cell office:value-type="string" calcext:value-type="string">
            <text:p>1@The@the@DET@DT@Definite=Def|PronType=Art@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bulk@bulk@NOUN@NN@Number=Sing@6@nsubj@_</text:p>
          </table:table-cell>
          <table:table-cell office:value-type="string" calcext:value-type="string">
            <text:p>2@bulk@bulk@NOUN@NN@Number=Sing@6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of@of@ADP@IN@_@5@case@_</text:p>
          </table:table-cell>
          <table:table-cell office:value-type="string" calcext:value-type="string">
            <text:p>3@of@of@ADP@IN@_@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the@the@DET@DT@Definite=Def|PronType=Art@5@det@_</text:p>
          </table:table-cell>
          <table:table-cell office:value-type="string" calcext:value-type="string">
            <text:p>4@the@the@DET@DT@Definite=Def|PronType=Art@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money@money@NOUN@NN@Number=Sing@2@nmod@_</text:p>
          </table:table-cell>
          <table:table-cell office:value-type="string" calcext:value-type="string">
            <text:p>5@money@money@NOUN@NN@Number=Sing@2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went@go@VERB@VBD@Mood=Ind|Tense=Past|VerbForm=Fin@0@root@_</text:p>
          </table:table-cell>
          <table:table-cell office:value-type="string" calcext:value-type="string">
            <text:p>6@went@go@VERB@VBD@Mood=Ind|Tense=Past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on@on@ADP@IN@_@8@case@_</text:p>
          </table:table-cell>
          <table:table-cell office:value-type="string" calcext:value-type="string">
            <text:p>7@on@on@ADP@IN@_@8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property@property@NOUN@NN@Number=Sing@6@obl@_</text:p>
          </table:table-cell>
          <table:table-cell office:value-type="string" calcext:value-type="string">
            <text:p>8@property@property@NOUN@NN@Number=Sing@6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,@,@PUNCT@,@_@6@punct@_</text:p>
          </table:table-cell>
          <table:table-cell office:value-type="string" calcext:value-type="string">
            <text:p>9@,@,@PUNCT@,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with@with@SCONJ@IN@_@12@case@_</text:p>
          </table:table-cell>
          <table:table-cell office:value-type="string" calcext:value-type="string">
            <text:p>10@with@with@ADP@IN@_@12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2.72@2.72@NUM@CD@NumType=Card@12@nummod@SpaceAfter=No</text:p>
          </table:table-cell>
          <table:table-cell office:value-type="string" calcext:value-type="string">
            <text:p>11@2.72@2.72@NUM@CD@NumType=Card@12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bn@bn@NOUN@CD@Number=Sing@6@obl@_</text:p>
          </table:table-cell>
          <table:table-cell office:value-type="string" calcext:value-type="string">
            <text:p>12@bn@bn@NUM@CD@NumType=Card@13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spent@spend@VERB@VBN@Mood=Ind|Tense=Past|VerbForm=Fin@12@acl@_</text:p>
          </table:table-cell>
          <table:table-cell office:value-type="string" calcext:value-type="string">
            <text:p>13@spent@spend@VERB@VBD@Mood=Ind|Tense=Past|VerbForm=Fin@6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on@on@ADP@IN@_@15@case@_</text:p>
          </table:table-cell>
          <table:table-cell office:value-type="string" calcext:value-type="string">
            <text:p>14@on@on@ADP@IN@_@1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winners@winner@NOUN@NNS@Number=Plur@13@obl@_</text:p>
          </table:table-cell>
          <table:table-cell office:value-type="string" calcext:value-type="string">
            <text:p>15@winners@winner@NOUN@NNS@Number=Plur@13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main@main@ADJ@JJ@Degree=Pos@17@amod@_</text:p>
          </table:table-cell>
          <table:table-cell office:value-type="string" calcext:value-type="string">
            <text:p>16@main@main@ADJ@JJ@Degree=Pos@17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properties@property@NOUN@NNS@Number=Plur@15@conj@_</text:p>
          </table:table-cell>
          <table:table-cell office:value-type="string" calcext:value-type="string">
            <text:p>17@properties@property@NOUN@NNS@Number=Plur@13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,@,@PUNCT@,@_@21@punct@_</text:p>
          </table:table-cell>
          <table:table-cell office:value-type="string" calcext:value-type="string">
            <text:p>18@,@,@PUNCT@,@_@21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and@and@CCONJ@CC@_@21@cc@_</text:p>
          </table:table-cell>
          <table:table-cell office:value-type="string" calcext:value-type="string">
            <text:p>19@and@and@CCONJ@CC@_@21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170@170@NUM@CD@NumType=Card@21@nummod@SpaceAfter=No</text:p>
          </table:table-cell>
          <table:table-cell office:value-type="string" calcext:value-type="string">
            <text:p>20@170@170@NUM@CD@NumType=Card@21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m@m@NOUN@NN@Number=Sing@17@conj@_</text:p>
          </table:table-cell>
          <table:table-cell office:value-type="string" calcext:value-type="string">
            <text:p>21@m@m@NUM@CD@NumType=Card@17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in@in@SCONJ@IN@_@23@mark@_</text:p>
          </table:table-cell>
          <table:table-cell office:value-type="string" calcext:value-type="string">
            <text:p>22@in@in@SCONJ@IN@_@23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paying@pay@VERB@VBG@VerbForm=Ger@21@acl@_</text:p>
          </table:table-cell>
          <table:table-cell office:value-type="string" calcext:value-type="string">
            <text:p>23@paying@pay@VERB@VBG@VerbForm=Ger@21@adv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off@off@ADP@RP@_@23@compound:prt@_</text:p>
          </table:table-cell>
          <table:table-cell office:value-type="string" calcext:value-type="string">
            <text:p>24@off@off@ADP@RP@_@23@compound:p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existing@exist@VERB@VBG@VerbForm=Ger@26@amod@_</text:p>
          </table:table-cell>
          <table:table-cell office:value-type="string" calcext:value-type="string">
            <text:p>25@existing@exist@VERB@VBG@VerbForm=Ger@26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debt@debt@NOUN@NN@Number=Sing@23@obj@_</text:p>
          </table:table-cell>
          <table:table-cell office:value-type="string" calcext:value-type="string">
            <text:p>26@debt@debt@NOUN@NN@Number=Sing@23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and@and@CCONJ@CC@_@28@cc@_</text:p>
          </table:table-cell>
          <table:table-cell office:value-type="string" calcext:value-type="string">
            <text:p>27@and@and@CCONJ@CC@_@28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mortgages@mortgage@NOUN@NNS@Number=Plur@26@conj@_</text:p>
          </table:table-cell>
          <table:table-cell office:value-type="string" calcext:value-type="string">
            <text:p>28@mortgages@mortgage@NOUN@NNS@Number=Plur@26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.@.@PUNCT@.@_@6@punct@_</text:p>
          </table:table-cell>
          <table:table-cell office:value-type="string" calcext:value-type="string">
            <text:p>29@.@.@PUNCT@.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Maintaining@maintain@VERB@VBG@VerbForm=Ger@5@csubj@_</text:p>
          </table:table-cell>
          <table:table-cell office:value-type="string" calcext:value-type="string">
            <text:p>1@Maintaining@maintain@VERB@VBG@VerbForm=Ger@5@c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income@income@NOUN@NN@Number=Sing@1@obj@_</text:p>
          </table:table-cell>
          <table:table-cell office:value-type="string" calcext:value-type="string">
            <text:p>2@income@income@NOUN@NN@Number=Sing@1@ob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@was@be@AUX@VBD@Mood=Ind|Number=Sing|Person=3|Tense=Past|VerbForm=Fin@5@cop@_</text:p>
          </table:table-cell>
          <table:table-cell office:value-type="string" calcext:value-type="string">
            <text:p>3@was@be@AUX@VBD@Mood=Ind|Number=Sing|Person=3|Tense=Past|VerbForm=Fin@5@c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a@a@DET@DT@Definite=Ind|PronType=Art@5@det@_</text:p>
          </table:table-cell>
          <table:table-cell office:value-type="string" calcext:value-type="string">
            <text:p>4@a@a@DET@DT@Definite=Ind|PronType=Art@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priority@priority@NOUN@NN@Number=Sing@0@root@_</text:p>
          </table:table-cell>
          <table:table-cell office:value-type="string" calcext:value-type="string">
            <text:p>5@priority@priority@NOUN@NN@Number=Sing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,@,@PUNCT@,@_@5@punct@_</text:p>
          </table:table-cell>
          <table:table-cell office:value-type="string" calcext:value-type="string">
            <text:p>6@,@,@PUNCT@,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with@with@SCONJ@IN@_@9@case@_</text:p>
          </table:table-cell>
          <table:table-cell office:value-type="string" calcext:value-type="string">
            <text:p>7@with@with@ADP@IN@_@9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2.125@2.125@NUM@CD@NumType=Card@9@nummod@SpaceAfter=No</text:p>
          </table:table-cell>
          <table:table-cell office:value-type="string" calcext:value-type="string">
            <text:p>8@2.125@2.125@NUM@CD@NumType=Card@9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bn@bn@NOUN@CD@NumType=Card@5@nmod@_</text:p>
          </table:table-cell>
          <table:table-cell office:value-type="string" calcext:value-type="string">
            <text:p>9@bn@bn@NUM@CD@NumType=Card@10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spent@spend@VERB@VBN@Mood=Ind|Tense=Past|VerbForm=Fin@5@advcl@_</text:p>
          </table:table-cell>
          <table:table-cell office:value-type="string" calcext:value-type="string">
            <text:p>10@spent@spend@VERB@VBD@Mood=Ind|Tense=Past|VerbForm=Fin@5@adv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on@on@ADP@IN@_@12@case@_</text:p>
          </table:table-cell>
          <table:table-cell office:value-type="string" calcext:value-type="string">
            <text:p>11@on@on@ADP@IN@_@12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investments@investment@NOUN@NNS@Number=Plur@10@obl@_</text:p>
          </table:table-cell>
          <table:table-cell office:value-type="string" calcext:value-type="string">
            <text:p>12@investments@investment@NOUN@NNS@Number=Plur@10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.@.@PUNCT@.@_@5@punct@_</text:p>
          </table:table-cell>
          <table:table-cell office:value-type="string" calcext:value-type="string">
            <text:p>13@.@.@PUNCT@.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Gifts@gift@NOUN@NNS@Number=Plur@15@nsubj:pass@_</text:p>
          </table:table-cell>
          <table:table-cell office:value-type="string" calcext:value-type="string">
            <text:p>1@Gifts@Gifts@NOUN@NNS@Number=Plur@6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to@to@ADP@IN@_@3@case@_</text:p>
          </table:table-cell>
          <table:table-cell office:value-type="string" calcext:value-type="string">
            <text:p>2@to@to@ADP@IN@_@3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family@family@NOUN@NN@Number=Sing@1@nmod@_</text:p>
          </table:table-cell>
          <table:table-cell office:value-type="string" calcext:value-type="string">
            <text:p>3@family@family@NOUN@NN@Number=Sing@1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and@and@CCONJ@CC@_@5@cc@_</text:p>
          </table:table-cell>
          <table:table-cell office:value-type="string" calcext:value-type="string">
            <text:p>4@and@and@CCONJ@CC@_@5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friends@friend@NOUN@NNS@Number=Plur@3@conj@_</text:p>
          </table:table-cell>
          <table:table-cell office:value-type="string" calcext:value-type="string">
            <text:p>5@friends@friend@NOUN@NNS@Number=Plur@3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accounted@account@VERB@VBN@Tense=Past|VerbForm=Part@1@acl@_</text:p>
          </table:table-cell>
          <table:table-cell office:value-type="string" calcext:value-type="string">
            <text:p>6@accounted@account@VERB@VBD@Mood=Ind|Tense=Past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for@for@ADP@IN@_@9@case@_</text:p>
          </table:table-cell>
          <table:table-cell office:value-type="string" calcext:value-type="string">
            <text:p>7@for@for@ADP@IN@_@9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1.17@1.17@NUM@CD@NumType=Card@9@nummod@SpaceAfter=No</text:p>
          </table:table-cell>
          <table:table-cell office:value-type="string" calcext:value-type="string">
            <text:p>8@1.17@1.17@NUM@CD@NumType=Card@9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bn@bn@NOUN@CD@NumType=Card@6@obl@_</text:p>
          </table:table-cell>
          <table:table-cell office:value-type="string" calcext:value-type="string">
            <text:p>9@bn@bn@NUM@CD@NumType=Card@6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,@,@PUNCT@,@_@13@punct@_</text:p>
          </table:table-cell>
          <table:table-cell office:value-type="string" calcext:value-type="string">
            <text:p>10@,@,@PUNCT@,@_@1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and@and@CCONJ@CC@_@13@cc@_</text:p>
          </table:table-cell>
          <table:table-cell office:value-type="string" calcext:value-type="string">
            <text:p>11@and@and@CCONJ@CC@_@15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680@680@NUM@CD@NumType=Card@13@compound@SpaceAfter=No</text:p>
          </table:table-cell>
          <table:table-cell office:value-type="string" calcext:value-type="string">
            <text:p>12@680@680@NUM@CD@NumType=Card@13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m@m@NOUN@NNS@Number=Plur@9@conj@_</text:p>
          </table:table-cell>
          <table:table-cell office:value-type="string" calcext:value-type="string">
            <text:p>13@m@m@NOUN@NN@Number=Sing@15@nsubj:pas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4@was@be@AUX@VBD@Mood=Ind|Number=Sing|Person=3|Tense=Past|VerbForm=Fin@15@aux:pass@_</text:p>
          </table:table-cell>
          <table:table-cell office:value-type="string" calcext:value-type="string">
            <text:p>14@was@be@AUX@VBD@Mood=Ind|Number=Sing|Person=3|Tense=Past|VerbForm=Fin@15@aux: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spent@spend@VERB@VBN@Tense=Past|VerbForm=Part|Voice=Pass@0@root@_</text:p>
          </table:table-cell>
          <table:table-cell office:value-type="string" calcext:value-type="string">
            <text:p>15@spent@spend@VERB@VBN@Tense=Past|VerbForm=Part|Voice=Pass@6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on@on@ADP@IN@_@17@case@_</text:p>
          </table:table-cell>
          <table:table-cell office:value-type="string" calcext:value-type="string">
            <text:p>16@on@on@ADP@IN@_@17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cars@car@NOUN@NNS@Number=Plur@15@obl@_</text:p>
          </table:table-cell>
          <table:table-cell office:value-type="string" calcext:value-type="string">
            <text:p>17@cars@car@NOUN@NNS@Number=Plur@15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and@and@CCONJ@CC@_@19@cc@_</text:p>
          </table:table-cell>
          <table:table-cell office:value-type="string" calcext:value-type="string">
            <text:p>18@and@and@CCONJ@CC@_@19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holidays@holiday@NOUN@NNS@Number=Plur@17@conj@_</text:p>
          </table:table-cell>
          <table:table-cell office:value-type="string" calcext:value-type="string">
            <text:p>19@holidays@holiday@NOUN@NNS@Number=Plur@17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.@.@PUNCT@.@_@1@punct@_</text:p>
          </table:table-cell>
          <table:table-cell office:value-type="string" calcext:value-type="string">
            <text:p>20@.@.@PUNCT@.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The@the@DET@DT@Definite=Def|PronType=Art@2@det@_</text:p>
          </table:table-cell>
          <table:table-cell office:value-type="string" calcext:value-type="string">
            <text:p>1@The@the@DET@DT@Definite=Def|PronType=Art@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study@study@NOUN@NN@Number=Sing@26@nsubj:pass@_</text:p>
          </table:table-cell>
          <table:table-cell office:value-type="string" calcext:value-type="string">
            <text:p>2@study@study@NOUN@NN@Number=Sing@25@nsubj: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,@,@PUNCT@,@_@2@punct@_</text:p>
          </table:table-cell>
          <table:table-cell office:value-type="string" calcext:value-type="string">
            <text:p>3@,@,@PUNCT@,@_@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commissioned@commission@VERB@VBN@Tense=Past|VerbForm=Part@2@acl@_</text:p>
          </table:table-cell>
          <table:table-cell office:value-type="string" calcext:value-type="string">
            <text:p>4@commissioned@commission@VERB@VBN@Tense=Past|VerbForm=Part@2@a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by@by@ADP@IN@_@6@case@_</text:p>
          </table:table-cell>
          <table:table-cell office:value-type="string" calcext:value-type="string">
            <text:p>5@by@by@ADP@IN@_@6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Camelot@Camelot@PROPN@NNP@Number=Sing@4@obl@_</text:p>
          </table:table-cell>
          <table:table-cell office:value-type="string" calcext:value-type="string">
            <text:p>6@Camelot@Camelot@PROPN@NNP@Number=Sing@4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,@,@PUNCT@,@_@2@punct@_</text:p>
          </table:table-cell>
          <table:table-cell office:value-type="string" calcext:value-type="string">
            <text:p>7@,@,@PUNCT@,@_@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the@the@DET@DT@Definite=Def|PronType=Art@9@det@_</text:p>
          </table:table-cell>
          <table:table-cell office:value-type="string" calcext:value-type="string">
            <text:p>8@the@the@DET@DT@Definite=Def|PronType=Art@9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operators@operator@NOUN@NNS@Number=Plur@6@appos@_</text:p>
          </table:table-cell>
          <table:table-cell office:value-type="string" calcext:value-type="string">
            <text:p>9@operators@operator@NOUN@NNS@Number=Plur@2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of@of@ADP@IN@_@14@case@_</text:p>
          </table:table-cell>
          <table:table-cell office:value-type="string" calcext:value-type="string">
            <text:p>10@of@of@ADP@IN@_@14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the@the@DET@DT@Definite=Def|PronType=Art@14@det@_</text:p>
          </table:table-cell>
          <table:table-cell office:value-type="string" calcext:value-type="string">
            <text:p>11@the@the@DET@DT@Definite=Def|PronType=Art@14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UK@UK@PROPN@NNP@Number=Sing@14@compound@_</text:p>
          </table:table-cell>
          <table:table-cell office:value-type="string" calcext:value-type="string">
            <text:p>12@UK@UK@PROPN@NNP@Number=Sing@14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National@National@PROPN@NNP@Number=Sing@14@compound@_</text:p>
          </table:table-cell>
          <table:table-cell office:value-type="string" calcext:value-type="string">
            <text:p>13@National@National@PROPN@NNP@Number=Sing@14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Lottery@Lottery@PROPN@NNP@Number=Sing@9@nmod@_</text:p>
          </table:table-cell>
          <table:table-cell office:value-type="string" calcext:value-type="string">
            <text:p>14@Lottery@lottery@PROPN@NNP@Number=Sing@9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,@,@PUNCT@,@_@2@punct@_</text:p>
          </table:table-cell>
          <table:table-cell office:value-type="string" calcext:value-type="string">
            <text:p>15@,@,@PUNCT@,@_@1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to@to@PART@TO@_@17@mark@_</text:p>
          </table:table-cell>
          <table:table-cell office:value-type="string" calcext:value-type="string">
            <text:p>16@to@to@PART@TO@_@17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mark@mark@VERB@VB@VerbForm=Inf@2@acl@_</text:p>
          </table:table-cell>
          <table:table-cell office:value-type="string" calcext:value-type="string">
            <text:p>17@mark@mark@VERB@VB@VerbForm=Inf@9@a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the@the@DET@DT@Definite=Def|PronType=Art@23@det@_</text:p>
          </table:table-cell>
          <table:table-cell office:value-type="string" calcext:value-type="string">
            <text:p>18@the@the@DET@DT@Definite=Def|PronType=Art@2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3,000@3,000@NUM@CD@NumType=Card@21@nummod@SpaceAfter=No</text:p>
          </table:table-cell>
          <table:table-cell office:value-type="string" calcext:value-type="string">
            <text:p>19@3,000@3,000@NUM@CD@NumType=Card@21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-@-@PUNCT@HYPH@_@21@punct@SpaceAfter=No</text:p>
          </table:table-cell>
          <table:table-cell office:value-type="string" calcext:value-type="string">
            <text:p>20@-@-@PUNCT@HYPH@_@21@punct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21@winner@winner@NOUN@NN@Number=Sing@23@nmod:poss@SpaceAfter=No</text:p>
          </table:table-cell>
          <table:table-cell table:style-name="ce21" office:value-type="string" calcext:value-type="string">
            <text:p>21@winners@winner@NOUN@NNS@Number=Plur@22@compound</text:p>
          </table:table-cell>
          <table:table-cell table:style-name="ce16" table:number-columns-repeated="1022"/>
        </table:table-row>
        <table:table-row table:style-name="ro1">
          <table:table-cell office:value-type="string" calcext:value-type="string">
            <text:p>22@s@'s@PART@POS@_@21@case@_</text:p>
          </table:table-cell>
          <table:table-cell office:value-type="string" calcext:value-type="string">
            <text:p>22@milestone@milestone@NOUN@NN@Number=Sing@17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milestone@milestone@NOUN@NN@Number=Sing@17@obj@_</text:p>
          </table:table-cell>
          <table:table-cell office:value-type="string" calcext:value-type="string">
            <text:p>23@,@,@PUNCT@,@_@2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,@,@PUNCT@,@_@26@punct@_</text:p>
          </table:table-cell>
          <table:table-cell office:value-type="string" calcext:value-type="string">
            <text:p>24@was@be@AUX@VBD@Mood=Ind|Number=Sing|Person=3|Tense=Past|VerbForm=Fin@25@aux:pas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5@was@be@AUX@VBD@Mood=Ind|Number=Sing|Person=3|Tense=Past|VerbForm=Fin@26@aux:pass@_</text:p>
          </table:table-cell>
          <table:table-cell office:value-type="string" calcext:value-type="string">
            <text:p>25@based@base@VERB@VBN@Tense=Past|VerbForm=Part|Voice=Pass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based@base@VERB@VBN@Tense=Past|VerbForm=Part|Voice=Pass@0@root@_</text:p>
          </table:table-cell>
          <table:table-cell office:value-type="string" calcext:value-type="string">
            <text:p>26@on@on@ADP@IN@_@27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on@on@ADP@IN@_@28@case@_</text:p>
          </table:table-cell>
          <table:table-cell office:value-type="string" calcext:value-type="string">
            <text:p>27@research@research@NOUN@NN@Number=Sing@25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research@research@NOUN@NN@Number=Sing@26@obl@_</text:p>
          </table:table-cell>
          <table:table-cell office:value-type="string" calcext:value-type="string">
            <text:p>28@from@from@ADP@IN@_@34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from@from@ADP@IN@_@32@case@_</text:p>
          </table:table-cell>
          <table:table-cell office:value-type="string" calcext:value-type="string">
            <text:p>29@100@100@NUM@CD@NumType=Card@31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@100@100@NUM@CD@NumType=Card@32@nummod@_</text:p>
          </table:table-cell>
          <table:table-cell office:value-type="string" calcext:value-type="string">
            <text:p>30@1@1@NUM@CD@NumType=Card@31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@1@1@NUM@CD@NumType=Card@32@nummod@SpaceAfter=No</text:p>
          </table:table-cell>
          <table:table-cell office:value-type="string" calcext:value-type="string">
            <text:p>31@m@m@NUM@CD@NumType=Card@34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@m@m@NUM@CD@Number=Plur@28@nmod@SpaceAfter=No</text:p>
          </table:table-cell>
          <table:table-cell office:value-type="string" calcext:value-type="string">
            <text:p>32@-@-@PUNCT@HYPH@_@34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@-@-@PUNCT@SYM@_@35@case@SpaceAfter=No</text:p>
          </table:table-cell>
          <table:table-cell office:value-type="string" calcext:value-type="string">
            <text:p>33@plus@plus@CCONJ@CC@_@34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@plus@plus@CCONJ@CC@_@35@cc@_</text:p>
          </table:table-cell>
          <table:table-cell office:value-type="string" calcext:value-type="string">
            <text:p>34@winners@winner@NOUN@NNS@Number=Plur@27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@winners@winner@NOUN@NNS@Number=Plur@32@conj@_</text:p>
          </table:table-cell>
          <table:table-cell office:value-type="string" calcext:value-type="string">
            <text:p>35@.@.@PUNCT@.@_@2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@.@.@PUNCT@.@_@26@punct@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@It@it@PRON@PRP@Case=Nom|Gender=Neut|Number=Sing|Person=3|PronType=Prs@2@nsubj@_</text:p>
          </table:table-cell>
          <table:table-cell office:value-type="string" calcext:value-type="string">
            <text:p>1@It@it@PRON@PRP@Case=Nom|Gender=Neut|Number=Sing|Person=3|PronType=Prs@2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found@find@VERB@VBD@Mood=Ind|Tense=Past|VerbForm=Fin@0@root@_</text:p>
          </table:table-cell>
          <table:table-cell office:value-type="string" calcext:value-type="string">
            <text:p>2@found@find@VERB@VBD@Mood=Ind|Tense=Past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that@that@SCONJ@IN@_@11@mark@_</text:p>
          </table:table-cell>
          <table:table-cell office:value-type="string" calcext:value-type="string">
            <text:p>3@that@that@SCONJ@IN@_@10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in@in@ADP@IN@_@5@case@_</text:p>
          </table:table-cell>
          <table:table-cell office:value-type="string" calcext:value-type="string">
            <text:p>4@in@in@ADP@IN@_@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total@total@ADJ@JJ@Degree=Pos@8@amod@_</text:p>
          </table:table-cell>
          <table:table-cell office:value-type="string" calcext:value-type="string">
            <text:p>5@total@total@ADJ@JJ@Degree=Pos@10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the@the@DET@DT@Definite=Def|PronType=Art@8@det@_</text:p>
          </table:table-cell>
          <table:table-cell office:value-type="string" calcext:value-type="string">
            <text:p>6@the@the@DET@DT@Definite=Def|PronType=Art@8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3,000@3,000@NUM@NNP@NumType=Card@8@compound@_</text:p>
          </table:table-cell>
          <table:table-cell office:value-type="string" calcext:value-type="string">
            <text:p>7@3,000@3,000@NUM@CD@NumType=Card@8@nummod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8@winner@winner@NOUN@NN@Number=Sing@11@nsubj@SpaceAfter=No</text:p>
          </table:table-cell>
          <table:table-cell table:style-name="ce21" office:value-type="string" calcext:value-type="string">
            <text:p>8@winners@winner@NOUN@NNS@Number=Plur@10@nsubj</text:p>
          </table:table-cell>
          <table:table-cell table:style-name="ce16" table:number-columns-repeated="1022"/>
        </table:table-row>
        <table:table-row table:style-name="ro1">
          <table:table-cell office:value-type="string" calcext:value-type="string">
            <text:p>9@s@'s@PART@POS@_@8@case@_</text:p>
          </table:table-cell>
          <table:table-cell office:value-type="string" calcext:value-type="string">
            <text:p>9@have@have@AUX@VBP@Mood=Ind|Tense=Pres|VerbForm=Fin@10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have@have@AUX@VB@Mood=Ind|Tense=Pres|VerbForm=Fin@11@aux@_</text:p>
          </table:table-cell>
          <table:table-cell office:value-type="string" calcext:value-type="string">
            <text:p>10@purchased@purchase@VERB@VBN@Tense=Past|VerbForm=Part@2@cco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purchased@purchase@VERB@VBN@Tense=Past|VerbForm=Part@2@ccomp@_</text:p>
          </table:table-cell>
          <table:table-cell office:value-type="string" calcext:value-type="string">
            <text:p>11@7,958@7,958@NUM@CD@NumType=Card@12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7,958@7,958@NUM@CD@NumType=Card@13@nummod@_</text:p>
          </table:table-cell>
          <table:table-cell office:value-type="string" calcext:value-type="string">
            <text:p>12@houses@house@NOUN@NNS@Number=Plur@10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houses@house@NOUN@NNS@Number=Plur@11@obj@_</text:p>
          </table:table-cell>
          <table:table-cell office:value-type="string" calcext:value-type="string">
            <text:p>13@or@or@CCONJ@CC@_@14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or@or@CCONJ@CC@_@15@cc@_</text:p>
          </table:table-cell>
          <table:table-cell office:value-type="string" calcext:value-type="string">
            <text:p>14@flats@flat@NOUN@NNS@Number=Plur@12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flats@flat@NOUN@NNS@Number=Plur@13@conj@_</text:p>
          </table:table-cell>
          <table:table-cell office:value-type="string" calcext:value-type="string">
            <text:p>15@in@in@ADP@IN@_@17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in@in@ADP@IN@_@18@case@_</text:p>
          </table:table-cell>
          <table:table-cell office:value-type="string" calcext:value-type="string">
            <text:p>16@the@the@DET@DT@Definite=Def|PronType=Art@17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the@the@DET@DT@Definite=Def|PronType=Art@18@det@_</text:p>
          </table:table-cell>
          <table:table-cell office:value-type="string" calcext:value-type="string">
            <text:p>17@UK@UK@PROPN@NNP@Number=Sing@10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UK@UK@PROPN@NNP@Number=Sing@11@obl@_</text:p>
          </table:table-cell>
          <table:table-cell office:value-type="string" calcext:value-type="string">
            <text:p>18@,@,@PUNCT@,@_@21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,@,@PUNCT@,@_@21@punct@_</text:p>
          </table:table-cell>
          <table:table-cell office:value-type="string" calcext:value-type="string">
            <text:p>19@or@or@CCONJ@CC@_@21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or@or@CCONJ@CC@_@21@cc@_</text:p>
          </table:table-cell>
          <table:table-cell office:value-type="string" calcext:value-type="string">
            <text:p>20@2.7@2.7@NUM@CD@NumType=Card@21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2.7@2.7@NUM@CD@NumType=Card@18@conj@_</text:p>
          </table:table-cell>
          <table:table-cell office:value-type="string" calcext:value-type="string">
            <text:p>21@each@each@DET@DT@_@12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each@each@DET@DT@_@18@conj@_</text:p>
          </table:table-cell>
          <table:table-cell office:value-type="string" calcext:value-type="string">
            <text:p>22@,@,@PUNCT@,@_@10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,@,@PUNCT@,@_@11@punct@_</text:p>
          </table:table-cell>
          <table:table-cell office:value-type="string" calcext:value-type="string">
            <text:p>23@spending@spend@VERB@VBG@VerbForm=Ger@10@adv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spending@spend@VERB@VBG@VerbForm=Ger@11@conj@_</text:p>
          </table:table-cell>
          <table:table-cell office:value-type="string" calcext:value-type="string">
            <text:p>24@3.3@3.3@NUM@CD@NumType=Card@25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3.3@3.3@NUM@CD@NumType=Card@26@nummod@SpaceAfter=No</text:p>
          </table:table-cell>
          <table:table-cell office:value-type="string" calcext:value-type="string">
            <text:p>25@bn@bn@NUM@CD@NumType=Card@23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bn@bn@NOUN@CD@NumType=Card@24@obj@_</text:p>
          </table:table-cell>
          <table:table-cell office:value-type="string" calcext:value-type="string">
            <text:p>26@.@.@PUNCT@.@_@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.@.@PUNCT@.@_@2@punct@_</text:p>
          </table:table-cell>
          <table:table-cell office:value-type="string" calcext:value-type="string">
            <text:p>1@Most@most@ADJ@JJS@Degree=Sup@2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Most@most@ADJ@JJS@Degree=Sup@2@amod@_</text:p>
          </table:table-cell>
          <table:table-cell office:value-type="string" calcext:value-type="string">
            <text:p>2@winners@winner@NOUN@NNS@Number=Plur@7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winners@winner@NOUN@NNS@Number=Plur@7@nsubj@_</text:p>
          </table:table-cell>
          <table:table-cell office:value-type="string" calcext:value-type="string">
            <text:p>3@(@(@PUNCT@-LRB-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(@(@PUNCT@-LRB-@_@5@punct@_</text:p>
          </table:table-cell>
          <table:table-cell office:value-type="string" calcext:value-type="string">
            <text:p>4@82@82@NUM@CD@NumType=Card@5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82@82@NUM@CD@NumType=Card@5@nummod@SpaceAfter=No</text:p>
          </table:table-cell>
          <table:table-cell office:value-type="string" calcext:value-type="string">
            <text:p>5@%@%@SYM@NN@Number=Sing@2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%@%@SYM@NN@Number=Sing@2@appos@_</text:p>
          </table:table-cell>
          <table:table-cell office:value-type="string" calcext:value-type="string">
            <text:p>6@)@)@PUNCT@-RRB-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)@)@PUNCT@-RRB-@_@5@punct@_</text:p>
          </table:table-cell>
          <table:table-cell office:value-type="string" calcext:value-type="string">
            <text:p>7@changed@change@VERB@VBD@Mood=Ind|Tense=Past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changed@change@VERB@VBD@Mood=Ind|Tense=Past|VerbForm=Fin@0@root@_</text:p>
          </table:table-cell>
          <table:table-cell office:value-type="string" calcext:value-type="string">
            <text:p>8@their@they@PRON@PRP$@Number=Plur|Person=3|Poss=Yes|PronType=Prs@10@nmod:pos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@their@they@PRON@PRP$@Number=Plur|Person=3|Poss=Yes|PronType=Prs@10@nmod:poss@_</text:p>
          </table:table-cell>
          <table:table-cell office:value-type="string" calcext:value-type="string">
            <text:p>9@main@main@ADJ@JJ@Degree=Pos@10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main@main@ADJ@JJ@Degree=Pos@10@amod@_</text:p>
          </table:table-cell>
          <table:table-cell office:value-type="string" calcext:value-type="string">
            <text:p>10@residence@residence@NOUN@NN@Number=Sing@7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residence@residence@NOUN@NN@Number=Sing@7@obj@_</text:p>
          </table:table-cell>
          <table:table-cell office:value-type="string" calcext:value-type="string">
            <text:p>11@,@,@PUNCT@,@_@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,@,@PUNCT@,@_@7@punct@_</text:p>
          </table:table-cell>
          <table:table-cell office:value-type="string" calcext:value-type="string">
            <text:p>12@spending@spend@VERB@VBG@VerbForm=Ger@7@adv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spending@spend@VERB@VBG@VerbForm=Ger@7@advcl@_</text:p>
          </table:table-cell>
          <table:table-cell office:value-type="string" calcext:value-type="string">
            <text:p>13@an@a@DET@DT@Definite=Ind|PronType=Art@1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an@a@DET@DT@Definite=Ind|PronType=Art@15@det@_</text:p>
          </table:table-cell>
          <table:table-cell office:value-type="string" calcext:value-type="string">
            <text:p>14@average@average@ADJ@JJ@Degree=Pos@15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average@average@ADJ@JJ@Degree=Pos@15@amod@_</text:p>
          </table:table-cell>
          <table:table-cell office:value-type="string" calcext:value-type="string">
            <text:p>15@900,000@900,000@NUM@CD@NumType=Card@12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900,000@900,000@NUM@CD@NumType=Card@12@obj@_</text:p>
          </table:table-cell>
          <table:table-cell office:value-type="string" calcext:value-type="string">
            <text:p>16@.@.@PUNCT@.@_@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.@.@PUNCT@.@_@7@punct@_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@The@the@DET@DT@Definite=Def|PronType=Art@3@det@_</text:p>
          </table:table-cell>
          <table:table-cell office:value-type="string" calcext:value-type="string">
            <text:p>1@The@the@DET@DT@Definite=Def|PronType=Art@3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new@new@ADJ@JJ@Degree=Pos@3@amod@_</text:p>
          </table:table-cell>
          <table:table-cell office:value-type="string" calcext:value-type="string">
            <text:p>2@new@new@ADJ@JJ@Degree=Pos@3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home@home@NOUN@NN@Number=Sing@5@nsubj@_</text:p>
          </table:table-cell>
          <table:table-cell office:value-type="string" calcext:value-type="string">
            <text:p>3@home@home@NOUN@NN@Number=Sing@5@nsub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4@is@be@AUX@VBZ@Mood=Ind|Number=Sing|Person=3|Tense=Pres|VerbForm=Fin@5@cop@_</text:p>
          </table:table-cell>
          <table:table-cell office:value-type="string" calcext:value-type="string">
            <text:p>4@is@be@AUX@VBZ@Mood=Ind|Number=Sing|Person=3|Tense=Pres|VerbForm=Fin@5@c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likely@likely@ADJ@JJ@Degree=Pos@0@root@_</text:p>
          </table:table-cell>
          <table:table-cell office:value-type="string" calcext:value-type="string">
            <text:p>5@likely@likely@ADJ@JJ@Degree=Pos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to@to@PART@TO@_@7@mark@_</text:p>
          </table:table-cell>
          <table:table-cell office:value-type="string" calcext:value-type="string">
            <text:p>6@to@to@PART@TO@_@7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come@come@VERB@VB@VerbForm=Inf@5@xcomp@_</text:p>
          </table:table-cell>
          <table:table-cell office:value-type="string" calcext:value-type="string">
            <text:p>7@come@come@VERB@VB@VerbForm=Inf@5@xco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with@with@ADP@IN@_@11@case@_</text:p>
          </table:table-cell>
          <table:table-cell office:value-type="string" calcext:value-type="string">
            <text:p>8@with@with@ADP@IN@_@11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a@a@DET@DT@Definite=Ind|PronType=Art@11@det@_</text:p>
          </table:table-cell>
          <table:table-cell office:value-type="string" calcext:value-type="string">
            <text:p>9@a@a@DET@DT@Definite=Ind|PronType=Art@11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hot@hot@ADJ@JJ@Degree=Pos@11@amod@_</text:p>
          </table:table-cell>
          <table:table-cell office:value-type="string" calcext:value-type="string">
            <text:p>10@hot@hot@ADJ@JJ@Degree=Pos@11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tub@tub@NOUN@NN@Number=Sing@7@obl@_</text:p>
          </table:table-cell>
          <table:table-cell office:value-type="string" calcext:value-type="string">
            <text:p>11@tub@tub@NOUN@NN@Number=Sing@7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,@,@PUNCT@,@_@7@punct@_</text:p>
          </table:table-cell>
          <table:table-cell office:value-type="string" calcext:value-type="string">
            <text:p>12@,@,@PUNCT@,@_@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with@with@ADP@IN@_@21@mark@_</text:p>
          </table:table-cell>
          <table:table-cell office:value-type="string" calcext:value-type="string">
            <text:p>13@with@with@ADP@IN@_@21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almost@almost@ADV@RB@_@16@advmod@_</text:p>
          </table:table-cell>
          <table:table-cell office:value-type="string" calcext:value-type="string">
            <text:p>14@almost@almost@ADV@RB@_@19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a@a@DET@DT@Definite=Ind|PronType=Art@16@det@_</text:p>
          </table:table-cell>
          <table:table-cell office:value-type="string" calcext:value-type="string">
            <text:p>15@a@a@DET@DT@Definite=Ind|PronType=Art@19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third@third@ADJ@NN@Degree=Pos|NumType=Ord@11@nmod@_</text:p>
          </table:table-cell>
          <table:table-cell office:value-type="string" calcext:value-type="string">
            <text:p>16@third@third@ADJ@JJ@Degree=Pos|NumType=Ord@19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(@(@PUNCT@-LRB-@_@19@punct@_</text:p>
          </table:table-cell>
          <table:table-cell office:value-type="string" calcext:value-type="string">
            <text:p>17@(@(@PUNCT@-LRB-@_@19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29@29@NUM@CD@NumType=Card@19@nummod@SpaceAfter=No</text:p>
          </table:table-cell>
          <table:table-cell office:value-type="string" calcext:value-type="string">
            <text:p>18@29@29@NUM@CD@NumType=Card@19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%@%@SYM@NN@Number=Sing@16@appos@_</text:p>
          </table:table-cell>
          <table:table-cell office:value-type="string" calcext:value-type="string">
            <text:p>19@%@%@SYM@NN@Number=Sing@7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)@)@PUNCT@-RRB-@_@19@punct@_</text:p>
          </table:table-cell>
          <table:table-cell office:value-type="string" calcext:value-type="string">
            <text:p>20@)@)@PUNCT@-RRB-@_@19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putting@put@VERB@VBG@VerbForm=Ger@7@advcl@_</text:p>
          </table:table-cell>
          <table:table-cell office:value-type="string" calcext:value-type="string">
            <text:p>21@putting@put@VERB@VBG@VerbForm=Ger@7@adv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that@that@PRON@DT@Number=Sing|PronType=Dem@21@obj@_</text:p>
          </table:table-cell>
          <table:table-cell office:value-type="string" calcext:value-type="string">
            <text:p>22@that@that@PRON@DT@Number=Sing|PronType=Dem@21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on@on@ADP@IN@_@26@case@_</text:p>
          </table:table-cell>
          <table:table-cell office:value-type="string" calcext:value-type="string">
            <text:p>23@on@on@ADP@IN@_@26@ca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4@their@they@PRON@PRP$@Number=Plur|Person=3|Poss=Yes|PronType=Prs@26@nmod:poss@_</text:p>
          </table:table-cell>
          <table:table-cell office:value-type="string" calcext:value-type="string">
            <text:p>24@their@they@PRON@PRP$@Number=Plur|Person=3|Poss=Yes|PronType=Prs@26@nmod:p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shopping@shopping@NOUN@NN@Number=Sing@26@compound@_</text:p>
          </table:table-cell>
          <table:table-cell office:value-type="string" calcext:value-type="string">
            <text:p>25@shopping@shopping@NOUN@NN@Number=Sing@26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list@list@NOUN@NN@Number=Sing@21@obl@_</text:p>
          </table:table-cell>
          <table:table-cell office:value-type="string" calcext:value-type="string">
            <text:p>26@list@list@NOUN@NN@Number=Sing@21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.@.@PUNCT@.@_@5@punct@_</text:p>
          </table:table-cell>
          <table:table-cell office:value-type="string" calcext:value-type="string">
            <text:p>27@.@.@PUNCT@.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A@a@DET@DT@Definite=Ind|PronType=Art@5@det@_</text:p>
          </table:table-cell>
          <table:table-cell office:value-type="string" calcext:value-type="string">
            <text:p>1@A@a@DET@DT@Definite=Ind|PronType=Art@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walk@walk@VERB@VB@VerbForm=Inf@5@compound@SpaceAfter=No</text:p>
          </table:table-cell>
          <table:table-cell office:value-type="string" calcext:value-type="string">
            <text:p>2@walk@walk@NOUN@NN@Number=Sing@5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-@-@PUNCT@HYPH@_@2@punct@SpaceAfter=No</text:p>
          </table:table-cell>
          <table:table-cell office:value-type="string" calcext:value-type="string">
            <text:p>3@-@-@PUNCT@HYPH@_@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in@in@ADP@IN@_@2@compound:prt@_</text:p>
          </table:table-cell>
          <table:table-cell office:value-type="string" calcext:value-type="string">
            <text:p>4@in@in@ADP@RP@_@2@compound:p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wardrobe@wardrobe@NOUN@NN@Number=Sing@8@nsubj@_</text:p>
          </table:table-cell>
          <table:table-cell office:value-type="string" calcext:value-type="string">
            <text:p>5@wardrobe@wardrobe@NOUN@NN@Number=Sing@8@nsub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@was@be@AUX@VBD@Mood=Ind|Number=Sing|Person=3|Tense=Past|VerbForm=Fin@8@cop@_</text:p>
          </table:table-cell>
          <table:table-cell office:value-type="string" calcext:value-type="string">
            <text:p>6@was@be@AUX@VBD@Mood=Ind|Number=Sing|Person=3|Tense=Past|VerbForm=Fin@8@c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a@a@DET@DT@Definite=Ind|PronType=Art@8@det@_</text:p>
          </table:table-cell>
          <table:table-cell office:value-type="string" calcext:value-type="string">
            <text:p>7@a@a@DET@DT@Definite=Ind|PronType=Art@8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must@must@NOUN@NN@Number=Sing@0@root@_</text:p>
          </table:table-cell>
          <table:table-cell office:value-type="string" calcext:value-type="string">
            <text:p>8@must@must@NOUN@NN@Number=Sing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for@for@ADP@IN@_@11@case@_</text:p>
          </table:table-cell>
          <table:table-cell office:value-type="string" calcext:value-type="string">
            <text:p>9@for@for@ADP@IN@_@11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28@28@NUM@CD@NumType=Card@11@nummod@SpaceAfter=No</text:p>
          </table:table-cell>
          <table:table-cell office:value-type="string" calcext:value-type="string">
            <text:p>10@28@28@NUM@CD@NumType=Card@11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%@%@SYM@NN@Number=Sing@8@nmod@_</text:p>
          </table:table-cell>
          <table:table-cell office:value-type="string" calcext:value-type="string">
            <text:p>11@%@%@SYM@NN@Number=Sing@8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,@,@PUNCT@,@_@8@punct@_</text:p>
          </table:table-cell>
          <table:table-cell office:value-type="string" calcext:value-type="string">
            <text:p>12@,@,@PUNCT@,@_@8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almost@almost@ADV@RB@_@15@advmod@_</text:p>
          </table:table-cell>
          <table:table-cell office:value-type="string" calcext:value-type="string">
            <text:p>13@almost@almost@ADV@RB@_@15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a@a@DET@DT@Definite=Ind|PronType=Art@15@det@_</text:p>
          </table:table-cell>
          <table:table-cell office:value-type="string" calcext:value-type="string">
            <text:p>14@a@a@DET@DT@Definite=Ind|PronType=Art@1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quarter@quarter@NOUN@NN@Number=Sing@20@nsubj@_</text:p>
          </table:table-cell>
          <table:table-cell office:value-type="string" calcext:value-type="string">
            <text:p>15@quarter@quarter@NOUN@NN@Number=Sing@20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(@(@PUNCT@-LRB-@_@18@punct@_</text:p>
          </table:table-cell>
          <table:table-cell office:value-type="string" calcext:value-type="string">
            <text:p>16@(@(@PUNCT@-LRB-@_@18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24@24@NUM@CD@NumType=Card@18@nummod@SpaceAfter=No</text:p>
          </table:table-cell>
          <table:table-cell office:value-type="string" calcext:value-type="string">
            <text:p>17@24@24@NUM@CD@NumType=Card@18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%@%@SYM@NN@Number=Sing@15@appos@_</text:p>
          </table:table-cell>
          <table:table-cell office:value-type="string" calcext:value-type="string">
            <text:p>18@%@%@SYM@NN@Number=Sing@15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)@)@PUNCT@-RRB-@_@18@punct@_</text:p>
          </table:table-cell>
          <table:table-cell office:value-type="string" calcext:value-type="string">
            <text:p>19@)@)@PUNCT@-RRB-@_@18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opted@opt@VERB@VBN@Mood=Ind|Tense=Past|VerbForm=Fin@8@parataxis@_</text:p>
          </table:table-cell>
          <table:table-cell office:value-type="string" calcext:value-type="string">
            <text:p>20@opted@opt@VERB@VBD@Mood=Ind|Tense=Past|VerbForm=Fin@8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for@for@ADP@IN@_@23@case@_</text:p>
          </table:table-cell>
          <table:table-cell office:value-type="string" calcext:value-type="string">
            <text:p>21@for@for@ADP@IN@_@23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a@a@DET@DT@Definite=Ind|PronType=Art@23@det@_</text:p>
          </table:table-cell>
          <table:table-cell office:value-type="string" calcext:value-type="string">
            <text:p>22@a@a@DET@DT@Definite=Ind|PronType=Art@23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property@property@NOUN@NN@Number=Sing@20@obl@_</text:p>
          </table:table-cell>
          <table:table-cell office:value-type="string" calcext:value-type="string">
            <text:p>23@property@property@NOUN@NN@Number=Sing@20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behind@behind@ADP@IN@_@26@case@_</text:p>
          </table:table-cell>
          <table:table-cell office:value-type="string" calcext:value-type="string">
            <text:p>24@behind@behind@ADP@IN@_@26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electric@electric@ADJ@JJ@Degree=Pos@26@amod@_</text:p>
          </table:table-cell>
          <table:table-cell office:value-type="string" calcext:value-type="string">
            <text:p>25@electric@electric@ADJ@JJ@Degree=Pos@26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gates@gate@NOUN@NNS@Number=Plur@23@nmod@_</text:p>
          </table:table-cell>
          <table:table-cell office:value-type="string" calcext:value-type="string">
            <text:p>26@gates@gate@NOUN@NNS@Number=Plur@23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,@,@PUNCT@,@_@31@punct@_</text:p>
          </table:table-cell>
          <table:table-cell office:value-type="string" calcext:value-type="string">
            <text:p>27@,@,@PUNCT@,@_@31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and@and@CCONJ@CC@_@31@cc@_</text:p>
          </table:table-cell>
          <table:table-cell office:value-type="string" calcext:value-type="string">
            <text:p>28@and@and@CCONJ@CC@_@31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22@22@NUM@CD@NumType=Card@30@nummod@SpaceAfter=No</text:p>
          </table:table-cell>
          <table:table-cell office:value-type="string" calcext:value-type="string">
            <text:p>29@22@22@NUM@CD@NumType=Card@30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@%@%@SYM@NN@Number=Sing@31@nsubj@_</text:p>
          </table:table-cell>
          <table:table-cell office:value-type="string" calcext:value-type="string">
            <text:p>30@%@%@SYM@NN@Number=Sing@31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@had@have@VERB@VBD@Mood=Ind|Tense=Past|VerbForm=Fin@8@conj@_</text:p>
          </table:table-cell>
          <table:table-cell office:value-type="string" calcext:value-type="string">
            <text:p>31@had@have@VERB@VBD@Mood=Ind|Tense=Past|VerbForm=Fin@20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@a@a@DET@DT@Definite=Ind|PronType=Art@34@det@_</text:p>
          </table:table-cell>
          <table:table-cell office:value-type="string" calcext:value-type="string">
            <text:p>32@a@a@DET@DT@Definite=Ind|PronType=Art@34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@games@game@NOUN@NNS@Number=Plur@34@compound@_</text:p>
          </table:table-cell>
          <table:table-cell office:value-type="string" calcext:value-type="string">
            <text:p>33@games@game@NOUN@NNS@Number=Plur@34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@room@room@NOUN@NN@Number=Sing@31@obj@_</text:p>
          </table:table-cell>
          <table:table-cell office:value-type="string" calcext:value-type="string">
            <text:p>34@room@room@NOUN@NN@Number=Sing@31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@,@,@PUNCT@,@_@8@punct@_</text:p>
          </table:table-cell>
          <table:table-cell office:value-type="string" calcext:value-type="string">
            <text:p>35@,@,@PUNCT@,@_@31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@with@with@ADP@IN@_@39@mark@_</text:p>
          </table:table-cell>
          <table:table-cell office:value-type="string" calcext:value-type="string">
            <text:p>36@with@with@ADP@IN@_@38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@7@7@NUM@CD@NumType=Card@38@nummod@SpaceAfter=No</text:p>
          </table:table-cell>
          <table:table-cell office:value-type="string" calcext:value-type="string">
            <text:p>37@7@7@NUM@CD@NumType=Card@38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@%@%@SYM@NN@Number=Sing@31@obl@_</text:p>
          </table:table-cell>
          <table:table-cell office:value-type="string" calcext:value-type="string">
            <text:p>38@%@%@SYM@NN@Number=Sing@31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@installing@install@VERB@VBG@VerbForm=Ger@31@advcl@_</text:p>
          </table:table-cell>
          <table:table-cell office:value-type="string" calcext:value-type="string">
            <text:p>39@installing@install@VERB@VBG@VerbForm=Ger@38@a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@a@a@DET@DT@Definite=Ind|PronType=Art@42@det@_</text:p>
          </table:table-cell>
          <table:table-cell office:value-type="string" calcext:value-type="string">
            <text:p>40@a@a@DET@DT@Definite=Ind|PronType=Art@4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@snooker@snooker@NOUN@NN@Number=Sing@42@compound@_</text:p>
          </table:table-cell>
          <table:table-cell office:value-type="string" calcext:value-type="string">
            <text:p>41@snooker@snooker@NOUN@NN@Number=Sing@42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@table@table@NOUN@NN@Number=Sing@39@obj@_</text:p>
          </table:table-cell>
          <table:table-cell office:value-type="string" calcext:value-type="string">
            <text:p>42@table@table@NOUN@NN@Number=Sing@39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@.@.@PUNCT@.@_@8@punct@_</text:p>
          </table:table-cell>
          <table:table-cell office:value-type="string" calcext:value-type="string">
            <text:p>43@.@.@PUNCT@.@_@8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Larger@larger@ADJ@JJR@Degree=Cmp@2@amod@_</text:p>
          </table:table-cell>
          <table:table-cell office:value-type="string" calcext:value-type="string">
            <text:p>1@Larger@larger@ADJ@JJR@Degree=Cmp@2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properties@property@NOUN@NNS@Number=Plur@3@nsubj@_</text:p>
          </table:table-cell>
          <table:table-cell office:value-type="string" calcext:value-type="string">
            <text:p>2@properties@property@NOUN@NNS@Number=Plur@3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need@need@VERB@VBP@Mood=Ind|Tense=Pres|VerbForm=Fin@0@root@_</text:p>
          </table:table-cell>
          <table:table-cell office:value-type="string" calcext:value-type="string">
            <text:p>3@need@need@VERB@VBP@Mood=Ind|Tense=Pres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maintaining@maintaining@NOUN@NN@Number=Sing@3@obj@_</text:p>
          </table:table-cell>
          <table:table-cell office:value-type="string" calcext:value-type="string">
            <text:p>4@maintaining@maintain@VERB@VBG@VerbForm=Ger@3@xco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,@,@PUNCT@,@_@8@punct@_</text:p>
          </table:table-cell>
          <table:table-cell office:value-type="string" calcext:value-type="string">
            <text:p>5@,@,@PUNCT@,@_@8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and@and@CCONJ@CC@_@8@cc@_</text:p>
          </table:table-cell>
          <table:table-cell office:value-type="string" calcext:value-type="string">
            <text:p>6@and@and@CCONJ@CC@_@8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30@30@NUM@CD@NumType=Card@8@nummod@SpaceAfter=No</text:p>
          </table:table-cell>
          <table:table-cell office:value-type="string" calcext:value-type="string">
            <text:p>7@30@30@NUM@CD@NumType=Card@8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%@%@SYM@NN@Number=Sing@4@conj@_</text:p>
          </table:table-cell>
          <table:table-cell office:value-type="string" calcext:value-type="string">
            <text:p>8@%@%@SYM@NN@Number=Sing@4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of@of@ADP@IN@_@10@case@_</text:p>
          </table:table-cell>
          <table:table-cell office:value-type="string" calcext:value-type="string">
            <text:p>9@of@of@ADP@IN@_@10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winners@winner@NOUN@NNS@Number=Plur@8@nmod@_</text:p>
          </table:table-cell>
          <table:table-cell office:value-type="string" calcext:value-type="string">
            <text:p>10@winners@winner@NOUN@NNS@Number=Plur@8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employed@employ@VERB@VBN@Tense=Past|VerbForm=Part@8@amod@_</text:p>
          </table:table-cell>
          <table:table-cell office:value-type="string" calcext:value-type="string">
            <text:p>11@employed@employ@VERB@VBN@Tense=Past|VerbForm=Part@8@a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a@a@DET@DT@Definite=Ind|PronType=Art@13@det@_</text:p>
          </table:table-cell>
          <table:table-cell office:value-type="string" calcext:value-type="string">
            <text:p>12@a@a@DET@DT@Definite=Ind|PronType=Art@13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cleaner@cleaner@NOUN@NN@Number=Sing@11@obj@_</text:p>
          </table:table-cell>
          <table:table-cell office:value-type="string" calcext:value-type="string">
            <text:p>13@cleaner@cleaner@NOUN@NN@Number=Sing@11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and@and@CCONJ@CC@_@16@cc@_</text:p>
          </table:table-cell>
          <table:table-cell office:value-type="string" calcext:value-type="string">
            <text:p>14@and@and@CCONJ@CC@_@16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24@24@NUM@CD@NumType=Card@16@nummod@SpaceAfter=No</text:p>
          </table:table-cell>
          <table:table-cell office:value-type="string" calcext:value-type="string">
            <text:p>15@24@24@NUM@CD@NumType=Card@16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%@%@SYM@NN@Number=Sing@18@orphan@_</text:p>
          </table:table-cell>
          <table:table-cell office:value-type="string" calcext:value-type="string">
            <text:p>16@%@%@SYM@NN@Number=Sing@18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a@a@DET@DT@Definite=Ind|PronType=Art@18@det@_</text:p>
          </table:table-cell>
          <table:table-cell office:value-type="string" calcext:value-type="string">
            <text:p>17@a@a@DET@DT@Definite=Ind|PronType=Art@18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gardener@gardener@NOUN@NN@Number=Sing@11@obj@_</text:p>
          </table:table-cell>
          <table:table-cell office:value-type="string" calcext:value-type="string">
            <text:p>18@gardener@gardener@NOUN@NN@Number=Sing@13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.@.@PUNCT@.@_@3@punct@_</text:p>
          </table:table-cell>
          <table:table-cell office:value-type="string" calcext:value-type="string">
            <text:p>19@.@.@PUNCT@.@_@3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A@a@DET@DT@Definite=Ind|PronType=Art@3@det@_</text:p>
          </table:table-cell>
          <table:table-cell office:value-type="string" calcext:value-type="string">
            <text:p>1@A@a@DET@DT@Definite=Ind|PronType=Art@3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small@small@ADJ@JJ@Degree=Pos@3@amod@_</text:p>
          </table:table-cell>
          <table:table-cell office:value-type="string" calcext:value-type="string">
            <text:p>2@small@small@ADJ@JJ@Degree=Pos@3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proportion@proportion@NOUN@NN@Number=Sing@8@nsubj@_</text:p>
          </table:table-cell>
          <table:table-cell office:value-type="string" calcext:value-type="string">
            <text:p>3@proportion@proportion@NOUN@NN@Number=Sing@8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(@(@PUNCT@-LRB-@_@6@punct@_</text:p>
          </table:table-cell>
          <table:table-cell office:value-type="string" calcext:value-type="string">
            <text:p>4@(@(@PUNCT@-LRB-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5@5@NUM@CD@NumType=Card@6@nummod@SpaceAfter=No</text:p>
          </table:table-cell>
          <table:table-cell office:value-type="string" calcext:value-type="string">
            <text:p>5@5@5@NUM@CD@NumType=Card@6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%@%@SYM@NN@Number=Sing@3@appos@_</text:p>
          </table:table-cell>
          <table:table-cell office:value-type="string" calcext:value-type="string">
            <text:p>6@%@%@SYM@NN@Number=Sing@3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)@)@PUNCT@-RRB-@_@6@punct@_</text:p>
          </table:table-cell>
          <table:table-cell office:value-type="string" calcext:value-type="string">
            <text:p>7@)@)@PUNCT@-RRB-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employed@employ@VERB@VBD@Mood=Ind|Tense=Past|VerbForm=Fin@0@root@_</text:p>
          </table:table-cell>
          <table:table-cell office:value-type="string" calcext:value-type="string">
            <text:p>8@employed@employ@VERB@VBD@Mood=Ind|Tense=Past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a@a@DET@DT@Definite=Ind|PronType=Art@10@det@_</text:p>
          </table:table-cell>
          <table:table-cell office:value-type="string" calcext:value-type="string">
            <text:p>9@a@a@DET@DT@Definite=Ind|PronType=Art@10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beautician@beautician@PROPN@NN@Number=Sing@8@obj@_</text:p>
          </table:table-cell>
          <table:table-cell office:value-type="string" calcext:value-type="string">
            <text:p>10@beautician@beautician@NOUN@NN@Number=Sing@8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.@.@PUNCT@.@_@8@punct@_</text:p>
          </table:table-cell>
          <table:table-cell office:value-type="string" calcext:value-type="string">
            <text:p>11@.@.@PUNCT@.@_@8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Audis@Audis@PROPN@NNS@Number=Plur@5@nsubj@_</text:p>
          </table:table-cell>
          <table:table-cell office:value-type="string" calcext:value-type="string">
            <text:p>1@Audis@Audis@NOUN@NNS@Number=Plur@5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were@be@AUX@VBD@Mood=Ind|Tense=Past|VerbForm=Fin@5@cop@_</text:p>
          </table:table-cell>
          <table:table-cell office:value-type="string" calcext:value-type="string">
            <text:p>2@were@be@AUX@VBD@Mood=Ind|Tense=Past|VerbForm=Fin@5@c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the@the@DET@DT@Definite=Def|PronType=Art@5@det@_</text:p>
          </table:table-cell>
          <table:table-cell office:value-type="string" calcext:value-type="string">
            <text:p>3@the@the@DET@DT@Definite=Def|PronType=Art@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favourite@favourite@ADJ@JJ@Degree=Pos@5@amod@_</text:p>
          </table:table-cell>
          <table:table-cell office:value-type="string" calcext:value-type="string">
            <text:p>4@favourite@favourite@ADJ@JJ@Degree=Pos@5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cars@car@NOUN@NNS@Number=Plur@0@root@_</text:p>
          </table:table-cell>
          <table:table-cell office:value-type="string" calcext:value-type="string">
            <text:p>5@cars@car@NOUN@NNS@Number=Plur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of@of@ADP@IN@_@8@case@_</text:p>
          </table:table-cell>
          <table:table-cell office:value-type="string" calcext:value-type="string">
            <text:p>6@of@of@ADP@IN@_@8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16@16@NUM@CD@NumType=Card@8@nummod@SpaceAfter=No</text:p>
          </table:table-cell>
          <table:table-cell office:value-type="string" calcext:value-type="string">
            <text:p>7@16@16@NUM@CD@NumType=Card@8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%@%@SYM@NN@Number=Sing@5@nmod@_</text:p>
          </table:table-cell>
          <table:table-cell office:value-type="string" calcext:value-type="string">
            <text:p>8@%@%@SYM@NN@Number=Sing@5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of@of@ADP@IN@_@10@case@_</text:p>
          </table:table-cell>
          <table:table-cell office:value-type="string" calcext:value-type="string">
            <text:p>9@of@of@ADP@IN@_@10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winners@winner@NOUN@NNS@Number=Plur@8@nmod@_</text:p>
          </table:table-cell>
          <table:table-cell office:value-type="string" calcext:value-type="string">
            <text:p>10@winners@winner@NOUN@NNS@Number=Plur@8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,@,@PUNCT@,@_@5@punct@_</text:p>
          </table:table-cell>
          <table:table-cell office:value-type="string" calcext:value-type="string">
            <text:p>11@,@,@PUNCT@,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with@with@ADP@IN@_@20@cc@_</text:p>
          </table:table-cell>
          <table:table-cell office:value-type="string" calcext:value-type="string">
            <text:p>12@with@with@ADP@IN@_@14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Range@Range@PROPN@NNP@Number=Sing@14@compound@_</text:p>
          </table:table-cell>
          <table:table-cell office:value-type="string" calcext:value-type="string">
            <text:p>13@Range@Range@PROPN@NNP@Number=Sing@14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Rovers@Rovers@PROPN@NNS@Number=Plur@20@nmod:poss@_</text:p>
          </table:table-cell>
          <table:table-cell office:value-type="string" calcext:value-type="string">
            <text:p>14@Rovers@Rovers@PROPN@NNPS@Number=Plur@8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and@and@CCONJ@CC@_@16@cc@_</text:p>
          </table:table-cell>
          <table:table-cell office:value-type="string" calcext:value-type="string">
            <text:p>15@and@and@CCONJ@CC@_@16@cc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16@BMW@BMW@PROPN@NNP@Number=Sing@14@conj@SpaceAfter=No</text:p>
          </table:table-cell>
          <table:table-cell table:style-name="ce21" office:value-type="string" calcext:value-type="string">
            <text:p>16@BMWs@BMWs@PROPN@NNPS@Number=Plur@14@conj</text:p>
          </table:table-cell>
          <table:table-cell table:style-name="ce16" table:number-columns-repeated="1022"/>
        </table:table-row>
        <table:table-row table:style-name="ro1">
          <table:table-cell office:value-type="string" calcext:value-type="string">
            <text:p>17@s@'s@PART@POS@_@16@case@_</text:p>
          </table:table-cell>
          <table:table-cell office:value-type="string" calcext:value-type="string">
            <text:p>17@also@also@ADV@RB@_@19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also@also@ADV@RB@_@19@advmod@_</text:p>
          </table:table-cell>
          <table:table-cell office:value-type="string" calcext:value-type="string">
            <text:p>18@popular@popular@ADJ@JJ@Degree=Pos@19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popular@popular@ADJ@JJ@Degree=Pos@20@amod@_</text:p>
          </table:table-cell>
          <table:table-cell office:value-type="string" calcext:value-type="string">
            <text:p>19@purchases@purchase@NOUN@NNS@Number=Plur@14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purchases@purchase@NOUN@NNS@Number=Plur@8@conj@_</text:p>
          </table:table-cell>
          <table:table-cell office:value-type="string" calcext:value-type="string">
            <text:p>20@(@(@PUNCT@-LRB-@_@2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(@(@PUNCT@-LRB-@_@24@punct@_</text:p>
          </table:table-cell>
          <table:table-cell office:value-type="string" calcext:value-type="string">
            <text:p>21@11@11@NUM@CD@NumType=Card@22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11@11@NUM@CD@NumType=Card@23@nummod@SpaceAfter=No</text:p>
          </table:table-cell>
          <table:table-cell office:value-type="string" calcext:value-type="string">
            <text:p>22@%@%@SYM@NN@Number=Sing@19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%@%@SYM@NN@Number=Sing@24@obl:npmod@_</text:p>
          </table:table-cell>
          <table:table-cell office:value-type="string" calcext:value-type="string">
            <text:p>23@each@each@DET@DT@_@22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each@each@DET@DT@_@20@appos@_</text:p>
          </table:table-cell>
          <table:table-cell office:value-type="string" calcext:value-type="string">
            <text:p>24@)@)@PUNCT@-RRB-@_@2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)@)@PUNCT@-RRB-@_@24@punct@_</text:p>
          </table:table-cell>
          <table:table-cell office:value-type="string" calcext:value-type="string">
            <text:p>25@,@,@PUNCT@,@_@29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,@,@PUNCT@,@_@30@punct@_</text:p>
          </table:table-cell>
          <table:table-cell office:value-type="string" calcext:value-type="string">
            <text:p>26@as@as@ADV@RB@_@29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as@as@ADV@RB@_@30@cc@_</text:p>
          </table:table-cell>
          <table:table-cell office:value-type="string" calcext:value-type="string">
            <text:p>27@well@well@ADV@RB@Degree=Pos@26@fi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well@well@ADV@RB@Degree=Pos@27@fixed@_</text:p>
          </table:table-cell>
          <table:table-cell office:value-type="string" calcext:value-type="string">
            <text:p>28@as@as@ADP@IN@_@26@fi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as@as@ADP@IN@_@27@fixed@_</text:p>
          </table:table-cell>
          <table:table-cell office:value-type="string" calcext:value-type="string">
            <text:p>29@Mercedes@mercede@PROPN@NNPS@Number=Plur@14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@Mercedes@Mercedes@PROPN@NNP@Number=Sing@20@conj@_</text:p>
          </table:table-cell>
          <table:table-cell office:value-type="string" calcext:value-type="string">
            <text:p>30@(@(@PUNCT@-LRB-@_@3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@(@(@PUNCT@-LRB-@_@33@punct@_</text:p>
          </table:table-cell>
          <table:table-cell office:value-type="string" calcext:value-type="string">
            <text:p>31@10@10@NUM@CD@NumType=Card@32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@10@10@NUM@CD@NumType=Card@33@nummod@SpaceAfter=No</text:p>
          </table:table-cell>
          <table:table-cell office:value-type="string" calcext:value-type="string">
            <text:p>32@%@%@SYM@NN@Number=Sing@29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@%@%@SYM@NN@Number=Sing@30@appos@_</text:p>
          </table:table-cell>
          <table:table-cell office:value-type="string" calcext:value-type="string">
            <text:p>33@)@)@PUNCT@-RRB-@_@3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@)@)@PUNCT@-RRB-@_@33@punct@_</text:p>
          </table:table-cell>
          <table:table-cell office:value-type="string" calcext:value-type="string">
            <text:p>34@and@and@CCONJ@CC@_@36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@and@and@CCONJ@CC@_@37@cc@_</text:p>
          </table:table-cell>
          <table:table-cell office:value-type="string" calcext:value-type="string">
            <text:p>35@Land@land@PROPN@NNP@Number=Sing@36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@Land@land@NOUN@NN@Number=Sing@37@compound@_</text:p>
          </table:table-cell>
          <table:table-cell office:value-type="string" calcext:value-type="string">
            <text:p>36@Rovers@Rovers@PROPN@NNPS@Number=Plur@29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@Rovers@rover@NOUN@NNS@Number=Plur@30@conj@_</text:p>
          </table:table-cell>
          <table:table-cell office:value-type="string" calcext:value-type="string">
            <text:p>37@(@(@PUNCT@-LRB-@_@39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@(@(@PUNCT@-LRB-@_@40@punct@_</text:p>
          </table:table-cell>
          <table:table-cell office:value-type="string" calcext:value-type="string">
            <text:p>38@5@5@NUM@CD@NumType=Card@39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@5@5@NUM@CD@NumType=Card@40@nummod@SpaceAfter=No</text:p>
          </table:table-cell>
          <table:table-cell office:value-type="string" calcext:value-type="string">
            <text:p>39@%@%@SYM@NN@Number=Sing@36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@%@%@SYM@NN@Number=Sing@37@appos@_</text:p>
          </table:table-cell>
          <table:table-cell office:value-type="string" calcext:value-type="string">
            <text:p>40@)@)@PUNCT@-RRB-@_@39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@)@)@PUNCT@-RRB-@_@40@punct@_</text:p>
          </table:table-cell>
          <table:table-cell office:value-type="string" calcext:value-type="string">
            <text:p>41@.@.@PUNCT@.@_@43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@.@.@PUNCT@.@_@5@punct@_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1@Winner@winner@NOUN@NNP@Number=Sing@3@nsubj:pass@SpaceAfter=No</text:p>
          </table:table-cell>
          <table:table-cell table:style-name="ce21" office:value-type="string" calcext:value-type="string">
            <text:p>42@Winners@winner@NOUN@NNS@Number=Plur@43@nsubj</text:p>
          </table:table-cell>
          <table:table-cell table:style-name="ce16" table:number-columns-repeated="1022"/>
        </table:table-row>
        <table:table-row table:style-name="ro1">
          <table:table-cell office:value-type="string" calcext:value-type="string">
            <text:p>2@s@'s@PART@POS@_@1@case@_</text:p>
          </table:table-cell>
          <table:table-cell office:value-type="string" calcext:value-type="string">
            <text:p>43@spent@spend@VERB@VBD@Mood=Ind|Tense=Past|VerbForm=Fin@5@paratax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spent@spend@VERB@VBD@Mood=Ind|Tense=Past|VerbForm=Fin@0@root@_</text:p>
          </table:table-cell>
          <table:table-cell office:value-type="string" calcext:value-type="string">
            <text:p>44@463@463@NUM@CD@NumType=Card@45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463@463@NUM@CD@NumType=Card@5@nummod@SpaceAfter=No</text:p>
          </table:table-cell>
          <table:table-cell office:value-type="string" calcext:value-type="string">
            <text:p>45@m@m@NUM@CD@NumType=Card@43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m@m@NOUN@CD@Number=Sing@3@obl:tmod@_</text:p>
          </table:table-cell>
          <table:table-cell office:value-type="string" calcext:value-type="string">
            <text:p>46@on@on@ADP@IN@_@48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on@on@ADP@IN@_@8@case@_</text:p>
          </table:table-cell>
          <table:table-cell office:value-type="string" calcext:value-type="string">
            <text:p>47@17,190@17,190@NUM@CD@NumType=Card@48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17,190@17,190@NUM@CD@NumType=Card@8@nummod@_</text:p>
          </table:table-cell>
          <table:table-cell office:value-type="string" calcext:value-type="string">
            <text:p>48@cars@car@NOUN@NNS@Number=Plur@43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cars@car@NOUN@NNS@Number=Plur@3@obl@_</text:p>
          </table:table-cell>
          <table:table-cell office:value-type="string" calcext:value-type="string">
            <text:p>49@,@,@PUNCT@,@_@43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,@,@PUNCT@,@_@3@punct@_</text:p>
          </table:table-cell>
          <table:table-cell office:value-type="string" calcext:value-type="string">
            <text:p>50@with@with@ADP@IN@_@53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with@with@SCONJ@IN@_@18@mark@_</text:p>
          </table:table-cell>
          <table:table-cell office:value-type="string" calcext:value-type="string">
            <text:p>51@the@the@DET@DT@Definite=Def|PronType=Art@53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the@the@DET@DT@Definite=Def|PronType=Art@13@det@_</text:p>
          </table:table-cell>
          <table:table-cell office:value-type="string" calcext:value-type="string">
            <text:p>52@average@average@ADJ@JJ@Degree=Pos@53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average@average@ADJ@JJ@Degree=Pos@13@amod@_</text:p>
          </table:table-cell>
          <table:table-cell office:value-type="string" calcext:value-type="string">
            <text:p>53@price@price@NOUN@NN@Number=Sing@58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price@price@NOUN@NN@Number=Sing@18@nsubj@_</text:p>
          </table:table-cell>
          <table:table-cell office:value-type="string" calcext:value-type="string">
            <text:p>54@of@of@ADP@IN@_@56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of@of@ADP@IN@_@16@case@_</text:p>
          </table:table-cell>
          <table:table-cell office:value-type="string" calcext:value-type="string">
            <text:p>55@their@they@PRON@PRP$@Number=Plur|Person=3|Poss=Yes|PronType=Prs@56@nmod:pos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5@their@they@PRON@PRP$@Number=Plur|Person=3|Poss=Yes|PronType=Prs@16@nmod:poss@_</text:p>
          </table:table-cell>
          <table:table-cell office:value-type="string" calcext:value-type="string">
            <text:p>56@favourite@favourite@NOUN@NN@Number=Sing@53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favourite@favourite@NOUN@NN@Number=Sing@13@nmod@_</text:p>
          </table:table-cell>
          <table:table-cell office:value-type="string" calcext:value-type="string">
            <text:p>57@being@be@AUX@VBG@VerbForm=Ger@58@c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being@be@AUX@VBG@VerbForm=Ger@18@cop@_</text:p>
          </table:table-cell>
          <table:table-cell office:value-type="string" calcext:value-type="string">
            <text:p>58@46,116@46,116@NUM@CD@NumType=Card@43@adv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46,116@46,116@NUM@CD@NumType=Card@3@advcl@_</text:p>
          </table:table-cell>
          <table:table-cell office:value-type="string" calcext:value-type="string">
            <text:p>59@.@.@PUNCT@.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.@.@PUNCT@.@_@3@punct@_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@Holidays@holiday@NOUN@NNS@Number=Plur@5@nsubj@_</text:p>
          </table:table-cell>
          <table:table-cell office:value-type="string" calcext:value-type="string">
            <text:p>1@Holidays@Holidays@NOUN@NNS@Number=Plur@5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were@be@AUX@VBD@Mood=Ind|Tense=Past|VerbForm=Fin@5@cop@_</text:p>
          </table:table-cell>
          <table:table-cell office:value-type="string" calcext:value-type="string">
            <text:p>2@were@be@AUX@VBD@Mood=Ind|Tense=Past|VerbForm=Fin@5@c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also@also@ADV@RB@_@5@advmod@_</text:p>
          </table:table-cell>
          <table:table-cell office:value-type="string" calcext:value-type="string">
            <text:p>3@also@also@ADV@RB@_@5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a@a@DET@DT@Definite=Ind|PronType=Art@5@det@_</text:p>
          </table:table-cell>
          <table:table-cell office:value-type="string" calcext:value-type="string">
            <text:p>4@a@a@DET@DT@Definite=Ind|PronType=Art@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priority@priority@NOUN@NN@Number=Sing@0@root@_</text:p>
          </table:table-cell>
          <table:table-cell office:value-type="string" calcext:value-type="string">
            <text:p>5@priority@priority@NOUN@NN@Number=Sing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.@.@PUNCT@.@_@5@punct@_</text:p>
          </table:table-cell>
          <table:table-cell office:value-type="string" calcext:value-type="string">
            <text:p>6@.@.@PUNCT@.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The@the@DET@DT@Definite=Def|PronType=Art@2@det@_</text:p>
          </table:table-cell>
          <table:table-cell office:value-type="string" calcext:value-type="string">
            <text:p>1@The@the@DET@DT@Definite=Def|PronType=Art@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majority@majority@NOUN@NN@Number=Sing@7@nsubj@_</text:p>
          </table:table-cell>
          <table:table-cell office:value-type="string" calcext:value-type="string">
            <text:p>2@majority@majority@NOUN@NN@Number=Sing@7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(@(@PUNCT@-LRB-@_@5@punct@_</text:p>
          </table:table-cell>
          <table:table-cell office:value-type="string" calcext:value-type="string">
            <text:p>3@(@(@PUNCT@-LRB-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68@68@NUM@CD@NumType=Card@5@nummod@SpaceAfter=No</text:p>
          </table:table-cell>
          <table:table-cell office:value-type="string" calcext:value-type="string">
            <text:p>4@68@68@NUM@CD@NumType=Card@5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%@%@SYM@NN@Number=Sing@2@appos@_</text:p>
          </table:table-cell>
          <table:table-cell office:value-type="string" calcext:value-type="string">
            <text:p>5@%@%@SYM@NN@Number=Sing@2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)@)@PUNCT@-RRB-@_@5@punct@_</text:p>
          </table:table-cell>
          <table:table-cell office:value-type="string" calcext:value-type="string">
            <text:p>6@)@)@PUNCT@-RRB-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choose@choose@VERB@VBP@VerbForm=Inf@0@root@_</text:p>
          </table:table-cell>
          <table:table-cell office:value-type="string" calcext:value-type="string">
            <text:p>7@choose@choose@VERB@VBP@Mood=Ind|Tense=Pres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five@five@NUM@CD@NumType=Card@10@nummod@SpaceAfter=No</text:p>
          </table:table-cell>
          <table:table-cell office:value-type="string" calcext:value-type="string">
            <text:p>8@five@five@NUM@CD@NumType=Card@10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-@-@PUNCT@HYPH@_@10@punct@SpaceAfter=No</text:p>
          </table:table-cell>
          <table:table-cell office:value-type="string" calcext:value-type="string">
            <text:p>9@-@-@PUNCT@HYPH@_@10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star@star@NOUN@NN@Number=Sing@11@compound@_</text:p>
          </table:table-cell>
          <table:table-cell office:value-type="string" calcext:value-type="string">
            <text:p>10@star@star@NOUN@NN@Number=Sing@11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hotels@hotel@NOUN@NNS@Number=Plur@7@obj@_</text:p>
          </table:table-cell>
          <table:table-cell office:value-type="string" calcext:value-type="string">
            <text:p>11@hotels@hotel@NOUN@NNS@Number=Plur@7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overseas@overseas@ADV@RB@_@7@advmod@_</text:p>
          </table:table-cell>
          <table:table-cell office:value-type="string" calcext:value-type="string">
            <text:p>12@overseas@overseas@ADV@RB@_@7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.@.@PUNCT@.@_@7@punct@_</text:p>
          </table:table-cell>
          <table:table-cell office:value-type="string" calcext:value-type="string">
            <text:p>13@.@.@PUNCT@.@_@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The@the@DET@DT@Definite=Def|PronType=Art@2@det@_</text:p>
          </table:table-cell>
          <table:table-cell office:value-type="string" calcext:value-type="string">
            <text:p>1@The@the@DET@DT@Definite=Def|PronType=Art@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US@US@PROPN@NNP@Number=Sing@6@nsubj@_</text:p>
          </table:table-cell>
          <table:table-cell office:value-type="string" calcext:value-type="string">
            <text:p>2@US@US@PROPN@NNP@Number=Sing@6@nsub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@was@be@AUX@VBD@Mood=Ind|Number=Sing|Person=3|Tense=Past|VerbForm=Fin@6@cop@_</text:p>
          </table:table-cell>
          <table:table-cell office:value-type="string" calcext:value-type="string">
            <text:p>3@was@be@AUX@VBD@Mood=Ind|Number=Sing|Person=3|Tense=Past|VerbForm=Fin@6@c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the@the@DET@DT@Definite=Def|PronType=Art@6@det@_</text:p>
          </table:table-cell>
          <table:table-cell office:value-type="string" calcext:value-type="string">
            <text:p>4@the@the@DET@DT@Definite=Def|PronType=Art@6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favoured@favour@VERB@VBN@Tense=Past|VerbForm=Part@6@amod@_</text:p>
          </table:table-cell>
          <table:table-cell office:value-type="string" calcext:value-type="string">
            <text:p>5@favoured@favour@VERB@VBN@Tense=Past|VerbForm=Part@6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destination@destination@NOUN@NN@Number=Sing@0@root@_</text:p>
          </table:table-cell>
          <table:table-cell office:value-type="string" calcext:value-type="string">
            <text:p>6@destination@destination@NOUN@NN@Number=Sing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for@for@ADP@IN@_@9@case@_</text:p>
          </table:table-cell>
          <table:table-cell office:value-type="string" calcext:value-type="string">
            <text:p>7@for@for@ADP@IN@_@9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27@27@NUM@CD@NumType=Card@9@nummod@SpaceAfter=No</text:p>
          </table:table-cell>
          <table:table-cell office:value-type="string" calcext:value-type="string">
            <text:p>8@27@27@NUM@CD@NumType=Card@9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%@%@SYM@NN@Number=Sing@6@nmod@_</text:p>
          </table:table-cell>
          <table:table-cell office:value-type="string" calcext:value-type="string">
            <text:p>9@%@%@SYM@NN@Number=Sing@6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,@,@PUNCT@,@_@6@punct@_</text:p>
          </table:table-cell>
          <table:table-cell office:value-type="string" calcext:value-type="string">
            <text:p>10@,@,@PUNCT@,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followed@follow@VERB@VBN@Tense=Past|VerbForm=Part@6@acl@_</text:p>
          </table:table-cell>
          <table:table-cell office:value-type="string" calcext:value-type="string">
            <text:p>11@followed@follow@VERB@VBN@Tense=Past|VerbForm=Part@9@a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by@by@ADP@IN@_@14@case@_</text:p>
          </table:table-cell>
          <table:table-cell office:value-type="string" calcext:value-type="string">
            <text:p>12@by@by@ADP@IN@_@14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the@the@DET@DT@Definite=Def|PronType=Art@14@det@_</text:p>
          </table:table-cell>
          <table:table-cell office:value-type="string" calcext:value-type="string">
            <text:p>13@the@the@DET@DT@Definite=Def|PronType=Art@14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Caribbean@Caribbean@PROPN@NNP@Number=Sing@11@obl@_</text:p>
          </table:table-cell>
          <table:table-cell office:value-type="string" calcext:value-type="string">
            <text:p>14@Caribbean@Caribbean@PROPN@NNP@Number=Sing@11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(@(@PUNCT@-LRB-@_@17@punct@_</text:p>
          </table:table-cell>
          <table:table-cell office:value-type="string" calcext:value-type="string">
            <text:p>15@(@(@PUNCT@-LRB-@_@1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9@9@NUM@CD@NumType=Card@17@nummod@SpaceAfter=No</text:p>
          </table:table-cell>
          <table:table-cell office:value-type="string" calcext:value-type="string">
            <text:p>16@9@9@NUM@CD@NumType=Card@17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%@%@SYM@NN@Number=Sing@14@appos@_</text:p>
          </table:table-cell>
          <table:table-cell office:value-type="string" calcext:value-type="string">
            <text:p>17@%@%@SYM@NN@Number=Sing@14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)@)@PUNCT@-RRB-@_@17@punct@_</text:p>
          </table:table-cell>
          <table:table-cell office:value-type="string" calcext:value-type="string">
            <text:p>18@)@)@PUNCT@-RRB-@_@1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.@.@PUNCT@.@_@6@punct@_</text:p>
          </table:table-cell>
          <table:table-cell office:value-type="string" calcext:value-type="string">
            <text:p>19@.@.@PUNCT@.@_@17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Closer@closer@ADJ@RBR@Degree=Cmp@11@advcl@_</text:p>
          </table:table-cell>
          <table:table-cell office:value-type="string" calcext:value-type="string">
            <text:p>20@Closer@Closer@ADJ@JJR@Degree=Cmp@6@paratax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to@to@ADP@IN@_@3@case@_</text:p>
          </table:table-cell>
          <table:table-cell office:value-type="string" calcext:value-type="string">
            <text:p>21@to@to@ADP@IN@_@22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home@home@NOUN@NN@Number=Sing@1@obl@_</text:p>
          </table:table-cell>
          <table:table-cell office:value-type="string" calcext:value-type="string">
            <text:p>22@home@home@NOUN@NN@Number=Sing@20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,@,@PUNCT@,@_@11@punct@_</text:p>
          </table:table-cell>
          <table:table-cell office:value-type="string" calcext:value-type="string">
            <text:p>23@,@,@PUNCT@,@_@20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however@however@ADV@RB@_@11@advmod@_</text:p>
          </table:table-cell>
          <table:table-cell office:value-type="string" calcext:value-type="string">
            <text:p>24@however@however@ADV@RB@_@30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,@,@PUNCT@,@_@11@punct@_</text:p>
          </table:table-cell>
          <table:table-cell office:value-type="string" calcext:value-type="string">
            <text:p>25@,@,@PUNCT@,@_@30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UK@UK@PROPN@NNP@Number=Sing@9@compound@_</text:p>
          </table:table-cell>
          <table:table-cell office:value-type="string" calcext:value-type="string">
            <text:p>26@UK@UK@PROPN@NNP@Number=Sing@27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caravan@caravan@PROPN@NNP@Number=Sing@9@compound@_</text:p>
          </table:table-cell>
          <table:table-cell office:value-type="string" calcext:value-type="string">
            <text:p>27@caravan@caravan@PROPN@NNP@Number=Sing@28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sales@sales@PROPN@NNS@Number=Plur@11@nsubj@_</text:p>
          </table:table-cell>
          <table:table-cell office:value-type="string" calcext:value-type="string">
            <text:p>28@sales@sale@NOUN@NNS@Number=Plur@30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have@have@AUX@VBP@Mood=Ind|Tense=Pres|VerbForm=Fin@11@aux@_</text:p>
          </table:table-cell>
          <table:table-cell office:value-type="string" calcext:value-type="string">
            <text:p>29@have@have@AUX@VBP@Mood=Ind|Tense=Pres|VerbForm=Fin@30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benefited@benefite@VERB@VBN@Tense=Past|VerbForm=Part@0@root@_</text:p>
          </table:table-cell>
          <table:table-cell office:value-type="string" calcext:value-type="string">
            <text:p>30@benefited@benefite@VERB@VBN@Tense=Past|VerbForm=Part@6@paratax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.@.@PUNCT@.@_@11@punct@_</text:p>
          </table:table-cell>
          <table:table-cell office:value-type="string" calcext:value-type="string">
            <text:p>31@.@.@PUNCT@.@_@30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Over@over@ADP@IN@_@5@case@_</text:p>
          </table:table-cell>
          <table:table-cell office:value-type="string" calcext:value-type="string">
            <text:p>1@Over@over@ADP@IN@_@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the@the@DET@DT@Definite=Def|PronType=Art@5@det@_</text:p>
          </table:table-cell>
          <table:table-cell office:value-type="string" calcext:value-type="string">
            <text:p>2@the@the@DET@DT@Definite=Def|PronType=Art@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past@past@ADJ@JJ@Degree=Pos@5@amod@_</text:p>
          </table:table-cell>
          <table:table-cell office:value-type="string" calcext:value-type="string">
            <text:p>3@past@past@ADJ@JJ@Degree=Pos@5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18@18@NUM@CD@NumType=Card@5@nummod@_</text:p>
          </table:table-cell>
          <table:table-cell office:value-type="string" calcext:value-type="string">
            <text:p>4@18@18@NUM@CD@NumType=Card@5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years@year@NOUN@NNS@Number=Plur@12@obl@_</text:p>
          </table:table-cell>
          <table:table-cell office:value-type="string" calcext:value-type="string">
            <text:p>5@years@year@NOUN@NNS@Number=Plur@12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,@,@PUNCT@,@_@12@punct@_</text:p>
          </table:table-cell>
          <table:table-cell office:value-type="string" calcext:value-type="string">
            <text:p>6@,@,@PUNCT@,@_@1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10@10@NUM@CD@NumType=Card@8@nummod@SpaceAfter=No</text:p>
          </table:table-cell>
          <table:table-cell office:value-type="string" calcext:value-type="string">
            <text:p>7@10@10@NUM@CD@NumType=Card@8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%@%@SYM@NN@Number=Sing@12@nsubj@_</text:p>
          </table:table-cell>
          <table:table-cell office:value-type="string" calcext:value-type="string">
            <text:p>8@%@%@SYM@NN@Number=Sing@12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of@of@ADP@IN@_@10@case@_</text:p>
          </table:table-cell>
          <table:table-cell office:value-type="string" calcext:value-type="string">
            <text:p>9@of@of@ADP@IN@_@10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millionaires@millionaire@NOUN@NNS@Number=Plur@8@nmod@_</text:p>
          </table:table-cell>
          <table:table-cell office:value-type="string" calcext:value-type="string">
            <text:p>10@millionaires@millionaire@NOUN@NNS@Number=Plur@8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have@have@AUX@VBP@Mood=Ind|Tense=Pres|VerbForm=Fin@12@aux@_</text:p>
          </table:table-cell>
          <table:table-cell office:value-type="string" calcext:value-type="string">
            <text:p>11@have@have@AUX@VBP@Mood=Ind|Tense=Pres|VerbForm=Fin@12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bought@buy@VERB@VBN@Tense=Past|VerbForm=Part@0@root@_</text:p>
          </table:table-cell>
          <table:table-cell office:value-type="string" calcext:value-type="string">
            <text:p>12@bought@buy@VERB@VBN@Tense=Past|VerbForm=Part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a@a@DET@DT@Definite=Ind|PronType=Art@14@det@_</text:p>
          </table:table-cell>
          <table:table-cell office:value-type="string" calcext:value-type="string">
            <text:p>13@a@a@DET@DT@Definite=Ind|PronType=Art@14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caravan@caravan@NOUN@NN@Number=Sing@12@obj@_</text:p>
          </table:table-cell>
          <table:table-cell office:value-type="string" calcext:value-type="string">
            <text:p>14@caravan@caravan@NOUN@NN@Number=Sing@12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,@,@PUNCT@,@_@12@punct@_</text:p>
          </table:table-cell>
          <table:table-cell office:value-type="string" calcext:value-type="string">
            <text:p>15@,@,@PUNCT@,@_@1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generating@generating@NOUN@NN@Number=Sing@12@advcl@_</text:p>
          </table:table-cell>
          <table:table-cell office:value-type="string" calcext:value-type="string">
            <text:p>16@generating@generate@VERB@VBG@VerbForm=Ger@12@adv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sales@sale@NOUN@NNS@Number=Plur@16@obj@_</text:p>
          </table:table-cell>
          <table:table-cell office:value-type="string" calcext:value-type="string">
            <text:p>17@sales@sale@NOUN@NNS@Number=Plur@16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worth@worth@ADJ@JJ@Degree=Pos@16@xcomp@_</text:p>
          </table:table-cell>
          <table:table-cell office:value-type="string" calcext:value-type="string">
            <text:p>18@worth@worth@ADJ@JJ@Degree=Pos@16@xco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about@about@ADV@RB@_@21@case@_</text:p>
          </table:table-cell>
          <table:table-cell office:value-type="string" calcext:value-type="string">
            <text:p>19@about@about@ADV@RB@_@20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7.4@7.4@NUM@CD@NumType=Card@21@nummod@SpaceAfter=No</text:p>
          </table:table-cell>
          <table:table-cell office:value-type="string" calcext:value-type="string">
            <text:p>20@7.4@7.4@NUM@CD@NumType=Card@21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m@m@NOUN@NNS@Number=Plur@18@obl@_</text:p>
          </table:table-cell>
          <table:table-cell office:value-type="string" calcext:value-type="string">
            <text:p>21@m@m@NUM@CD@NumType=Card@18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.@.@PUNCT@.@_@12@punct@_</text:p>
          </table:table-cell>
          <table:table-cell office:value-type="string" calcext:value-type="string">
            <text:p>22@.@.@PUNCT@.@_@1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Some@some@DET@DT@_@2@det@_</text:p>
          </table:table-cell>
          <table:table-cell office:value-type="string" calcext:value-type="string">
            <text:p>1@Some@some@DET@DT@_@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winners@winner@NOUN@NNS@Number=Plur@8@nsubj@_</text:p>
          </table:table-cell>
          <table:table-cell office:value-type="string" calcext:value-type="string">
            <text:p>2@winners@winner@NOUN@NNS@Number=Plur@8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(@(@PUNCT@-LRB-@_@5@punct@_</text:p>
          </table:table-cell>
          <table:table-cell office:value-type="string" calcext:value-type="string">
            <text:p>3@(@(@PUNCT@-LRB-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15@15@NUM@CD@NumType=Card@5@nummod@SpaceAfter=No</text:p>
          </table:table-cell>
          <table:table-cell office:value-type="string" calcext:value-type="string">
            <text:p>4@15@15@NUM@CD@NumType=Card@5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%@%@SYM@NN@Number=Sing@2@appos@_</text:p>
          </table:table-cell>
          <table:table-cell office:value-type="string" calcext:value-type="string">
            <text:p>5@%@%@SYM@NN@Number=Sing@2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)@)@PUNCT@-RRB-@_@5@punct@_</text:p>
          </table:table-cell>
          <table:table-cell office:value-type="string" calcext:value-type="string">
            <text:p>6@)@)@PUNCT@-RRB-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have@have@AUX@VBP@Mood=Ind|Tense=Pres|VerbForm=Fin@8@aux@_</text:p>
          </table:table-cell>
          <table:table-cell office:value-type="string" calcext:value-type="string">
            <text:p>7@have@have@AUX@VBP@Mood=Ind|Tense=Pres|VerbForm=Fin@8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started@start@VERB@VBN@Tense=Past|VerbForm=Part@0@root@_</text:p>
          </table:table-cell>
          <table:table-cell office:value-type="string" calcext:value-type="string">
            <text:p>8@started@start@VERB@VBN@Tense=Past|VerbForm=Part@0@roo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@their@they@PRON@PRP$@Number=Plur|Person=3|Poss=Yes|PronType=Prs@11@nmod:poss@_</text:p>
          </table:table-cell>
          <table:table-cell office:value-type="string" calcext:value-type="string">
            <text:p>9@their@they@PRON@PRP$@Number=Plur|Person=3|Poss=Yes|PronType=Prs@11@nmod:p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own@own@ADJ@JJ@Degree=Pos@11@amod@_</text:p>
          </table:table-cell>
          <table:table-cell office:value-type="string" calcext:value-type="string">
            <text:p>10@own@own@ADJ@JJ@Degree=Pos@11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businesses@business@NOUN@NNS@Number=Plur@8@obj@_</text:p>
          </table:table-cell>
          <table:table-cell office:value-type="string" calcext:value-type="string">
            <text:p>11@businesses@business@NOUN@NNS@Number=Plur@8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,@,@PUNCT@,@_@16@punct@_</text:p>
          </table:table-cell>
          <table:table-cell office:value-type="string" calcext:value-type="string">
            <text:p>12@,@,@PUNCT@,@_@8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9@9@NUM@CD@NumType=Card@14@nummod@SpaceAfter=No</text:p>
          </table:table-cell>
          <table:table-cell office:value-type="string" calcext:value-type="string">
            <text:p>13@9@9@NUM@CD@NumType=Card@14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%@%@SYM@NN@Number=Sing@16@nsubj@_</text:p>
          </table:table-cell>
          <table:table-cell office:value-type="string" calcext:value-type="string">
            <text:p>14@%@%@SYM@NN@Number=Sing@16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have@have@AUX@VBP@Mood=Ind|Tense=Pres|VerbForm=Fin@16@aux@_</text:p>
          </table:table-cell>
          <table:table-cell office:value-type="string" calcext:value-type="string">
            <text:p>15@have@have@AUX@VBP@Mood=Ind|Tense=Pres|VerbForm=Fin@16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helped@help@VERB@VBN@Tense=Past|VerbForm=Part@8@conj@_</text:p>
          </table:table-cell>
          <table:table-cell office:value-type="string" calcext:value-type="string">
            <text:p>16@helped@help@VERB@VBN@Tense=Past|VerbForm=Part@8@paratax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others@other@NOUN@NNS@Number=Plur@16@obj@_</text:p>
          </table:table-cell>
          <table:table-cell office:value-type="string" calcext:value-type="string">
            <text:p>17@others@other@NOUN@NNS@Number=Plur@16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to@to@PART@TO@_@19@mark@_</text:p>
          </table:table-cell>
          <table:table-cell office:value-type="string" calcext:value-type="string">
            <text:p>18@to@to@PART@TO@_@19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do@do@VERB@VB@VerbForm=Inf@16@xcomp@_</text:p>
          </table:table-cell>
          <table:table-cell office:value-type="string" calcext:value-type="string">
            <text:p>19@do@do@VERB@VB@VerbForm=Inf@16@xco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so@so@ADV@RB@_@19@advmod@_</text:p>
          </table:table-cell>
          <table:table-cell office:value-type="string" calcext:value-type="string">
            <text:p>20@so@so@ADV@RB@_@19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,@,@PUNCT@,@_@26@punct@_</text:p>
          </table:table-cell>
          <table:table-cell office:value-type="string" calcext:value-type="string">
            <text:p>21@,@,@PUNCT@,@_@2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and@and@CCONJ@CC@_@26@cc@_</text:p>
          </table:table-cell>
          <table:table-cell office:value-type="string" calcext:value-type="string">
            <text:p>22@and@and@CCONJ@CC@_@26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6@6@NUM@CD@NumType=Card@24@nummod@SpaceAfter=No</text:p>
          </table:table-cell>
          <table:table-cell office:value-type="string" calcext:value-type="string">
            <text:p>23@6@6@NUM@CD@NumType=Card@24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%@%@SYM@NN@Number=Sing@26@nsubj@_</text:p>
          </table:table-cell>
          <table:table-cell office:value-type="string" calcext:value-type="string">
            <text:p>24@%@%@SYM@NN@Number=Sing@26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have@have@AUX@VBP@Mood=Ind|Tense=Pres|VerbForm=Fin@26@aux@_</text:p>
          </table:table-cell>
          <table:table-cell office:value-type="string" calcext:value-type="string">
            <text:p>25@have@have@AUX@VBP@Mood=Ind|Tense=Pres|VerbForm=Fin@26@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invested@invest@VERB@VBN@Tense=Past|VerbForm=Part@16@conj@_</text:p>
          </table:table-cell>
          <table:table-cell office:value-type="string" calcext:value-type="string">
            <text:p>26@invested@invest@VERB@VBN@Tense=Past|VerbForm=Part@8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in@in@ADV@IN@_@26@advmod@_</text:p>
          </table:table-cell>
          <table:table-cell office:value-type="string" calcext:value-type="string">
            <text:p>27@in@in@ADP@IN@_@26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or@or@CCONJ@CC@_@29@cc@_</text:p>
          </table:table-cell>
          <table:table-cell office:value-type="string" calcext:value-type="string">
            <text:p>28@or@or@CCONJ@CC@_@29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bought@buy@VERB@VBN@Tense=Past|VerbForm=Part@26@conj@_</text:p>
          </table:table-cell>
          <table:table-cell office:value-type="string" calcext:value-type="string">
            <text:p>29@bought@buy@VERB@VBN@Tense=Past|VerbForm=Part@26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@other@other@ADJ@JJ@Degree=Pos@31@amod@_</text:p>
          </table:table-cell>
          <table:table-cell office:value-type="string" calcext:value-type="string">
            <text:p>30@other@other@ADJ@JJ@Degree=Pos@32@amod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31@people@people@NOUN@NNS@Number=Plur@33@nmod:poss@SpaceAfter=No</text:p>
          </table:table-cell>
          <table:table-cell table:style-name="ce21" office:value-type="string" calcext:value-type="string">
            <text:p>31@peoples@people@NOUN@NNS@Number=Plur@32@compound</text:p>
          </table:table-cell>
          <table:table-cell table:style-name="ce16" table:number-columns-repeated="1022"/>
        </table:table-row>
        <table:table-row table:style-name="ro1">
          <table:table-cell office:value-type="string" calcext:value-type="string">
            <text:p>32@s@'s@PART@POS@_@31@case@_</text:p>
          </table:table-cell>
          <table:table-cell office:value-type="string" calcext:value-type="string">
            <text:p>32@businesses@business@NOUN@NNS@Number=Plur@26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@businesses@business@NOUN@NNS@Number=Plur@29@obj@_</text:p>
          </table:table-cell>
          <table:table-cell office:value-type="string" calcext:value-type="string">
            <text:p>33@.@.@PUNCT@.@_@8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@.@.@PUNCT@.@_@8@punct@_</text:p>
          </table:table-cell>
          <table:table-cell office:value-type="string" calcext:value-type="string">
            <text:p>1@Businesses@Business@NOUN@NNS@Number=Plur@2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Businesses@business@NOUN@NNS@Number=Plur@8@nsubj@_</text:p>
          </table:table-cell>
          <table:table-cell office:value-type="string" calcext:value-type="string">
            <text:p>2@started@start@VERB@VBD@Mood=Ind|Tense=Past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started@start@VERB@VBD@Mood=Ind|Tense=Past|VerbForm=Fin@1@acl@_</text:p>
          </table:table-cell>
          <table:table-cell office:value-type="string" calcext:value-type="string">
            <text:p>3@or@or@CCONJ@CC@_@4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or@or@CCONJ@CC@_@4@cc@_</text:p>
          </table:table-cell>
          <table:table-cell office:value-type="string" calcext:value-type="string">
            <text:p>4@supported@support@VERB@VBN@Tense=Past|VerbForm=Part@2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supported@support@VERB@VBN@Tense=Past|VerbForm=Part@2@conj@_</text:p>
          </table:table-cell>
          <table:table-cell office:value-type="string" calcext:value-type="string">
            <text:p>5@by@by@ADP@IN@_@7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by@by@ADP@IN@_@7@case@_</text:p>
          </table:table-cell>
          <table:table-cell office:value-type="string" calcext:value-type="string">
            <text:p>6@lottery@lottery@NOUN@NN@Number=Sing@7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lottery@lottery@NOUN@NN@Number=Sing@7@compound@_</text:p>
          </table:table-cell>
          <table:table-cell office:value-type="string" calcext:value-type="string">
            <text:p>7@winners@winner@NOUN@NNS@Number=Plur@2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winners@winner@NOUN@NNS@Number=Plur@2@obl@_</text:p>
          </table:table-cell>
          <table:table-cell office:value-type="string" calcext:value-type="string">
            <text:p>8@employ@employ@VERB@VBP@Mood=Ind|Tense=Pres|VerbForm=Fin@2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employ@employ@VERB@VB@VerbForm=Inf@0@root@_</text:p>
          </table:table-cell>
          <table:table-cell office:value-type="string" calcext:value-type="string">
            <text:p>9@3,195@3,195@NUM@CD@NumType=Card@10@num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3,195@3,195@NUM@CD@NumType=Card@10@nummod@_</text:p>
          </table:table-cell>
          <table:table-cell office:value-type="string" calcext:value-type="string">
            <text:p>10@people@people@NOUN@NNS@Number=Plur@8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people@people@NOUN@NNS@Number=Plur@8@obj@_</text:p>
          </table:table-cell>
          <table:table-cell office:value-type="string" calcext:value-type="string">
            <text:p>11@,@,@PUNCT@,@_@8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,@,@PUNCT@,@_@8@punct@_</text:p>
          </table:table-cell>
          <table:table-cell office:value-type="string" calcext:value-type="string">
            <text:p>12@according@accord@VERB@VBG@VerbForm=Ger@1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according@accord@VERB@VBG@VerbForm=Ger@15@case@_</text:p>
          </table:table-cell>
          <table:table-cell office:value-type="string" calcext:value-type="string">
            <text:p>13@to@to@ADP@IN@_@12@fi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to@to@ADP@IN@_@12@fixed@_</text:p>
          </table:table-cell>
          <table:table-cell office:value-type="string" calcext:value-type="string">
            <text:p>14@the@the@DET@DT@Definite=Def|PronType=Art@1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the@the@DET@DT@Definite=Def|PronType=Art@15@det@_</text:p>
          </table:table-cell>
          <table:table-cell office:value-type="string" calcext:value-type="string">
            <text:p>15@study@study@NOUN@NN@Number=Sing@8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study@study@NOUN@NN@Number=Sing@8@obl@_</text:p>
          </table:table-cell>
          <table:table-cell office:value-type="string" calcext:value-type="string">
            <text:p>16@.@.@PUNCT@.@_@2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.@.@PUNCT@.@_@8@punct@_</text:p>
          </table:table-cell>
          <table:table-cell office:value-type="string" calcext:value-type="string">
            <text:p>1@Andy@Andy@PROPN@NNP@Number=Sing@9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Andy@Andy@PROPN@NNP@Number=Sing@9@nsubj@_</text:p>
          </table:table-cell>
          <table:table-cell office:value-type="string" calcext:value-type="string">
            <text:p>2@Logan@Logan@PROPN@NNP@Number=Sing@1@fl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Logan@Logan@PROPN@NNP@Number=Sing@1@flat@_</text:p>
          </table:table-cell>
          <table:table-cell office:value-type="string" calcext:value-type="string">
            <text:p>3@,@,@PUNCT@,@_@1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,@,@PUNCT@,@_@1@punct@_</text:p>
          </table:table-cell>
          <table:table-cell office:value-type="string" calcext:value-type="string">
            <text:p>4@author@author@NOUN@NN@Number=Sing@1@ap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author@author@NOUN@NN@Number=Sing@1@appos@_</text:p>
          </table:table-cell>
          <table:table-cell office:value-type="string" calcext:value-type="string">
            <text:p>5@of@of@ADP@IN@_@7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of@of@ADP@IN@_@7@case@_</text:p>
          </table:table-cell>
          <table:table-cell office:value-type="string" calcext:value-type="string">
            <text:p>6@the@the@DET@DT@Definite=Def|PronType=Art@7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the@the@DET@DT@Definite=Def|PronType=Art@7@det@_</text:p>
          </table:table-cell>
          <table:table-cell office:value-type="string" calcext:value-type="string">
            <text:p>7@report@report@NOUN@NN@Number=Sing@4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report@report@NOUN@NN@Number=Sing@4@nmod@_</text:p>
          </table:table-cell>
          <table:table-cell office:value-type="string" calcext:value-type="string">
            <text:p>8@,@,@PUNCT@,@_@9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,@,@PUNCT@,@_@9@punct@_</text:p>
          </table:table-cell>
          <table:table-cell office:value-type="string" calcext:value-type="string">
            <text:p>9@said@say@VERB@VBD@Mood=Ind|Tense=Past|VerbForm=Fin@0@roo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@said@say@VERB@VBD@Mood=Ind|Tense=Past|VerbForm=Fin@0@root@SpaceAfter=No</text:p>
          </table:table-cell>
          <table:table-cell office:value-type="string" calcext:value-type="string">
            <text:p>10@:@:@PUNCT@:@_@9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:@:@PUNCT@:@_@9@punct@_</text:p>
          </table:table-cell>
          <table:table-cell office:value-type="string" calcext:value-type="string">
            <text:p>1@The@the@DET@DT@Definite=Def|PronType=Art@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The@the@DET@DT@Definite=Def|PronType=Art@12@det@_</text:p>
          </table:table-cell>
          <table:table-cell office:value-type="string" calcext:value-type="string">
            <text:p>2@effect@effect@NOUN@NN@Number=Sing@6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effect@effect@NOUN@NN@Number=Sing@16@nsubj@_</text:p>
          </table:table-cell>
          <table:table-cell office:value-type="string" calcext:value-type="string">
            <text:p>3@of@of@ADP@IN@_@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of@of@ADP@IN@_@15@case@_</text:p>
          </table:table-cell>
          <table:table-cell office:value-type="string" calcext:value-type="string">
            <text:p>4@a@a@DET@DT@Definite=Ind|PronType=Art@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a@a@DET@DT@Definite=Ind|PronType=Art@15@det@_</text:p>
          </table:table-cell>
          <table:table-cell office:value-type="string" calcext:value-type="string">
            <text:p>5@win@win@NOUN@NN@Number=Sing@2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win@win@NOUN@NN@Number=Sing@12@nmod@_</text:p>
          </table:table-cell>
          <table:table-cell office:value-type="string" calcext:value-type="string">
            <text:p>6@spreads@spread@VERB@VBZ@Mood=Ind|Number=Sing|Person=3|Tense=Pres|VerbForm=Fin@0@roo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6@spreads@spread@NOUN@VBZ@Mood=Ind|Number=Sing|Person=3|Tense=Pres|VerbForm=Fin@9@ccomp@_</text:p>
          </table:table-cell>
          <table:table-cell office:value-type="string" calcext:value-type="string">
            <text:p>7@much@much@ADV@RB@_@8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much@much@ADV@RB@_@18@advmod@_</text:p>
          </table:table-cell>
          <table:table-cell office:value-type="string" calcext:value-type="string">
            <text:p>8@further@further@ADV@RBR@Degree=Cmp@6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further@further@ADV@RBR@Degree=Cmp@16@advmod@_</text:p>
          </table:table-cell>
          <table:table-cell office:value-type="string" calcext:value-type="string">
            <text:p>9@and@and@CCONJ@CC@_@10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and@and@CCONJ@CC@_@20@cc@_</text:p>
          </table:table-cell>
          <table:table-cell office:value-type="string" calcext:value-type="string">
            <text:p>10@wider@wider@ADJ@JJR@Degree=Cmp@8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wider@wider@ADJ@RBR@Degree=Cmp@18@conj@_</text:p>
          </table:table-cell>
          <table:table-cell office:value-type="string" calcext:value-type="string">
            <text:p>11@than@than@SCONJ@IN@_@13@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than@than@SCONJ@IN@_@23@mark@_</text:p>
          </table:table-cell>
          <table:table-cell office:value-type="string" calcext:value-type="string">
            <text:p>12@we@we@PRON@PRP@Case=Nom|Number=Plur|Person=1|PronType=Prs@13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we@we@PRON@PRP@Case=Nom|Number=Plur|Person=1|PronType=Prs@23@nsubj@_</text:p>
          </table:table-cell>
          <table:table-cell office:value-type="string" calcext:value-type="string">
            <text:p>13@anticipated@anticipate@VERB@VBD@Mood=Ind|Tense=Past|VerbForm=Fin@10@advc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3@anticipated@anticipate@VERB@VBD@Mood=Ind|Tense=Past|VerbForm=Fin@16@advcl@_</text:p>
          </table:table-cell>
          <table:table-cell office:value-type="string" calcext:value-type="string">
            <text:p>14@.@.@PUNCT@.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.@.@PUNCT@.@_@9@punct@_</text:p>
          </table:table-cell>
          <table:table-cell office:value-type="string" calcext:value-type="string">
            <text:p>1@Not@not@PART@RB@_@2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Not@not@ADV@RB@_@2@advmod@_</text:p>
          </table:table-cell>
          <table:table-cell office:value-type="string" calcext:value-type="string">
            <text:p>2@only@only@ADV@RB@_@5@cc:pre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only@only@ADV@RB@_@5@cc:preconj@_</text:p>
          </table:table-cell>
          <table:table-cell office:value-type="string" calcext:value-type="string">
            <text:p>3@does@do@AUX@VBZ@Mood=Ind|Number=Sing|Person=3|Tense=Pres|VerbForm=Fin@5@au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@does@do@AUX@VBZ@Mood=Ind|Number=Sing|Person=3|Tense=Pres|VerbForm=Fin@5@aux@_</text:p>
          </table:table-cell>
          <table:table-cell office:value-type="string" calcext:value-type="string">
            <text:p>4@it@it@PRON@PRP@Case=Nom|Gender=Neut|Number=Sing|Person=3|PronType=Prs@5@nsub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4@it@it@PRON@PRP@Case=Nom|Gender=Neut|Number=Sing|Person=3|PronType=Prs@5@nsubj@_</text:p>
          </table:table-cell>
          <table:table-cell office:value-type="string" calcext:value-type="string">
            <text:p>5@transform@transform@VERB@VB@VerbForm=Inf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transform@transform@VERB@VB@VerbForm=Inf@0@root@_</text:p>
          </table:table-cell>
          <table:table-cell office:value-type="string" calcext:value-type="string">
            <text:p>6@the@the@DET@DT@Definite=Def|PronType=Art@7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the@the@DET@DT@Definite=Def|PronType=Art@7@det@_</text:p>
          </table:table-cell>
          <table:table-cell office:value-type="string" calcext:value-type="string">
            <text:p>7@lives@life@NOUN@NNS@Number=Plur@5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lives@life@NOUN@NNS@Number=Plur@5@obj@_</text:p>
          </table:table-cell>
          <table:table-cell office:value-type="string" calcext:value-type="string">
            <text:p>8@of@of@ADP@IN@_@9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of@of@ADP@IN@_@9@case@_</text:p>
          </table:table-cell>
          <table:table-cell office:value-type="string" calcext:value-type="string">
            <text:p>9@friends@friend@NOUN@NNS@Number=Plur@7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friends@friend@NOUN@NNS@Number=Plur@7@nmod@_</text:p>
          </table:table-cell>
          <table:table-cell office:value-type="string" calcext:value-type="string">
            <text:p>10@and@and@CCONJ@CC@_@11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and@and@CCONJ@CC@_@11@cc@_</text:p>
          </table:table-cell>
          <table:table-cell office:value-type="string" calcext:value-type="string">
            <text:p>11@family@family@NOUN@NN@Number=Sing@9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family@family@NOUN@NN@Number=Sing@9@conj@_</text:p>
          </table:table-cell>
          <table:table-cell office:value-type="string" calcext:value-type="string">
            <text:p>12@,@,@PUNCT@,@_@1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,@,@PUNCT@,@_@16@punct@_</text:p>
          </table:table-cell>
          <table:table-cell office:value-type="string" calcext:value-type="string">
            <text:p>13@but@but@CCONJ@CC@_@16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but@but@CCONJ@CC@_@16@cc@_</text:p>
          </table:table-cell>
          <table:table-cell office:value-type="string" calcext:value-type="string">
            <text:p>14@each@each@DET@DT@_@1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each@each@DET@DT@_@15@det@_</text:p>
          </table:table-cell>
          <table:table-cell office:value-type="string" calcext:value-type="string">
            <text:p>15@win@win@NOUN@NN@Number=Sing@16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win@win@NOUN@NN@Number=Sing@16@nsubj@_</text:p>
          </table:table-cell>
          <table:table-cell office:value-type="string" calcext:value-type="string">
            <text:p>16@has@have@VERB@VBZ@Mood=Ind|Number=Sing|Person=3|Tense=Pres|VerbForm=Fin@5@con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6@has@have@VERB@VBZ@Mood=Ind|Number=Sing|Person=3|Tense=Pres|VerbForm=Fin@5@conj@_</text:p>
          </table:table-cell>
          <table:table-cell office:value-type="string" calcext:value-type="string">
            <text:p>17@a@a@DET@DT@Definite=Ind|PronType=Art@19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a@a@DET@DT@Definite=Ind|PronType=Art@19@det@_</text:p>
          </table:table-cell>
          <table:table-cell office:value-type="string" calcext:value-type="string">
            <text:p>18@measurable@measurable@ADJ@JJ@Degree=Pos@19@a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measurable@measurable@ADJ@JJ@Degree=Pos@19@amod@_</text:p>
          </table:table-cell>
          <table:table-cell office:value-type="string" calcext:value-type="string">
            <text:p>19@effect@effect@NOUN@NN@Number=Sing@16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@effect@effect@NOUN@NN@Number=Sing@16@obj@_</text:p>
          </table:table-cell>
          <table:table-cell office:value-type="string" calcext:value-type="string">
            <text:p>20@on@on@ADP@IN@_@23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@on@on@ADP@IN@_@23@case@_</text:p>
          </table:table-cell>
          <table:table-cell office:value-type="string" calcext:value-type="string">
            <text:p>21@the@the@DET@DT@Definite=Def|PronType=Art@23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@the@the@DET@DT@Definite=Def|PronType=Art@23@det@_</text:p>
          </table:table-cell>
          <table:table-cell office:value-type="string" calcext:value-type="string">
            <text:p>22@UK@UK@PROPN@NNP@Number=Sing@23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@UK@UK@PROPN@NNP@Number=Sing@23@compound@_</text:p>
          </table:table-cell>
          <table:table-cell office:value-type="string" calcext:value-type="string">
            <text:p>23@economy@economy@NOUN@NN@Number=Sing@19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@economy@economy@NOUN@NN@Number=Sing@19@nmod@_</text:p>
          </table:table-cell>
          <table:table-cell office:value-type="string" calcext:value-type="string">
            <text:p>24@,@,@PUNCT@,@_@1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@,@,@PUNCT@,@_@16@punct@_</text:p>
          </table:table-cell>
          <table:table-cell office:value-type="string" calcext:value-type="string">
            <text:p>25@especially@especially@ADV@RB@_@32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@especially@especially@ADV@RB@_@28@advmod@_</text:p>
          </table:table-cell>
          <table:table-cell office:value-type="string" calcext:value-type="string">
            <text:p>26@with@with@ADP@IN@_@28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@with@with@ADP@IN@_@28@case@_</text:p>
          </table:table-cell>
          <table:table-cell office:value-type="string" calcext:value-type="string">
            <text:p>27@so@so@ADV@RB@_@28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@so@so@ADV@RB@_@28@advmod@_</text:p>
          </table:table-cell>
          <table:table-cell office:value-type="string" calcext:value-type="string">
            <text:p>28@much@much@ADJ@JJ@Degree=Pos@32@nsubj: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@much@much@ADJ@JJ@Degree=Pos@32@nsubj:pass@_</text:p>
          </table:table-cell>
          <table:table-cell office:value-type="string" calcext:value-type="string">
            <text:p>29@of@of@ADP@IN@_@30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@of@of@SCONJ@IN@_@30@case@_</text:p>
          </table:table-cell>
          <table:table-cell office:value-type="string" calcext:value-type="string">
            <text:p>30@it@it@PRON@PRP@Case=Acc|Gender=Neut|Number=Sing|Person=3|PronType=Prs@28@nm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0@it@it@PRON@PRP@Case=Acc|Gender=Neut|Number=Sing|Person=3|PronType=Prs@28@nmod@_</text:p>
          </table:table-cell>
          <table:table-cell office:value-type="string" calcext:value-type="string">
            <text:p>31@being@be@AUX@VBG@VerbForm=Ger@32@aux: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@being@be@AUX@VBG@VerbForm=Ger@32@aux:pass@_</text:p>
          </table:table-cell>
          <table:table-cell office:value-type="string" calcext:value-type="string">
            <text:p>32@spent@spend@VERB@VBN@Tense=Past|VerbForm=Part|Voice=Pass@16@advc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@spent@spend@VERB@VBN@Tense=Past|VerbForm=Part|Voice=Pass@16@advcl@_</text:p>
          </table:table-cell>
          <table:table-cell office:value-type="string" calcext:value-type="string">
            <text:p>33@in@in@ADP@IN@_@3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@in@in@ADP@IN@_@35@case@_</text:p>
          </table:table-cell>
          <table:table-cell office:value-type="string" calcext:value-type="string">
            <text:p>34@the@the@DET@DT@Definite=Def|PronType=Art@3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@the@the@DET@DT@Definite=Def|PronType=Art@35@det@_</text:p>
          </table:table-cell>
          <table:table-cell office:value-type="string" calcext:value-type="string">
            <text:p>35@UK@UK@PROPN@NNP@Number=Sing@32@ob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@UK@UK@PROPN@NNP@Number=Sing@32@obl@_</text:p>
          </table:table-cell>
          <table:table-cell office:value-type="string" calcext:value-type="string">
            <text:p>36@.@.@PUNCT@.@_@5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@.@.@PUNCT@.@_@5@punct@_</text:p>
          </table:table-cell>
          <table:table-cell office:value-type="string" calcext:value-type="string">
            <text:p>1@The@the@DET@DT@Definite=Def|PronType=Art@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@The@the@DET@DT@Definite=Def|PronType=Art@2@det@_</text:p>
          </table:table-cell>
          <table:table-cell office:value-type="string" calcext:value-type="string">
            <text:p>2@use@use@NOUN@NN@Number=Sing@6@nsu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@use@use@NOUN@NN@Number=Sing@6@nsubj@_</text:p>
          </table:table-cell>
          <table:table-cell office:value-type="string" calcext:value-type="string">
            <text:p>3@of@of@ADP@IN@_@5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@of@of@ADP@IN@_@5@case@_</text:p>
          </table:table-cell>
          <table:table-cell office:value-type="string" calcext:value-type="string">
            <text:p>4@each@each@DET@DT@_@5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@each@each@DET@DT@_@5@det@_</text:p>
          </table:table-cell>
          <table:table-cell office:value-type="string" calcext:value-type="string">
            <text:p>5@win@win@NOUN@NN@Number=Sing@2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@win@win@NOUN@NN@Number=Sing@2@nmod@_</text:p>
          </table:table-cell>
          <table:table-cell office:value-type="string" calcext:value-type="string">
            <text:p>6@creates@create@VERB@VBZ@Mood=Ind|Number=Sing|Person=3|Tense=Pres|VerbForm=Fin@0@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@creates@create@VERB@VBZ@Mood=Ind|Number=Sing|Person=3|Tense=Pres|VerbForm=Fin@0@root@_</text:p>
          </table:table-cell>
          <table:table-cell office:value-type="string" calcext:value-type="string">
            <text:p>7@a@a@DET@DT@Definite=Ind|PronType=Art@9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@a@a@DET@DT@Definite=Ind|PronType=Art@9@det@_</text:p>
          </table:table-cell>
          <table:table-cell office:value-type="string" calcext:value-type="string">
            <text:p>8@ripple@ripple@NOUN@NN@Number=Sing@9@comp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@ripple@ripple@NOUN@NN@Number=Sing@9@compound@_</text:p>
          </table:table-cell>
          <table:table-cell office:value-type="string" calcext:value-type="string">
            <text:p>9@effect@effect@NOUN@NN@Number=Sing@6@o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@effect@effect@NOUN@NN@Number=Sing@6@obj@_</text:p>
          </table:table-cell>
          <table:table-cell office:value-type="string" calcext:value-type="string">
            <text:p>10@across@across@ADP@IN@_@12@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@across@across@ADP@IN@_@12@case@_</text:p>
          </table:table-cell>
          <table:table-cell office:value-type="string" calcext:value-type="string">
            <text:p>11@this@this@DET@DT@Number=Sing|PronType=Dem@12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@this@this@DET@DT@Number=Sing|PronType=Dem@12@det@_</text:p>
          </table:table-cell>
          <table:table-cell office:value-type="string" calcext:value-type="string">
            <text:p>12@generation@generation@NOUN@NN@Number=Sing@9@n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@generation@generation@NOUN@NN@Number=Sing@9@nmod@_</text:p>
          </table:table-cell>
          <table:table-cell office:value-type="string" calcext:value-type="string">
            <text:p>13@and@and@CCONJ@CC@_@17@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@and@and@CCONJ@CC@_@17@cc@_</text:p>
          </table:table-cell>
          <table:table-cell office:value-type="string" calcext:value-type="string">
            <text:p>14@very@very@ADV@RB@_@15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@very@very@ADV@RB@_@15@advmod@_</text:p>
          </table:table-cell>
          <table:table-cell office:value-type="string" calcext:value-type="string">
            <text:p>15@often@often@ADV@RB@_@17@advm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@often@often@ADV@RB@_@17@advmod@_</text:p>
          </table:table-cell>
          <table:table-cell office:value-type="string" calcext:value-type="string">
            <text:p>16@the@the@DET@DT@Definite=Def|PronType=Art@17@d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@the@the@DET@DT@Definite=Def|PronType=Art@17@det@_</text:p>
          </table:table-cell>
          <table:table-cell office:value-type="string" calcext:value-type="string">
            <text:p>17@next@next@ADJ@JJ@Degree=Pos@6@con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@next@next@ADJ@JJ@Degree=Pos@9@conj@_</text:p>
          </table:table-cell>
          <table:table-cell office:value-type="string" calcext:value-type="string">
            <text:p>18@.@.@PUNCT@.@_@6@pun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@.@.@PUNCT@.@_@6@punct@_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2" table:formula="of:=COUNTIFS([.A2:.A730];&quot;*VerbForm=Ger*&quot;)" office:value-type="float" office:value="13" calcext:value-type="float">
            <text:p>13</text:p>
          </table:table-cell>
          <table:table-cell table:style-name="ce22" table:formula="of:=COUNTIFS([.B2:.B730];&quot;*VerbForm=Ger*&quot;)" office:value-type="float" office:value="15" calcext:value-type="float">
            <text:p>15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1" table:target-range-address="'nlpcube+standford_output'.A2:'nlpcube+standford_output'.B73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6:52:18.3041843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9T17:00:59.240644039</dc:date>
    <meta:editing-duration>P1DT4H20M14S</meta:editing-duration>
    <meta:editing-cycles>16</meta:editing-cycles>
    <meta:document-statistic meta:table-count="2" meta:cell-count="2073" meta:object-count="0"/>
  </office:meta>
</office:document-meta>
</file>